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T3" style:parent-style-name="Referenciaintensa" style:family="text">
      <style:text-properties fo:font-variant="normal" fo:text-shadow="0.0291in 0.0291in 0.0138in #5B9BD5" fo:color="#5B9BD5" fo:letter-spacing="normal" fo:font-size="40pt" style:font-size-asian="40pt" style:font-size-complex="40pt"/>
    </style:style>
    <style:style style:name="P4" style:parent-style-name="Normal" style:family="paragraph">
      <style:paragraph-properties fo:text-align="center"/>
    </style:style>
    <style:style style:name="T5" style:parent-style-name="Referenciaintensa" style:family="text">
      <style:text-properties fo:font-variant="normal" fo:text-shadow="0.0291in 0.0291in 0.0138in #5B9BD5" fo:color="#5B9BD5" fo:letter-spacing="normal" fo:font-size="40pt" style:font-size-asian="40pt" style:font-size-complex="40pt"/>
    </style:style>
    <style:style style:name="P6" style:parent-style-name="Normal" style:family="paragraph">
      <style:paragraph-properties>
        <style:tab-stops>
          <style:tab-stop style:type="left" style:position="1.6875in"/>
        </style:tab-stops>
      </style:paragraph-properties>
    </style:style>
    <style:style style:name="P7" style:parent-style-name="Normal" style:family="paragraph">
      <style:paragraph-properties>
        <style:tab-stops>
          <style:tab-stop style:type="left" style:position="1.6875in"/>
        </style:tab-stops>
      </style:paragraph-properties>
    </style:style>
    <style:style style:name="T8" style:parent-style-name="Fuentedepárrafopredeter." style:family="text">
      <style:text-properties fo:font-weight="bold" style:font-weight-asian="bold" style:font-weight-complex="bold" fo:font-size="14pt" style:font-size-asian="14pt" style:font-size-complex="14pt"/>
    </style:style>
    <style:style style:name="T9" style:parent-style-name="Fuentedepárrafopredeter." style:family="text">
      <style:text-properties fo:font-size="14pt" style:font-size-asian="14pt" style:font-size-complex="14pt"/>
    </style:style>
    <style:style style:name="P10" style:parent-style-name="Normal" style:family="paragraph">
      <style:paragraph-properties>
        <style:tab-stops>
          <style:tab-stop style:type="left" style:position="1.6875in"/>
        </style:tab-stops>
      </style:paragraph-properties>
    </style:style>
    <style:style style:name="T11" style:parent-style-name="Fuentedepárrafopredeter." style:family="text">
      <style:text-properties fo:font-weight="bold" style:font-weight-asian="bold" style:font-weight-complex="bold" fo:font-size="14pt" style:font-size-asian="14pt" style:font-size-complex="14pt"/>
    </style:style>
    <style:style style:name="T12" style:parent-style-name="Fuentedepárrafopredeter." style:family="text">
      <style:text-properties fo:font-size="14pt" style:font-size-asian="14pt" style:font-size-complex="14pt"/>
    </style:style>
    <style:style style:name="T13" style:parent-style-name="Fuentedepárrafopredeter." style:family="text">
      <style:text-properties fo:font-size="14pt" style:font-size-asian="14pt" style:font-size-complex="14pt"/>
    </style:style>
    <style:style style:name="P14"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15"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16" style:parent-style-name="Normal" style:family="paragraph">
      <style:paragraph-properties>
        <style:tab-stops>
          <style:tab-stop style:type="left" style:position="1.6875in"/>
        </style:tab-stops>
      </style:paragraph-properties>
      <style:text-properties fo:font-weight="bold" style:font-weight-asian="bold" style:font-weight-complex="bold" fo:font-size="24pt" style:font-size-asian="24pt" style:font-size-complex="24pt"/>
    </style:style>
    <style:style style:name="P17" style:parent-style-name="Párrafodelista" style:list-style-name="LFO1" style:family="paragraph">
      <style:paragraph-properties>
        <style:tab-stops>
          <style:tab-stop style:type="left" style:position="1.1875in"/>
        </style:tab-stops>
      </style:paragraph-properties>
      <style:text-properties fo:font-size="12pt" style:font-size-asian="12pt" style:font-size-complex="12pt"/>
    </style:style>
    <style:style style:name="P18" style:parent-style-name="Párrafodelista" style:list-style-name="LFO1" style:family="paragraph">
      <style:paragraph-properties>
        <style:tab-stops>
          <style:tab-stop style:type="left" style:position="1.1875in"/>
        </style:tab-stops>
      </style:paragraph-properties>
      <style:text-properties fo:font-size="12pt" style:font-size-asian="12pt" style:font-size-complex="12pt"/>
    </style:style>
    <style:style style:name="P19" style:parent-style-name="Párrafodelista" style:list-style-name="LFO1" style:family="paragraph">
      <style:paragraph-properties>
        <style:tab-stops>
          <style:tab-stop style:type="left" style:position="1.1875in"/>
        </style:tab-stops>
      </style:paragraph-properties>
      <style:text-properties fo:font-size="12pt" style:font-size-asian="12pt" style:font-size-complex="12pt"/>
    </style:style>
    <style:style style:name="P20"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21"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22"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23"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24"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25"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26"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27"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28"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29"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30"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31"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32"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33"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34"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35"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36"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37"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38"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39"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40"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41"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42"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43"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44" style:parent-style-name="Normal" style:family="paragraph">
      <style:paragraph-properties>
        <style:tab-stops>
          <style:tab-stop style:type="left" style:position="1.6875in"/>
        </style:tab-stops>
      </style:paragraph-properties>
      <style:text-properties fo:font-size="12pt" style:font-size-asian="12pt" style:font-size-complex="12pt"/>
    </style:style>
    <style:style style:name="P45" style:parent-style-name="Normal" style:family="paragraph">
      <style:paragraph-properties>
        <style:tab-stops>
          <style:tab-stop style:type="left" style:position="1.6875in"/>
        </style:tab-stops>
      </style:paragraph-properties>
      <style:text-properties fo:font-weight="bold" style:font-weight-asian="bold" style:font-weight-complex="bold" fo:font-size="24pt" style:font-size-asian="24pt" style:font-size-complex="24pt"/>
    </style:style>
    <style:style style:name="P46"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47"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TableColumn49" style:family="table-column">
      <style:table-column-properties style:column-width="2.9493in"/>
    </style:style>
    <style:style style:name="TableColumn50" style:family="table-column">
      <style:table-column-properties style:column-width="2.9493in"/>
    </style:style>
    <style:style style:name="Table48" style:family="table">
      <style:table-properties style:width="5.8986in" fo:margin-left="0in" table:align="left"/>
    </style:style>
    <style:style style:name="TableRow51" style:family="table-row">
      <style:table-row-properties/>
    </style:style>
    <style:style style:name="TableCell52" style:family="table-cell">
      <style:table-cell-properties fo:border="0.0069in solid #BFBFBF" style:writing-mode="lr-tb" fo:padding-top="0in" fo:padding-left="0.075in" fo:padding-bottom="0in" fo:padding-right="0.075in"/>
    </style:style>
    <style:style style:name="P53" style:parent-style-name="Normal" style:family="paragraph">
      <style:paragraph-properties fo:margin-bottom="0in" fo:line-height="100%">
        <style:tab-stops>
          <style:tab-stop style:type="left" style:position="1.6875in"/>
        </style:tab-stops>
      </style:paragraph-properties>
      <style:text-properties fo:font-weight="bold" style:font-weight-asian="bold" style:font-weight-complex="bold" fo:font-size="14pt" style:font-size-asian="14pt" style:font-size-complex="14pt"/>
    </style:style>
    <style:style style:name="TableCell54" style:family="table-cell">
      <style:table-cell-properties fo:border="0.0069in solid #BFBFBF" style:writing-mode="lr-tb" fo:padding-top="0in" fo:padding-left="0.075in" fo:padding-bottom="0in" fo:padding-right="0.075in"/>
    </style:style>
    <style:style style:name="P55" style:parent-style-name="Normal" style:family="paragraph">
      <style:paragraph-properties fo:margin-bottom="0in" fo:line-height="100%">
        <style:tab-stops>
          <style:tab-stop style:type="left" style:position="1.6875in"/>
        </style:tab-stops>
      </style:paragraph-properties>
      <style:text-properties fo:font-weight="bold" style:font-weight-asian="bold" style:font-weight-complex="bold" fo:font-size="14pt" style:font-size-asian="14pt" style:font-size-complex="14pt"/>
    </style:style>
    <style:style style:name="TableRow56" style:family="table-row">
      <style:table-row-properties/>
    </style:style>
    <style:style style:name="TableCell57" style:family="table-cell">
      <style:table-cell-properties fo:border="0.0069in solid #BFBFBF" fo:background-color="#F2F2F2" style:writing-mode="lr-tb" fo:padding-top="0in" fo:padding-left="0.075in" fo:padding-bottom="0in" fo:padding-right="0.075in"/>
    </style:style>
    <style:style style:name="P58" style:parent-style-name="Normal" style:family="paragraph">
      <style:paragraph-properties fo:margin-bottom="0in" fo:line-height="100%">
        <style:tab-stops>
          <style:tab-stop style:type="left" style:position="1.6875in"/>
        </style:tab-stops>
      </style:paragraph-properties>
      <style:text-properties fo:font-weight="bold" style:font-weight-asian="bold" style:font-weight-complex="bold" fo:font-size="14pt" style:font-size-asian="14pt" style:font-size-complex="14pt"/>
    </style:style>
    <style:style style:name="TableCell59" style:family="table-cell">
      <style:table-cell-properties fo:border="0.0069in solid #BFBFBF" fo:background-color="#F2F2F2" style:writing-mode="lr-tb" fo:padding-top="0in" fo:padding-left="0.075in" fo:padding-bottom="0in" fo:padding-right="0.075in"/>
    </style:style>
    <style:style style:name="P60" style:parent-style-name="Normal" style:family="paragraph">
      <style:paragraph-properties fo:margin-bottom="0in" fo:line-height="100%">
        <style:tab-stops>
          <style:tab-stop style:type="left" style:position="1.6875in"/>
        </style:tab-stops>
      </style:paragraph-properties>
      <style:text-properties fo:font-size="14pt" style:font-size-asian="14pt" style:font-size-complex="14pt"/>
    </style:style>
    <style:style style:name="TableRow61" style:family="table-row">
      <style:table-row-properties/>
    </style:style>
    <style:style style:name="TableCell62" style:family="table-cell">
      <style:table-cell-properties fo:border="0.0069in solid #BFBFBF" style:writing-mode="lr-tb" fo:padding-top="0in" fo:padding-left="0.075in" fo:padding-bottom="0in" fo:padding-right="0.075in"/>
    </style:style>
    <style:style style:name="P63" style:parent-style-name="Normal" style:family="paragraph">
      <style:paragraph-properties fo:margin-bottom="0in" fo:line-height="100%">
        <style:tab-stops>
          <style:tab-stop style:type="left" style:position="1.6875in"/>
        </style:tab-stops>
      </style:paragraph-properties>
    </style:style>
    <style:style style:name="T64" style:parent-style-name="Fuentedepárrafopredeter." style:family="text">
      <style:text-properties fo:font-weight="bold" style:font-weight-asian="bold" style:font-weight-complex="bold" fo:font-size="14pt" style:font-size-asian="14pt" style:font-size-complex="14pt"/>
    </style:style>
    <style:style style:name="T65" style:parent-style-name="Fuentedepárrafopredeter." style:family="text">
      <style:text-properties style:font-name="Cambria Math" style:font-name-complex="Cambria Math" fo:font-weight="bold" style:font-weight-asian="bold" style:font-weight-complex="bold" fo:font-size="14pt" style:font-size-asian="14pt" style:font-size-complex="14pt"/>
    </style:style>
    <style:style style:name="T66" style:parent-style-name="Fuentedepárrafopredeter." style:family="text">
      <style:text-properties fo:font-weight="bold" style:font-weight-asian="bold" style:font-weight-complex="bold" fo:font-size="14pt" style:font-size-asian="14pt" style:font-size-complex="14pt"/>
    </style:style>
    <style:style style:name="T67" style:parent-style-name="Fuentedepárrafopredeter." style:family="text">
      <style:text-properties style:font-name="Cambria Math" style:font-name-complex="Cambria Math" fo:font-weight="bold" style:font-weight-asian="bold" style:font-weight-complex="bold" fo:font-size="14pt" style:font-size-asian="14pt" style:font-size-complex="14pt"/>
    </style:style>
    <style:style style:name="T68" style:parent-style-name="Fuentedepárrafopredeter." style:family="text">
      <style:text-properties fo:font-weight="bold" style:font-weight-asian="bold" style:font-weight-complex="bold" fo:font-size="14pt" style:font-size-asian="14pt" style:font-size-complex="14pt"/>
    </style:style>
    <style:style style:name="TableCell69" style:family="table-cell">
      <style:table-cell-properties fo:border="0.0069in solid #BFBFBF" style:writing-mode="lr-tb" fo:padding-top="0in" fo:padding-left="0.075in" fo:padding-bottom="0in" fo:padding-right="0.075in"/>
    </style:style>
    <style:style style:name="P70" style:parent-style-name="Normal" style:family="paragraph">
      <style:paragraph-properties fo:margin-bottom="0in" fo:line-height="100%">
        <style:tab-stops>
          <style:tab-stop style:type="left" style:position="1.6875in"/>
        </style:tab-stops>
      </style:paragraph-properties>
      <style:text-properties fo:font-size="14pt" style:font-size-asian="14pt" style:font-size-complex="14pt"/>
    </style:style>
    <style:style style:name="TableRow71" style:family="table-row">
      <style:table-row-properties/>
    </style:style>
    <style:style style:name="TableCell72" style:family="table-cell">
      <style:table-cell-properties fo:border="0.0069in solid #BFBFBF" fo:background-color="#F2F2F2" style:writing-mode="lr-tb" fo:padding-top="0in" fo:padding-left="0.075in" fo:padding-bottom="0in" fo:padding-right="0.075in"/>
    </style:style>
    <style:style style:name="P73" style:parent-style-name="Normal" style:family="paragraph">
      <style:paragraph-properties fo:margin-bottom="0in" fo:line-height="100%">
        <style:tab-stops>
          <style:tab-stop style:type="left" style:position="1.6875in"/>
        </style:tab-stops>
      </style:paragraph-properties>
    </style:style>
    <style:style style:name="T74" style:parent-style-name="Fuentedepárrafopredeter." style:family="text">
      <style:text-properties fo:font-weight="bold" style:font-weight-asian="bold" style:font-weight-complex="bold" fo:font-size="14pt" style:font-size-asian="14pt" style:font-size-complex="14pt"/>
    </style:style>
    <style:style style:name="T75" style:parent-style-name="Fuentedepárrafopredeter." style:family="text">
      <style:text-properties style:font-name="Cambria Math" style:font-name-complex="Cambria Math" fo:font-weight="bold" style:font-weight-asian="bold" style:font-weight-complex="bold" fo:font-size="14pt" style:font-size-asian="14pt" style:font-size-complex="14pt"/>
    </style:style>
    <style:style style:name="T76" style:parent-style-name="Fuentedepárrafopredeter." style:family="text">
      <style:text-properties fo:font-weight="bold" style:font-weight-asian="bold" style:font-weight-complex="bold" fo:font-size="14pt" style:font-size-asian="14pt" style:font-size-complex="14pt"/>
    </style:style>
    <style:style style:name="TableCell77" style:family="table-cell">
      <style:table-cell-properties fo:border="0.0069in solid #BFBFBF" fo:background-color="#F2F2F2" style:writing-mode="lr-tb" fo:padding-top="0in" fo:padding-left="0.075in" fo:padding-bottom="0in" fo:padding-right="0.075in"/>
    </style:style>
    <style:style style:name="P78" style:parent-style-name="Normal" style:family="paragraph">
      <style:paragraph-properties fo:margin-bottom="0in" fo:line-height="100%">
        <style:tab-stops>
          <style:tab-stop style:type="left" style:position="1.6875in"/>
        </style:tab-stops>
      </style:paragraph-properties>
      <style:text-properties fo:font-size="14pt" style:font-size-asian="14pt" style:font-size-complex="14pt"/>
    </style:style>
    <style:style style:name="TableRow79" style:family="table-row">
      <style:table-row-properties/>
    </style:style>
    <style:style style:name="TableCell80" style:family="table-cell">
      <style:table-cell-properties fo:border="0.0069in solid #BFBFBF" style:writing-mode="lr-tb" fo:padding-top="0in" fo:padding-left="0.075in" fo:padding-bottom="0in" fo:padding-right="0.075in"/>
    </style:style>
    <style:style style:name="P81" style:parent-style-name="Normal" style:family="paragraph">
      <style:paragraph-properties fo:margin-bottom="0in" fo:line-height="100%">
        <style:tab-stops>
          <style:tab-stop style:type="left" style:position="1.6875in"/>
        </style:tab-stops>
      </style:paragraph-properties>
    </style:style>
    <style:style style:name="T82" style:parent-style-name="Fuentedepárrafopredeter." style:family="text">
      <style:text-properties fo:font-weight="bold" style:font-weight-asian="bold" style:font-weight-complex="bold" fo:font-size="14pt" style:font-size-asian="14pt" style:font-size-complex="14pt"/>
    </style:style>
    <style:style style:name="T83" style:parent-style-name="Fuentedepárrafopredeter." style:family="text">
      <style:text-properties style:font-name="Cambria Math" style:font-name-complex="Cambria Math" fo:font-weight="bold" style:font-weight-asian="bold" style:font-weight-complex="bold" fo:font-size="14pt" style:font-size-asian="14pt" style:font-size-complex="14pt"/>
    </style:style>
    <style:style style:name="T84" style:parent-style-name="Fuentedepárrafopredeter." style:family="text">
      <style:text-properties fo:font-weight="bold" style:font-weight-asian="bold" style:font-weight-complex="bold" fo:font-size="14pt" style:font-size-asian="14pt" style:font-size-complex="14pt"/>
    </style:style>
    <style:style style:name="T85" style:parent-style-name="Fuentedepárrafopredeter." style:family="text">
      <style:text-properties style:font-name="Cambria Math" style:font-name-complex="Cambria Math" fo:font-weight="bold" style:font-weight-asian="bold" style:font-weight-complex="bold" fo:font-size="14pt" style:font-size-asian="14pt" style:font-size-complex="14pt"/>
    </style:style>
    <style:style style:name="T86" style:parent-style-name="Fuentedepárrafopredeter." style:family="text">
      <style:text-properties fo:font-weight="bold" style:font-weight-asian="bold" style:font-weight-complex="bold" fo:font-size="14pt" style:font-size-asian="14pt" style:font-size-complex="14pt"/>
    </style:style>
    <style:style style:name="TableCell87" style:family="table-cell">
      <style:table-cell-properties fo:border="0.0069in solid #BFBFBF" style:writing-mode="lr-tb" fo:padding-top="0in" fo:padding-left="0.075in" fo:padding-bottom="0in" fo:padding-right="0.075in"/>
    </style:style>
    <style:style style:name="P88" style:parent-style-name="Normal" style:family="paragraph">
      <style:paragraph-properties fo:margin-bottom="0in" fo:line-height="100%">
        <style:tab-stops>
          <style:tab-stop style:type="left" style:position="1.6875in"/>
        </style:tab-stops>
      </style:paragraph-properties>
      <style:text-properties fo:font-size="14pt" style:font-size-asian="14pt" style:font-size-complex="14pt"/>
    </style:style>
    <style:style style:name="TableRow89" style:family="table-row">
      <style:table-row-properties/>
    </style:style>
    <style:style style:name="TableCell90" style:family="table-cell">
      <style:table-cell-properties fo:border="0.0069in solid #BFBFBF" fo:background-color="#F2F2F2" style:writing-mode="lr-tb" fo:padding-top="0in" fo:padding-left="0.075in" fo:padding-bottom="0in" fo:padding-right="0.075in"/>
    </style:style>
    <style:style style:name="P91" style:parent-style-name="Normal" style:family="paragraph">
      <style:paragraph-properties fo:margin-bottom="0in" fo:line-height="100%">
        <style:tab-stops>
          <style:tab-stop style:type="left" style:position="1.6875in"/>
        </style:tab-stops>
      </style:paragraph-properties>
    </style:style>
    <style:style style:name="T92" style:parent-style-name="Fuentedepárrafopredeter." style:family="text">
      <style:text-properties fo:font-weight="bold" style:font-weight-asian="bold" style:font-weight-complex="bold" fo:font-size="14pt" style:font-size-asian="14pt" style:font-size-complex="14pt"/>
    </style:style>
    <style:style style:name="T93" style:parent-style-name="Fuentedepárrafopredeter." style:family="text">
      <style:text-properties style:font-name="Cambria Math" style:font-name-complex="Cambria Math" fo:font-weight="bold" style:font-weight-asian="bold" style:font-weight-complex="bold" fo:font-size="14pt" style:font-size-asian="14pt" style:font-size-complex="14pt"/>
    </style:style>
    <style:style style:name="T94" style:parent-style-name="Fuentedepárrafopredeter." style:family="text">
      <style:text-properties fo:font-weight="bold" style:font-weight-asian="bold" style:font-weight-complex="bold" fo:font-size="14pt" style:font-size-asian="14pt" style:font-size-complex="14pt"/>
    </style:style>
    <style:style style:name="TableCell95" style:family="table-cell">
      <style:table-cell-properties fo:border="0.0069in solid #BFBFBF" fo:background-color="#F2F2F2" style:writing-mode="lr-tb" fo:padding-top="0in" fo:padding-left="0.075in" fo:padding-bottom="0in" fo:padding-right="0.075in"/>
    </style:style>
    <style:style style:name="P96" style:parent-style-name="Normal" style:family="paragraph">
      <style:paragraph-properties fo:margin-bottom="0in" fo:line-height="100%">
        <style:tab-stops>
          <style:tab-stop style:type="left" style:position="1.6875in"/>
        </style:tab-stops>
      </style:paragraph-properties>
      <style:text-properties fo:font-size="14pt" style:font-size-asian="14pt" style:font-size-complex="14pt"/>
    </style:style>
    <style:style style:name="TableRow97" style:family="table-row">
      <style:table-row-properties/>
    </style:style>
    <style:style style:name="TableCell98" style:family="table-cell">
      <style:table-cell-properties fo:border="0.0069in solid #BFBFBF" style:writing-mode="lr-tb" fo:padding-top="0in" fo:padding-left="0.075in" fo:padding-bottom="0in" fo:padding-right="0.075in"/>
    </style:style>
    <style:style style:name="P99" style:parent-style-name="Normal" style:family="paragraph">
      <style:paragraph-properties fo:margin-bottom="0in" fo:line-height="100%">
        <style:tab-stops>
          <style:tab-stop style:type="left" style:position="1.6875in"/>
        </style:tab-stops>
      </style:paragraph-properties>
    </style:style>
    <style:style style:name="T100" style:parent-style-name="Fuentedepárrafopredeter." style:family="text">
      <style:text-properties fo:font-weight="bold" style:font-weight-asian="bold" style:font-weight-complex="bold" fo:font-size="14pt" style:font-size-asian="14pt" style:font-size-complex="14pt"/>
    </style:style>
    <style:style style:name="T101" style:parent-style-name="Fuentedepárrafopredeter." style:family="text">
      <style:text-properties style:font-name="Cambria Math" style:font-name-complex="Cambria Math" fo:font-weight="bold" style:font-weight-asian="bold" style:font-weight-complex="bold" fo:font-size="14pt" style:font-size-asian="14pt" style:font-size-complex="14pt"/>
    </style:style>
    <style:style style:name="T102" style:parent-style-name="Fuentedepárrafopredeter." style:family="text">
      <style:text-properties fo:font-weight="bold" style:font-weight-asian="bold" style:font-weight-complex="bold" fo:font-size="14pt" style:font-size-asian="14pt" style:font-size-complex="14pt"/>
    </style:style>
    <style:style style:name="TableCell103" style:family="table-cell">
      <style:table-cell-properties fo:border="0.0069in solid #BFBFBF" style:writing-mode="lr-tb" fo:padding-top="0in" fo:padding-left="0.075in" fo:padding-bottom="0in" fo:padding-right="0.075in"/>
    </style:style>
    <style:style style:name="P104" style:parent-style-name="Normal" style:family="paragraph">
      <style:paragraph-properties fo:margin-bottom="0in" fo:line-height="100%">
        <style:tab-stops>
          <style:tab-stop style:type="left" style:position="1.6875in"/>
        </style:tab-stops>
      </style:paragraph-properties>
      <style:text-properties fo:font-size="14pt" style:font-size-asian="14pt" style:font-size-complex="14pt"/>
    </style:style>
    <style:style style:name="TableRow105" style:family="table-row">
      <style:table-row-properties/>
    </style:style>
    <style:style style:name="TableCell106" style:family="table-cell">
      <style:table-cell-properties fo:border="0.0069in solid #BFBFBF" fo:background-color="#F2F2F2" style:writing-mode="lr-tb" fo:padding-top="0in" fo:padding-left="0.075in" fo:padding-bottom="0in" fo:padding-right="0.075in"/>
    </style:style>
    <style:style style:name="P107" style:parent-style-name="Normal" style:family="paragraph">
      <style:paragraph-properties fo:margin-bottom="0in" fo:line-height="100%">
        <style:tab-stops>
          <style:tab-stop style:type="left" style:position="1.6875in"/>
        </style:tab-stops>
      </style:paragraph-properties>
    </style:style>
    <style:style style:name="T108" style:parent-style-name="Fuentedepárrafopredeter." style:family="text">
      <style:text-properties fo:font-weight="bold" style:font-weight-asian="bold" style:font-weight-complex="bold" fo:font-size="14pt" style:font-size-asian="14pt" style:font-size-complex="14pt"/>
    </style:style>
    <style:style style:name="T109" style:parent-style-name="Fuentedepárrafopredeter." style:family="text">
      <style:text-properties style:font-name="Cambria Math" style:font-name-complex="Cambria Math" fo:font-weight="bold" style:font-weight-asian="bold" style:font-weight-complex="bold" fo:font-size="14pt" style:font-size-asian="14pt" style:font-size-complex="14pt"/>
    </style:style>
    <style:style style:name="T110" style:parent-style-name="Fuentedepárrafopredeter." style:family="text">
      <style:text-properties fo:font-weight="bold" style:font-weight-asian="bold" style:font-weight-complex="bold" fo:font-size="14pt" style:font-size-asian="14pt" style:font-size-complex="14pt"/>
    </style:style>
    <style:style style:name="TableCell111" style:family="table-cell">
      <style:table-cell-properties fo:border="0.0069in solid #BFBFBF" fo:background-color="#F2F2F2" style:writing-mode="lr-tb" fo:padding-top="0in" fo:padding-left="0.075in" fo:padding-bottom="0in" fo:padding-right="0.075in"/>
    </style:style>
    <style:style style:name="P112" style:parent-style-name="Normal" style:family="paragraph">
      <style:paragraph-properties fo:margin-bottom="0in" fo:line-height="100%">
        <style:tab-stops>
          <style:tab-stop style:type="left" style:position="1.6875in"/>
        </style:tab-stops>
      </style:paragraph-properties>
      <style:text-properties fo:font-size="14pt" style:font-size-asian="14pt" style:font-size-complex="14pt"/>
    </style:style>
    <style:style style:name="TableRow113" style:family="table-row">
      <style:table-row-properties/>
    </style:style>
    <style:style style:name="TableCell114" style:family="table-cell">
      <style:table-cell-properties fo:border="0.0069in solid #BFBFBF" style:writing-mode="lr-tb" fo:padding-top="0in" fo:padding-left="0.075in" fo:padding-bottom="0in" fo:padding-right="0.075in"/>
    </style:style>
    <style:style style:name="P115" style:parent-style-name="Normal" style:family="paragraph">
      <style:paragraph-properties fo:margin-bottom="0in" fo:line-height="100%">
        <style:tab-stops>
          <style:tab-stop style:type="left" style:position="1.6875in"/>
        </style:tab-stops>
      </style:paragraph-properties>
    </style:style>
    <style:style style:name="T116" style:parent-style-name="Fuentedepárrafopredeter." style:family="text">
      <style:text-properties fo:font-weight="bold" style:font-weight-asian="bold" style:font-weight-complex="bold" fo:font-size="14pt" style:font-size-asian="14pt" style:font-size-complex="14pt"/>
    </style:style>
    <style:style style:name="T117" style:parent-style-name="Fuentedepárrafopredeter." style:family="text">
      <style:text-properties style:font-name="Cambria Math" style:font-name-complex="Cambria Math" fo:font-weight="bold" style:font-weight-asian="bold" style:font-weight-complex="bold" fo:font-size="14pt" style:font-size-asian="14pt" style:font-size-complex="14pt"/>
    </style:style>
    <style:style style:name="T118" style:parent-style-name="Fuentedepárrafopredeter." style:family="text">
      <style:text-properties fo:font-weight="bold" style:font-weight-asian="bold" style:font-weight-complex="bold" fo:font-size="14pt" style:font-size-asian="14pt" style:font-size-complex="14pt"/>
    </style:style>
    <style:style style:name="TableCell119" style:family="table-cell">
      <style:table-cell-properties fo:border="0.0069in solid #BFBFBF" style:writing-mode="lr-tb" fo:padding-top="0in" fo:padding-left="0.075in" fo:padding-bottom="0in" fo:padding-right="0.075in"/>
    </style:style>
    <style:style style:name="P120" style:parent-style-name="Normal" style:family="paragraph">
      <style:paragraph-properties fo:margin-bottom="0in" fo:line-height="100%">
        <style:tab-stops>
          <style:tab-stop style:type="left" style:position="1.6875in"/>
        </style:tab-stops>
      </style:paragraph-properties>
      <style:text-properties fo:font-size="14pt" style:font-size-asian="14pt" style:font-size-complex="14pt"/>
    </style:style>
    <style:style style:name="P121"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122"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123" style:parent-style-name="Normal" style:family="paragraph">
      <style:paragraph-properties>
        <style:tab-stops>
          <style:tab-stop style:type="left" style:position="1.6875in"/>
        </style:tab-stops>
      </style:paragraph-properties>
    </style:style>
    <style:style style:name="T124" style:parent-style-name="Fuentedepárrafopredeter." style:family="text">
      <style:text-properties fo:font-weight="bold" style:font-weight-asian="bold" style:font-weight-complex="bold" fo:font-size="24pt" style:font-size-asian="24pt" style:font-size-complex="24pt"/>
    </style:style>
    <style:style style:name="T125" style:parent-style-name="Fuentedepárrafopredeter." style:family="text">
      <style:text-properties fo:font-weight="bold" style:font-weight-asian="bold" style:font-weight-complex="bold" fo:font-size="14pt" style:font-size-asian="14pt" style:font-size-complex="14pt"/>
    </style:style>
    <style:style style:name="P126" style:parent-style-name="Normal" style:family="paragraph">
      <style:paragraph-properties fo:margin-bottom="0in" fo:line-height="100%" fo:background-color="#1818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7"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128"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129" style:parent-style-name="Fuentedepárrafopredeter." style:family="text">
      <style:text-properties style:font-name="Courier New" style:font-name-asian="Times New Roman" style:font-name-complex="Courier New" fo:font-style="italic" style:font-style-asian="italic" style:font-style-complex="italic" fo:color="#78DCE8" fo:font-size="10pt" style:font-size-asian="10pt" style:font-size-complex="10pt" style:language-asian="es" style:country-asian="ES"/>
    </style:style>
    <style:style style:name="T13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3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3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33"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134"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135"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13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37" style:parent-style-name="Fuentedepárrafopredeter." style:family="text">
      <style:text-properties style:font-name="Courier New" style:font-name-asian="Times New Roman" style:font-name-complex="Courier New" fo:color="#F59762" fo:font-size="10pt" style:font-size-asian="10pt" style:font-size-complex="10pt" style:language-asian="es" style:country-asian="ES"/>
    </style:style>
    <style:style style:name="T138"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13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4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4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4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4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4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4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4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4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4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4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5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5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5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5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5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5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5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5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5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5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6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6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6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6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6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6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6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6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6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6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7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7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7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7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7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7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7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7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7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7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8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8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8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8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8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8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8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8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8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8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9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9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9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9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9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9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9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9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9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9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0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0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0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0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0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0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0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0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0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0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1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1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1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1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1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1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1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1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1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1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2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2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2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2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2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2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2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2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2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2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3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3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3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3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3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3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3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3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3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3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4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4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4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4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4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4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4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4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4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4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5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5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52"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253"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254"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25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56" style:parent-style-name="Fuentedepárrafopredeter." style:family="text">
      <style:text-properties style:font-name="Courier New" style:font-name-asian="Times New Roman" style:font-name-complex="Courier New" fo:color="#F59762" fo:font-size="10pt" style:font-size-asian="10pt" style:font-size-complex="10pt" style:language-asian="es" style:country-asian="ES"/>
    </style:style>
    <style:style style:name="T257"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25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59"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6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61"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6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63"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6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65"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6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67"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6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69"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7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71"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7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73"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7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75"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7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77"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7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79"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8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81"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8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83"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8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85"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8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87"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8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89"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9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91"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9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93"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9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95"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9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97"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29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299"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30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01"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30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03"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30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05"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30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07"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30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09"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31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11"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31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13"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31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15"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31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17"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31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19"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32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21"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32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23"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32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25"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32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2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2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29"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33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31" style:parent-style-name="Fuentedepárrafopredeter." style:family="text">
      <style:text-properties style:font-name="Courier New" style:font-name-asian="Times New Roman" style:font-name-complex="Courier New" fo:font-style="italic" style:font-style-asian="italic" style:font-style-complex="italic" fo:color="#FCFCFA" fo:font-size="10pt" style:font-size-asian="10pt" style:font-size-complex="10pt" style:language-asian="es" style:country-asian="ES"/>
    </style:style>
    <style:style style:name="T332"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33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3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3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3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37"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338"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339"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340" style:parent-style-name="Fuentedepárrafopredeter." style:family="text">
      <style:text-properties style:font-name="Courier New" style:font-name-asian="Times New Roman" style:font-name-complex="Courier New" fo:color="#A9DC76" fo:font-size="10pt" style:font-size-asian="10pt" style:font-size-complex="10pt" style:language-asian="es" style:country-asian="ES"/>
    </style:style>
    <style:style style:name="T34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42"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343" style:parent-style-name="Fuentedepárrafopredeter." style:family="text">
      <style:text-properties style:font-name="Courier New" style:font-name-asian="Times New Roman" style:font-name-complex="Courier New" fo:font-style="italic" style:font-style-asian="italic" style:font-style-complex="italic" fo:color="#FFCFA8" fo:font-size="10pt" style:font-size-asian="10pt" style:font-size-complex="10pt" style:language-asian="es" style:country-asian="ES"/>
    </style:style>
    <style:style style:name="T34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4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46"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347"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348"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349"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35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5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5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53"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35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55"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356"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357"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35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35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60"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361"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362" style:parent-style-name="Fuentedepárrafopredeter." style:family="text">
      <style:text-properties style:font-name="Courier New" style:font-name-asian="Times New Roman" style:font-name-complex="Courier New" fo:font-style="italic" style:font-style-asian="italic" style:font-style-complex="italic" fo:color="#FFCFA8" fo:font-size="10pt" style:font-size-asian="10pt" style:font-size-complex="10pt" style:language-asian="es" style:country-asian="ES"/>
    </style:style>
    <style:style style:name="T36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64"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36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66"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367"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36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69"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370"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371"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372"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373" style:parent-style-name="Fuentedepárrafopredeter." style:family="text">
      <style:text-properties style:font-name="Courier New" style:font-name-asian="Times New Roman" style:font-name-complex="Courier New" fo:font-style="italic" style:font-style-asian="italic" style:font-style-complex="italic" fo:color="#FFCFA8" fo:font-size="10pt" style:font-size-asian="10pt" style:font-size-complex="10pt" style:language-asian="es" style:country-asian="ES"/>
    </style:style>
    <style:style style:name="T37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75"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37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7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7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7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80"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381"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382"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383"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384" style:parent-style-name="Fuentedepárrafopredeter." style:family="text">
      <style:text-properties style:font-name="Courier New" style:font-name-asian="Times New Roman" style:font-name-complex="Courier New" fo:font-style="italic" style:font-style-asian="italic" style:font-style-complex="italic" fo:color="#FFCFA8" fo:font-size="10pt" style:font-size-asian="10pt" style:font-size-complex="10pt" style:language-asian="es" style:country-asian="ES"/>
    </style:style>
    <style:style style:name="T38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86"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387"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38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38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9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9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92"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393"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39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9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9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9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398"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399" style:parent-style-name="Fuentedepárrafopredeter." style:family="text">
      <style:text-properties style:font-name="Courier New" style:font-name-asian="Times New Roman" style:font-name-complex="Courier New" fo:color="#A9DC76" fo:font-size="10pt" style:font-size-asian="10pt" style:font-size-complex="10pt" style:language-asian="es" style:country-asian="ES"/>
    </style:style>
    <style:style style:name="T40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0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02"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403"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404"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405"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40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0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08"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409"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410"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411"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41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1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14"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415"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416"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417"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41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1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20"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421"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422"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423"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42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2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2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27"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428"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429"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430"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431"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43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33"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434"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43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3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3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38"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43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40"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441"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442"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443"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44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45"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446"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447"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44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49"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450"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45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5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53"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454"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455" style:parent-style-name="Fuentedepárrafopredeter." style:family="text">
      <style:text-properties style:font-name="Courier New" style:font-name-asian="Times New Roman" style:font-name-complex="Courier New" fo:font-style="italic" style:font-style-asian="italic" style:font-style-complex="italic" fo:color="#FCFCFA" fo:font-size="10pt" style:font-size-asian="10pt" style:font-size-complex="10pt" style:language-asian="es" style:country-asian="ES"/>
    </style:style>
    <style:style style:name="T45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57"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45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5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6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6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62"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46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64"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465"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466"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467"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46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69"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470"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471"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47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73"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474"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47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7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77"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478"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479" style:parent-style-name="Fuentedepárrafopredeter." style:family="text">
      <style:text-properties style:font-name="Courier New" style:font-name-asian="Times New Roman" style:font-name-complex="Courier New" fo:font-style="italic" style:font-style-asian="italic" style:font-style-complex="italic" fo:color="#FCFCFA" fo:font-size="10pt" style:font-size-asian="10pt" style:font-size-complex="10pt" style:language-asian="es" style:country-asian="ES"/>
    </style:style>
    <style:style style:name="T48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81"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48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8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8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8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86"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487"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488"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489"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490"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49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9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9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94"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495"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496"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497"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49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499"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500"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501"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50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03"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504"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505"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506"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50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0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0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10"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51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1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13"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51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15"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516"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517"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51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1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20" style:parent-style-name="Fuentedepárrafopredeter." style:family="text">
      <style:text-properties style:font-name="Courier New" style:font-name-asian="Times New Roman" style:font-name-complex="Courier New" fo:font-style="italic" style:font-style-asian="italic" style:font-style-complex="italic" fo:color="#78DCE8" fo:font-size="10pt" style:font-size-asian="10pt" style:font-size-complex="10pt" style:language-asian="es" style:country-asian="ES"/>
    </style:style>
    <style:style style:name="T521"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522"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523"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524"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52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2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2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28"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52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30"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531"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532"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533"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53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35"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536"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537" style:parent-style-name="Fuentedepárrafopredeter." style:family="text">
      <style:text-properties style:font-name="Courier New" style:font-name-asian="Times New Roman" style:font-name-complex="Courier New" fo:color="#F59762" fo:font-size="10pt" style:font-size-asian="10pt" style:font-size-complex="10pt" style:language-asian="es" style:country-asian="ES"/>
    </style:style>
    <style:style style:name="T53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39"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54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41"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542"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54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4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45"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54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47"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54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4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50" style:parent-style-name="Fuentedepárrafopredeter." style:family="text">
      <style:text-properties style:font-name="Courier New" style:font-name-asian="Times New Roman" style:font-name-complex="Courier New" fo:font-style="italic" style:font-style-asian="italic" style:font-style-complex="italic" fo:color="#78DCE8" fo:font-size="10pt" style:font-size-asian="10pt" style:font-size-complex="10pt" style:language-asian="es" style:country-asian="ES"/>
    </style:style>
    <style:style style:name="T55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52"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55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54" style:parent-style-name="Fuentedepárrafopredeter." style:family="text">
      <style:text-properties style:font-name="Courier New" style:font-name-asian="Times New Roman" style:font-name-complex="Courier New" fo:color="#F59762" fo:font-size="10pt" style:font-size-asian="10pt" style:font-size-complex="10pt" style:language-asian="es" style:country-asian="ES"/>
    </style:style>
    <style:style style:name="T55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56"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55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5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59"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56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61"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56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6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64" style:parent-style-name="Fuentedepárrafopredeter." style:family="text">
      <style:text-properties style:font-name="Courier New" style:font-name-asian="Times New Roman" style:font-name-complex="Courier New" fo:font-style="italic" style:font-style-asian="italic" style:font-style-complex="italic" fo:color="#FCFCFA" fo:font-size="10pt" style:font-size-asian="10pt" style:font-size-complex="10pt" style:language-asian="es" style:country-asian="ES"/>
    </style:style>
    <style:style style:name="T56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66"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56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68"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569"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57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71"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57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7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74"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57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76"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57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7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7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8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81"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582"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583"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584"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58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86" style:parent-style-name="Fuentedepárrafopredeter." style:family="text">
      <style:text-properties style:font-name="Courier New" style:font-name-asian="Times New Roman" style:font-name-complex="Courier New" fo:font-style="italic" style:font-style-asian="italic" style:font-style-complex="italic" fo:color="#FCFCFA" fo:font-size="10pt" style:font-size-asian="10pt" style:font-size-complex="10pt" style:language-asian="es" style:country-asian="ES"/>
    </style:style>
    <style:style style:name="T58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8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8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90"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59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92"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593"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59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59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9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9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598" style:parent-style-name="Fuentedepárrafopredeter." style:family="text">
      <style:text-properties style:font-name="Courier New" style:font-name-asian="Times New Roman" style:font-name-complex="Courier New" fo:font-style="italic" style:font-style-asian="italic" style:font-style-complex="italic" fo:color="#78DCE8" fo:font-size="10pt" style:font-size-asian="10pt" style:font-size-complex="10pt" style:language-asian="es" style:country-asian="ES"/>
    </style:style>
    <style:style style:name="T59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00" style:parent-style-name="Fuentedepárrafopredeter." style:family="text">
      <style:text-properties style:font-name="Courier New" style:font-name-asian="Times New Roman" style:font-name-complex="Courier New" fo:color="#F59762" fo:font-size="10pt" style:font-size-asian="10pt" style:font-size-complex="10pt" style:language-asian="es" style:country-asian="ES"/>
    </style:style>
    <style:style style:name="T60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02"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60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04" style:parent-style-name="Fuentedepárrafopredeter." style:family="text">
      <style:text-properties style:font-name="Courier New" style:font-name-asian="Times New Roman" style:font-name-complex="Courier New" fo:color="#FFF48A" fo:font-size="10pt" style:font-size-asian="10pt" style:font-size-complex="10pt" style:language-asian="es" style:country-asian="ES"/>
    </style:style>
    <style:style style:name="T60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0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0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08"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60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1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11" style:parent-style-name="Fuentedepárrafopredeter." style:family="text">
      <style:text-properties style:font-name="Courier New" style:font-name-asian="Times New Roman" style:font-name-complex="Courier New" fo:font-style="italic" style:font-style-asian="italic" style:font-style-complex="italic" fo:color="#78DCE8" fo:font-size="10pt" style:font-size-asian="10pt" style:font-size-complex="10pt" style:language-asian="es" style:country-asian="ES"/>
    </style:style>
    <style:style style:name="T61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13" style:parent-style-name="Fuentedepárrafopredeter." style:family="text">
      <style:text-properties style:font-name="Courier New" style:font-name-asian="Times New Roman" style:font-name-complex="Courier New" fo:color="#F59762" fo:font-size="10pt" style:font-size-asian="10pt" style:font-size-complex="10pt" style:language-asian="es" style:country-asian="ES"/>
    </style:style>
    <style:style style:name="T61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15"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61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17" style:parent-style-name="Fuentedepárrafopredeter." style:family="text">
      <style:text-properties style:font-name="Courier New" style:font-name-asian="Times New Roman" style:font-name-complex="Courier New" fo:color="#FFF48A" fo:font-size="10pt" style:font-size-asian="10pt" style:font-size-complex="10pt" style:language-asian="es" style:country-asian="ES"/>
    </style:style>
    <style:style style:name="T61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1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2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2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2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23"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62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25"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626"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627"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62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2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3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31" style:parent-style-name="Fuentedepárrafopredeter." style:family="text">
      <style:text-properties style:font-name="Courier New" style:font-name-asian="Times New Roman" style:font-name-complex="Courier New" fo:font-style="italic" style:font-style-asian="italic" style:font-style-complex="italic" fo:color="#78DCE8" fo:font-size="10pt" style:font-size-asian="10pt" style:font-size-complex="10pt" style:language-asian="es" style:country-asian="ES"/>
    </style:style>
    <style:style style:name="T63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33" style:parent-style-name="Fuentedepárrafopredeter." style:family="text">
      <style:text-properties style:font-name="Courier New" style:font-name-asian="Times New Roman" style:font-name-complex="Courier New" fo:color="#F59762" fo:font-size="10pt" style:font-size-asian="10pt" style:font-size-complex="10pt" style:language-asian="es" style:country-asian="ES"/>
    </style:style>
    <style:style style:name="T63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35"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63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37" style:parent-style-name="Fuentedepárrafopredeter." style:family="text">
      <style:text-properties style:font-name="Courier New" style:font-name-asian="Times New Roman" style:font-name-complex="Courier New" fo:color="#FFF48A" fo:font-size="10pt" style:font-size-asian="10pt" style:font-size-complex="10pt" style:language-asian="es" style:country-asian="ES"/>
    </style:style>
    <style:style style:name="T63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3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4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41"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64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4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4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45" style:parent-style-name="Fuentedepárrafopredeter." style:family="text">
      <style:text-properties style:font-name="Courier New" style:font-name-asian="Times New Roman" style:font-name-complex="Courier New" fo:font-style="italic" style:font-style-asian="italic" style:font-style-complex="italic" fo:color="#78DCE8" fo:font-size="10pt" style:font-size-asian="10pt" style:font-size-complex="10pt" style:language-asian="es" style:country-asian="ES"/>
    </style:style>
    <style:style style:name="T64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47" style:parent-style-name="Fuentedepárrafopredeter." style:family="text">
      <style:text-properties style:font-name="Courier New" style:font-name-asian="Times New Roman" style:font-name-complex="Courier New" fo:color="#F59762" fo:font-size="10pt" style:font-size-asian="10pt" style:font-size-complex="10pt" style:language-asian="es" style:country-asian="ES"/>
    </style:style>
    <style:style style:name="T64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49"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65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51" style:parent-style-name="Fuentedepárrafopredeter." style:family="text">
      <style:text-properties style:font-name="Courier New" style:font-name-asian="Times New Roman" style:font-name-complex="Courier New" fo:color="#FFF48A" fo:font-size="10pt" style:font-size-asian="10pt" style:font-size-complex="10pt" style:language-asian="es" style:country-asian="ES"/>
    </style:style>
    <style:style style:name="T65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5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5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5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56"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657"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65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5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6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61"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66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6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6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65" style:parent-style-name="Fuentedepárrafopredeter." style:family="text">
      <style:text-properties style:font-name="Courier New" style:font-name-asian="Times New Roman" style:font-name-complex="Courier New" fo:font-style="italic" style:font-style-asian="italic" style:font-style-complex="italic" fo:color="#78DCE8" fo:font-size="10pt" style:font-size-asian="10pt" style:font-size-complex="10pt" style:language-asian="es" style:country-asian="ES"/>
    </style:style>
    <style:style style:name="T66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67" style:parent-style-name="Fuentedepárrafopredeter." style:family="text">
      <style:text-properties style:font-name="Courier New" style:font-name-asian="Times New Roman" style:font-name-complex="Courier New" fo:color="#F59762" fo:font-size="10pt" style:font-size-asian="10pt" style:font-size-complex="10pt" style:language-asian="es" style:country-asian="ES"/>
    </style:style>
    <style:style style:name="T66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69"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67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71" style:parent-style-name="Fuentedepárrafopredeter." style:family="text">
      <style:text-properties style:font-name="Courier New" style:font-name-asian="Times New Roman" style:font-name-complex="Courier New" fo:color="#FFF48A" fo:font-size="10pt" style:font-size-asian="10pt" style:font-size-complex="10pt" style:language-asian="es" style:country-asian="ES"/>
    </style:style>
    <style:style style:name="T67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7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7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7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76"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677"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67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7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8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8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82"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683"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684"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685"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686"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687"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688"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689"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690" style:parent-style-name="Fuentedepárrafopredeter." style:family="text">
      <style:text-properties style:font-name="Courier New" style:font-name-asian="Times New Roman" style:font-name-complex="Courier New" fo:color="#A9DC76" fo:font-size="10pt" style:font-size-asian="10pt" style:font-size-complex="10pt" style:language-asian="es" style:country-asian="ES"/>
    </style:style>
    <style:style style:name="T69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9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93"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694"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695"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696"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69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9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699" style:parent-style-name="Fuentedepárrafopredeter." style:family="text">
      <style:text-properties style:font-name="Courier New" style:font-name-asian="Times New Roman" style:font-name-complex="Courier New" fo:font-style="italic" style:font-style-asian="italic" style:font-style-complex="italic" fo:color="#78DCE8" fo:font-size="10pt" style:font-size-asian="10pt" style:font-size-complex="10pt" style:language-asian="es" style:country-asian="ES"/>
    </style:style>
    <style:style style:name="T700"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701"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702"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703"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70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0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0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07"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70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09"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710"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711"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71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71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14"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715"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71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71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18"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719"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72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2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22"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72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24"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72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2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27" style:parent-style-name="Fuentedepárrafopredeter." style:family="text">
      <style:text-properties style:font-name="Courier New" style:font-name-asian="Times New Roman" style:font-name-complex="Courier New" fo:font-style="italic" style:font-style-asian="italic" style:font-style-complex="italic" fo:color="#78DCE8" fo:font-size="10pt" style:font-size-asian="10pt" style:font-size-complex="10pt" style:language-asian="es" style:country-asian="ES"/>
    </style:style>
    <style:style style:name="T72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29"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73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31" style:parent-style-name="Fuentedepárrafopredeter." style:family="text">
      <style:text-properties style:font-name="Courier New" style:font-name-asian="Times New Roman" style:font-name-complex="Courier New" fo:color="#F59762" fo:font-size="10pt" style:font-size-asian="10pt" style:font-size-complex="10pt" style:language-asian="es" style:country-asian="ES"/>
    </style:style>
    <style:style style:name="T73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33"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73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3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3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37"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73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39"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74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4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42" style:parent-style-name="Fuentedepárrafopredeter." style:family="text">
      <style:text-properties style:font-name="Courier New" style:font-name-asian="Times New Roman" style:font-name-complex="Courier New" fo:font-style="italic" style:font-style-asian="italic" style:font-style-complex="italic" fo:color="#FCFCFA" fo:font-size="10pt" style:font-size-asian="10pt" style:font-size-complex="10pt" style:language-asian="es" style:country-asian="ES"/>
    </style:style>
    <style:style style:name="T74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44"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74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46"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747"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74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49"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75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5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5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53"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75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55"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756"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757"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75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5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60"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761"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762"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76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64"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76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66"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76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68"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769" style:parent-style-name="Fuentedepárrafopredeter." style:family="text">
      <style:text-properties style:font-name="Courier New" style:font-name-asian="Times New Roman" style:font-name-complex="Courier New" fo:font-style="italic" style:font-style-asian="italic" style:font-style-complex="italic" fo:color="#FCFCFA" fo:font-size="10pt" style:font-size-asian="10pt" style:font-size-complex="10pt" style:language-asian="es" style:country-asian="ES"/>
    </style:style>
    <style:style style:name="T77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71"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772"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773"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77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75"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77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77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7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79"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780"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781"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78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8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84"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785"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786"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78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8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8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9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91"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79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93"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79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9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9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797"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798"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79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0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0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0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03"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804"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805"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806"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807"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808"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809"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810" style:parent-style-name="Fuentedepárrafopredeter." style:family="text">
      <style:text-properties style:font-name="Courier New" style:font-name-asian="Times New Roman" style:font-name-complex="Courier New" fo:color="#A9DC76" fo:font-size="10pt" style:font-size-asian="10pt" style:font-size-complex="10pt" style:language-asian="es" style:country-asian="ES"/>
    </style:style>
    <style:style style:name="T81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12" style:parent-style-name="Fuentedepárrafopredeter." style:family="text">
      <style:text-properties style:font-name="Courier New" style:font-name-asian="Times New Roman" style:font-name-complex="Courier New" fo:font-style="italic" style:font-style-asian="italic" style:font-style-complex="italic" fo:color="#78DCE8" fo:font-size="10pt" style:font-size-asian="10pt" style:font-size-complex="10pt" style:language-asian="es" style:country-asian="ES"/>
    </style:style>
    <style:style style:name="T813" style:parent-style-name="Fuentedepárrafopredeter." style:family="text">
      <style:text-properties style:font-name="Courier New" style:font-name-asian="Times New Roman" style:font-name-complex="Courier New" fo:font-style="italic" style:font-style-asian="italic" style:font-style-complex="italic" fo:color="#FFCFA8" fo:font-size="10pt" style:font-size-asian="10pt" style:font-size-complex="10pt" style:language-asian="es" style:country-asian="ES"/>
    </style:style>
    <style:style style:name="T81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1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1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17" style:parent-style-name="Fuentedepárrafopredeter." style:family="text">
      <style:text-properties style:font-name="Courier New" style:font-name-asian="Times New Roman" style:font-name-complex="Courier New" fo:font-style="italic" style:font-style-asian="italic" style:font-style-complex="italic" fo:color="#FCFCFA" fo:font-size="10pt" style:font-size-asian="10pt" style:font-size-complex="10pt" style:language-asian="es" style:country-asian="ES"/>
    </style:style>
    <style:style style:name="T818"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819"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82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21"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82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2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24"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825"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826"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827"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82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2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30" style:parent-style-name="Fuentedepárrafopredeter." style:family="text">
      <style:text-properties style:font-name="Courier New" style:font-name-asian="Times New Roman" style:font-name-complex="Courier New" fo:font-style="italic" style:font-style-asian="italic" style:font-style-complex="italic" fo:color="#78DCE8" fo:font-size="10pt" style:font-size-asian="10pt" style:font-size-complex="10pt" style:language-asian="es" style:country-asian="ES"/>
    </style:style>
    <style:style style:name="T831"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832"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833"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834"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83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3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3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38"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83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40"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841"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84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4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4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45"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84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47"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848"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849"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85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85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52"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853"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854" style:parent-style-name="Fuentedepárrafopredeter." style:family="text">
      <style:text-properties style:font-name="Courier New" style:font-name-asian="Times New Roman" style:font-name-complex="Courier New" fo:color="#F59762" fo:font-size="10pt" style:font-size-asian="10pt" style:font-size-complex="10pt" style:language-asian="es" style:country-asian="ES"/>
    </style:style>
    <style:style style:name="T85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56"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85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58"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859"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86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6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62"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86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64"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86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6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67" style:parent-style-name="Fuentedepárrafopredeter." style:family="text">
      <style:text-properties style:font-name="Courier New" style:font-name-asian="Times New Roman" style:font-name-complex="Courier New" fo:font-style="italic" style:font-style-asian="italic" style:font-style-complex="italic" fo:color="#78DCE8" fo:font-size="10pt" style:font-size-asian="10pt" style:font-size-complex="10pt" style:language-asian="es" style:country-asian="ES"/>
    </style:style>
    <style:style style:name="T86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69"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87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71" style:parent-style-name="Fuentedepárrafopredeter." style:family="text">
      <style:text-properties style:font-name="Courier New" style:font-name-asian="Times New Roman" style:font-name-complex="Courier New" fo:color="#F59762" fo:font-size="10pt" style:font-size-asian="10pt" style:font-size-complex="10pt" style:language-asian="es" style:country-asian="ES"/>
    </style:style>
    <style:style style:name="T87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73"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87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7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76"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87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78"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87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8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81" style:parent-style-name="Fuentedepárrafopredeter." style:family="text">
      <style:text-properties style:font-name="Courier New" style:font-name-asian="Times New Roman" style:font-name-complex="Courier New" fo:font-style="italic" style:font-style-asian="italic" style:font-style-complex="italic" fo:color="#FCFCFA" fo:font-size="10pt" style:font-size-asian="10pt" style:font-size-complex="10pt" style:language-asian="es" style:country-asian="ES"/>
    </style:style>
    <style:style style:name="T88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83"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88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85"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886"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88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88"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88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9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91"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89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93"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89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9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9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9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898"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899"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900"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901"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902"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903"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904"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90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06" style:parent-style-name="Fuentedepárrafopredeter." style:family="text">
      <style:text-properties style:font-name="Courier New" style:font-name-asian="Times New Roman" style:font-name-complex="Courier New" fo:font-style="italic" style:font-style-asian="italic" style:font-style-complex="italic" fo:color="#FCFCFA" fo:font-size="10pt" style:font-size-asian="10pt" style:font-size-complex="10pt" style:language-asian="es" style:country-asian="ES"/>
    </style:style>
    <style:style style:name="T90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0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0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10"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91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12"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913"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91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91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1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1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18" style:parent-style-name="Fuentedepárrafopredeter." style:family="text">
      <style:text-properties style:font-name="Courier New" style:font-name-asian="Times New Roman" style:font-name-complex="Courier New" fo:font-style="italic" style:font-style-asian="italic" style:font-style-complex="italic" fo:color="#78DCE8" fo:font-size="10pt" style:font-size-asian="10pt" style:font-size-complex="10pt" style:language-asian="es" style:country-asian="ES"/>
    </style:style>
    <style:style style:name="T91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20" style:parent-style-name="Fuentedepárrafopredeter." style:family="text">
      <style:text-properties style:font-name="Courier New" style:font-name-asian="Times New Roman" style:font-name-complex="Courier New" fo:color="#F59762" fo:font-size="10pt" style:font-size-asian="10pt" style:font-size-complex="10pt" style:language-asian="es" style:country-asian="ES"/>
    </style:style>
    <style:style style:name="T92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22"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92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24" style:parent-style-name="Fuentedepárrafopredeter." style:family="text">
      <style:text-properties style:font-name="Courier New" style:font-name-asian="Times New Roman" style:font-name-complex="Courier New" fo:color="#FFF48A" fo:font-size="10pt" style:font-size-asian="10pt" style:font-size-complex="10pt" style:language-asian="es" style:country-asian="ES"/>
    </style:style>
    <style:style style:name="T92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2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2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28"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92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30" style:parent-style-name="Fuentedepárrafopredeter." style:family="text">
      <style:text-properties style:font-name="Courier New" style:font-name-asian="Times New Roman" style:font-name-complex="Courier New" fo:color="#FCFCFA" fo:font-size="10pt" style:font-size-asian="10pt" style:font-size-complex="10pt" style:language-asian="es" style:country-asian="ES"/>
    </style:style>
    <style:style style:name="T931"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93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93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3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3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36" style:parent-style-name="Fuentedepárrafopredeter." style:family="text">
      <style:text-properties style:font-name="Courier New" style:font-name-asian="Times New Roman" style:font-name-complex="Courier New" fo:font-style="italic" style:font-style-asian="italic" style:font-style-complex="italic" fo:color="#78DCE8" fo:font-size="10pt" style:font-size-asian="10pt" style:font-size-complex="10pt" style:language-asian="es" style:country-asian="ES"/>
    </style:style>
    <style:style style:name="T93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38" style:parent-style-name="Fuentedepárrafopredeter." style:family="text">
      <style:text-properties style:font-name="Courier New" style:font-name-asian="Times New Roman" style:font-name-complex="Courier New" fo:color="#F59762" fo:font-size="10pt" style:font-size-asian="10pt" style:font-size-complex="10pt" style:language-asian="es" style:country-asian="ES"/>
    </style:style>
    <style:style style:name="T93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40"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94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42" style:parent-style-name="Fuentedepárrafopredeter." style:family="text">
      <style:text-properties style:font-name="Courier New" style:font-name-asian="Times New Roman" style:font-name-complex="Courier New" fo:color="#FFF48A" fo:font-size="10pt" style:font-size-asian="10pt" style:font-size-complex="10pt" style:language-asian="es" style:country-asian="ES"/>
    </style:style>
    <style:style style:name="T94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4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4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46"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94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4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49" style:parent-style-name="Fuentedepárrafopredeter." style:family="text">
      <style:text-properties style:font-name="Courier New" style:font-name-asian="Times New Roman" style:font-name-complex="Courier New" fo:font-style="italic" style:font-style-asian="italic" style:font-style-complex="italic" fo:color="#78DCE8" fo:font-size="10pt" style:font-size-asian="10pt" style:font-size-complex="10pt" style:language-asian="es" style:country-asian="ES"/>
    </style:style>
    <style:style style:name="T95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51" style:parent-style-name="Fuentedepárrafopredeter." style:family="text">
      <style:text-properties style:font-name="Courier New" style:font-name-asian="Times New Roman" style:font-name-complex="Courier New" fo:color="#F59762" fo:font-size="10pt" style:font-size-asian="10pt" style:font-size-complex="10pt" style:language-asian="es" style:country-asian="ES"/>
    </style:style>
    <style:style style:name="T95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53" style:parent-style-name="Fuentedepárrafopredeter." style:family="text">
      <style:text-properties style:font-name="Courier New" style:font-name-asian="Times New Roman" style:font-name-complex="Courier New" fo:color="#99FFAE" fo:font-size="10pt" style:font-size-asian="10pt" style:font-size-complex="10pt" style:language-asian="es" style:country-asian="ES"/>
    </style:style>
    <style:style style:name="T95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55" style:parent-style-name="Fuentedepárrafopredeter." style:family="text">
      <style:text-properties style:font-name="Courier New" style:font-name-asian="Times New Roman" style:font-name-complex="Courier New" fo:color="#FFF48A" fo:font-size="10pt" style:font-size-asian="10pt" style:font-size-complex="10pt" style:language-asian="es" style:country-asian="ES"/>
    </style:style>
    <style:style style:name="T95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5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5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5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6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6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P962" style:parent-style-name="Normal" style:family="paragraph">
      <style:paragraph-properties>
        <style:tab-stops>
          <style:tab-stop style:type="left" style:position="1.6875in"/>
        </style:tab-stops>
      </style:paragraph-properties>
      <style:text-properties fo:font-weight="bold" style:font-weight-asian="bold" style:font-weight-complex="bold" fo:font-size="14pt" style:font-size-asian="14pt" style:font-size-complex="14pt"/>
    </style:style>
    <style:style style:name="P963" style:parent-style-name="Normal" style:family="paragraph">
      <style:paragraph-properties>
        <style:tab-stops>
          <style:tab-stop style:type="left" style:position="1.6875in"/>
        </style:tab-stops>
      </style:paragraph-properties>
      <style:text-properties fo:font-weight="bold" style:font-weight-asian="bold" style:font-weight-complex="bold" fo:font-size="14pt" style:font-size-asian="14pt" style:font-size-complex="14pt"/>
    </style:style>
    <style:style style:name="P964" style:parent-style-name="Normal" style:family="paragraph">
      <style:paragraph-properties>
        <style:tab-stops>
          <style:tab-stop style:type="left" style:position="1.6875in"/>
        </style:tab-stops>
      </style:paragraph-properties>
      <style:text-properties fo:font-weight="bold" style:font-weight-asian="bold" style:font-weight-complex="bold" fo:font-size="24pt" style:font-size-asian="24pt" style:font-size-complex="24pt"/>
    </style:style>
    <style:style style:name="P965"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966" style:parent-style-name="Normal" style:family="paragraph">
      <style:paragraph-properties fo:margin-bottom="0in" fo:line-height="100%" fo:background-color="#18181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67"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968"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969"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97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71" style:parent-style-name="Fuentedepárrafopredeter." style:family="text">
      <style:text-properties style:font-name="Courier New" style:font-name-asian="Times New Roman" style:font-name-complex="Courier New" fo:color="#F59762" fo:font-size="10pt" style:font-size-asian="10pt" style:font-size-complex="10pt" style:language-asian="es" style:country-asian="ES"/>
    </style:style>
    <style:style style:name="T972"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97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7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97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7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97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7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97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8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98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8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98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8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98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8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98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8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98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9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99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9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99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9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99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9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99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99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99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0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0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0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0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0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0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0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0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0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0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1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1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1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1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1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1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1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1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1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1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2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2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2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2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2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2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2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2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2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2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3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3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3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3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3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3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3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3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3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3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4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4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4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4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4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4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4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4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4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4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5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5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5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5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5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5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5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5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5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5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6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6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6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6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6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6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6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6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6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6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7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7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7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7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74"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7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76"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7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78"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7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80"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8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82"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83"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8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85"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86"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1087" style:parent-style-name="Fuentedepárrafopredeter." style:family="text">
      <style:text-properties style:font-name="Courier New" style:font-name-asian="Times New Roman" style:font-name-complex="Courier New" fo:font-style="italic" style:font-style-asian="italic" style:font-style-complex="italic" fo:color="#727072" fo:font-size="10pt" style:font-size-asian="10pt" style:font-size-complex="10pt" style:language-asian="es" style:country-asian="ES"/>
    </style:style>
    <style:style style:name="T1088"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1089"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90" style:parent-style-name="Fuentedepárrafopredeter." style:family="text">
      <style:text-properties style:font-name="Courier New" style:font-name-asian="Times New Roman" style:font-name-complex="Courier New" fo:color="#F59762" fo:font-size="10pt" style:font-size-asian="10pt" style:font-size-complex="10pt" style:language-asian="es" style:country-asian="ES"/>
    </style:style>
    <style:style style:name="T1091"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109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93"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9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95"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9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97"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09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099"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0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01"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0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03"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0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05"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0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07"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0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09"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1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11"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1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13"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1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15"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1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17"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1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19"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2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21"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2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23"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2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25"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2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27"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2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29"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3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31"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3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33"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3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35"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3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37"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3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39"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4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41"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4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43"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4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45"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4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47"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4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49"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5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51"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5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53"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5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55"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56"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57"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58"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59" style:parent-style-name="Fuentedepárrafopredeter." style:family="text">
      <style:text-properties style:font-name="Courier New" style:font-name-asian="Times New Roman" style:font-name-complex="Courier New" fo:color="#C994FF" fo:font-size="10pt" style:font-size-asian="10pt" style:font-size-complex="10pt" style:language-asian="es" style:country-asian="ES"/>
    </style:style>
    <style:style style:name="T1160"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61"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62"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63" style:parent-style-name="Fuentedepárrafopredeter." style:family="text">
      <style:text-properties style:font-name="Courier New" style:font-name-asian="Times New Roman" style:font-name-complex="Courier New" fo:font-style="italic" style:font-style-asian="italic" style:font-style-complex="italic" fo:color="#FF6188" fo:font-size="10pt" style:font-size-asian="10pt" style:font-size-complex="10pt" style:language-asian="es" style:country-asian="ES"/>
    </style:style>
    <style:style style:name="T1164"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T1165" style:parent-style-name="Fuentedepárrafopredeter." style:family="text">
      <style:text-properties style:font-name="Courier New" style:font-name-asian="Times New Roman" style:font-name-complex="Courier New" fo:font-style="italic" style:font-style-asian="italic" style:font-style-complex="italic" fo:color="#FCFCFA" fo:font-size="10pt" style:font-size-asian="10pt" style:font-size-complex="10pt" style:language-asian="es" style:country-asian="ES"/>
    </style:style>
    <style:style style:name="T1166" style:parent-style-name="Fuentedepárrafopredeter." style:family="text">
      <style:text-properties style:font-name="Courier New" style:font-name-asian="Times New Roman" style:font-name-complex="Courier New" fo:color="#C0AAFF" fo:font-size="10pt" style:font-size-asian="10pt" style:font-size-complex="10pt" style:language-asian="es" style:country-asian="ES"/>
    </style:style>
    <style:style style:name="T1167" style:parent-style-name="Fuentedepárrafopredeter." style:family="text">
      <style:text-properties style:font-name="Courier New" style:font-name-asian="Times New Roman" style:font-name-complex="Courier New" fo:color="#939293" fo:font-size="10pt" style:font-size-asian="10pt" style:font-size-complex="10pt" style:language-asian="es" style:country-asian="ES"/>
    </style:style>
    <style:style style:name="P1168"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1169" style:parent-style-name="Normal" style:family="paragraph">
      <style:paragraph-properties>
        <style:tab-stops>
          <style:tab-stop style:type="left" style:position="1.6875in"/>
        </style:tab-stops>
      </style:paragraph-properties>
    </style:style>
    <style:style style:name="T1170" style:parent-style-name="Fuentedepárrafopredeter." style:family="text">
      <style:text-properties fo:font-size="14pt" style:font-size-asian="14pt" style:font-size-complex="14pt"/>
    </style:style>
    <style:style style:name="T1171" style:parent-style-name="Fuentedepárrafopredeter." style:family="text">
      <style:text-properties fo:font-style="italic" style:font-style-asian="italic" style:font-style-complex="italic" fo:font-size="14pt" style:font-size-asian="14pt" style:font-size-complex="14pt"/>
    </style:style>
    <style:style style:name="T1172" style:parent-style-name="Fuentedepárrafopredeter." style:family="text">
      <style:text-properties fo:font-style="italic" style:font-style-asian="italic" style:font-style-complex="italic" fo:font-size="14pt" style:font-size-asian="14pt" style:font-size-complex="14pt"/>
    </style:style>
    <style:style style:name="P1173" style:parent-style-name="Normal" style:family="paragraph">
      <style:paragraph-properties>
        <style:tab-stops>
          <style:tab-stop style:type="left" style:position="1.6875in"/>
        </style:tab-stops>
      </style:paragraph-properties>
    </style:style>
    <style:style style:name="T1174" style:parent-style-name="Fuentedepárrafopredeter." style:family="text">
      <style:text-properties fo:font-size="14pt" style:font-size-asian="14pt" style:font-size-complex="14pt"/>
    </style:style>
    <style:style style:name="T1175" style:parent-style-name="Fuentedepárrafopredeter." style:family="text">
      <style:text-properties fo:font-style="italic" style:font-style-asian="italic" style:font-style-complex="italic" fo:font-size="14pt" style:font-size-asian="14pt" style:font-size-complex="14pt"/>
    </style:style>
    <style:style style:name="T1176" style:parent-style-name="Fuentedepárrafopredeter." style:family="text">
      <style:text-properties fo:font-size="14pt" style:font-size-asian="14pt" style:font-size-complex="14pt"/>
    </style:style>
    <style:style style:name="T1177" style:parent-style-name="Fuentedepárrafopredeter." style:family="text">
      <style:text-properties fo:font-style="italic" style:font-style-asian="italic" style:font-style-complex="italic" fo:font-size="14pt" style:font-size-asian="14pt" style:font-size-complex="14pt"/>
    </style:style>
    <style:style style:name="T1178" style:parent-style-name="Fuentedepárrafopredeter." style:family="text">
      <style:text-properties fo:font-style="italic" style:font-style-asian="italic" style:font-style-complex="italic" fo:font-size="14pt" style:font-size-asian="14pt" style:font-size-complex="14pt"/>
    </style:style>
    <style:style style:name="T1179" style:parent-style-name="Fuentedepárrafopredeter." style:family="text">
      <style:text-properties fo:font-size="14pt" style:font-size-asian="14pt" style:font-size-complex="14pt"/>
    </style:style>
    <style:style style:name="P1180" style:parent-style-name="HTMLconformatoprevio" style:family="paragraph">
      <style:paragraph-properties fo:background-color="#181818"/>
    </style:style>
    <style:style style:name="T1181" style:parent-style-name="Fuentedepárrafopredeter." style:family="text">
      <style:text-properties fo:font-style="italic" style:font-style-asian="italic" style:font-style-complex="italic" fo:color="#FF6188" fo:language="en" fo:country="US"/>
    </style:style>
    <style:style style:name="T1182" style:parent-style-name="Fuentedepárrafopredeter." style:family="text">
      <style:text-properties fo:color="#A9DC76" fo:language="en" fo:country="US"/>
    </style:style>
    <style:style style:name="T1183" style:parent-style-name="Fuentedepárrafopredeter." style:family="text">
      <style:text-properties fo:color="#939293" fo:language="en" fo:country="US"/>
    </style:style>
    <style:style style:name="T1184" style:parent-style-name="Fuentedepárrafopredeter." style:family="text">
      <style:text-properties fo:font-style="italic" style:font-style-asian="italic" style:font-style-complex="italic" fo:color="#78DCE8" fo:language="en" fo:country="US"/>
    </style:style>
    <style:style style:name="T1185" style:parent-style-name="Fuentedepárrafopredeter." style:family="text">
      <style:text-properties fo:font-style="italic" style:font-style-asian="italic" style:font-style-complex="italic" fo:color="#FFCFA8" fo:language="en" fo:country="US"/>
    </style:style>
    <style:style style:name="T1186" style:parent-style-name="Fuentedepárrafopredeter." style:family="text">
      <style:text-properties fo:color="#939293" fo:language="en" fo:country="US"/>
    </style:style>
    <style:style style:name="T1187" style:parent-style-name="Fuentedepárrafopredeter." style:family="text">
      <style:text-properties fo:color="#939293" fo:language="en" fo:country="US"/>
    </style:style>
    <style:style style:name="T1188" style:parent-style-name="Fuentedepárrafopredeter." style:family="text">
      <style:text-properties fo:color="#939293" fo:language="en" fo:country="US"/>
    </style:style>
    <style:style style:name="T1189" style:parent-style-name="Fuentedepárrafopredeter." style:family="text">
      <style:text-properties fo:font-style="italic" style:font-style-asian="italic" style:font-style-complex="italic" fo:color="#FCFCFA" fo:language="en" fo:country="US"/>
    </style:style>
    <style:style style:name="T1190" style:parent-style-name="Fuentedepárrafopredeter." style:family="text">
      <style:text-properties fo:color="#C0AAFF" fo:language="en" fo:country="US"/>
    </style:style>
    <style:style style:name="T1191" style:parent-style-name="Fuentedepárrafopredeter." style:family="text">
      <style:text-properties fo:font-style="italic" style:font-style-asian="italic" style:font-style-complex="italic" fo:color="#FF6188" fo:language="en" fo:country="US"/>
    </style:style>
    <style:style style:name="T1192" style:parent-style-name="Fuentedepárrafopredeter." style:family="text">
      <style:text-properties fo:color="#939293" fo:language="en" fo:country="US"/>
    </style:style>
    <style:style style:name="T1193" style:parent-style-name="Fuentedepárrafopredeter." style:family="text">
      <style:text-properties fo:color="#C994FF" fo:language="en" fo:country="US"/>
    </style:style>
    <style:style style:name="T1194" style:parent-style-name="Fuentedepárrafopredeter." style:family="text">
      <style:text-properties fo:color="#939293" fo:language="en" fo:country="US"/>
    </style:style>
    <style:style style:name="T1195" style:parent-style-name="Fuentedepárrafopredeter." style:family="text">
      <style:text-properties fo:color="#939293" fo:language="en" fo:country="US"/>
    </style:style>
    <style:style style:name="T1196" style:parent-style-name="Fuentedepárrafopredeter." style:family="text">
      <style:text-properties fo:font-style="italic" style:font-style-asian="italic" style:font-style-complex="italic" fo:color="#FF6188" fo:language="en" fo:country="US"/>
    </style:style>
    <style:style style:name="T1197" style:parent-style-name="Fuentedepárrafopredeter." style:family="text">
      <style:text-properties fo:color="#FCFCFA" fo:language="en" fo:country="US"/>
    </style:style>
    <style:style style:name="T1198" style:parent-style-name="Fuentedepárrafopredeter." style:family="text">
      <style:text-properties fo:color="#C0AAFF" fo:language="en" fo:country="US"/>
    </style:style>
    <style:style style:name="T1199" style:parent-style-name="Fuentedepárrafopredeter." style:family="text">
      <style:text-properties fo:color="#C994FF" fo:language="en" fo:country="US"/>
    </style:style>
    <style:style style:name="T1200" style:parent-style-name="Fuentedepárrafopredeter." style:family="text">
      <style:text-properties fo:color="#939293" fo:language="en" fo:country="US"/>
    </style:style>
    <style:style style:name="T1201" style:parent-style-name="Fuentedepárrafopredeter." style:family="text">
      <style:text-properties fo:color="#939293" fo:language="en" fo:country="US"/>
    </style:style>
    <style:style style:name="T1202" style:parent-style-name="Fuentedepárrafopredeter." style:family="text">
      <style:text-properties fo:font-style="italic" style:font-style-asian="italic" style:font-style-complex="italic" fo:color="#78DCE8" fo:language="en" fo:country="US"/>
    </style:style>
    <style:style style:name="T1203" style:parent-style-name="Fuentedepárrafopredeter." style:family="text">
      <style:text-properties fo:color="#FCFCFA" fo:language="en" fo:country="US"/>
    </style:style>
    <style:style style:name="T1204" style:parent-style-name="Fuentedepárrafopredeter." style:family="text">
      <style:text-properties fo:color="#C0AAFF" fo:language="en" fo:country="US"/>
    </style:style>
    <style:style style:name="T1205" style:parent-style-name="Fuentedepárrafopredeter." style:family="text">
      <style:text-properties fo:font-style="italic" style:font-style-asian="italic" style:font-style-complex="italic" fo:color="#FF6188" fo:language="en" fo:country="US"/>
    </style:style>
    <style:style style:name="T1206" style:parent-style-name="Fuentedepárrafopredeter." style:family="text">
      <style:text-properties fo:color="#99FFAE" fo:language="en" fo:country="US"/>
    </style:style>
    <style:style style:name="T1207" style:parent-style-name="Fuentedepárrafopredeter." style:family="text">
      <style:text-properties fo:color="#939293" fo:language="en" fo:country="US"/>
    </style:style>
    <style:style style:name="P1208"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1209" style:parent-style-name="Normal" style:family="paragraph">
      <style:paragraph-properties>
        <style:tab-stops>
          <style:tab-stop style:type="left" style:position="1.6875in"/>
        </style:tab-stops>
      </style:paragraph-properties>
    </style:style>
    <style:style style:name="T1210" style:parent-style-name="Fuentedepárrafopredeter." style:family="text">
      <style:text-properties fo:font-size="14pt" style:font-size-asian="14pt" style:font-size-complex="14pt"/>
    </style:style>
    <style:style style:name="T1211" style:parent-style-name="Fuentedepárrafopredeter." style:family="text">
      <style:text-properties fo:font-style="italic" style:font-style-asian="italic" style:font-style-complex="italic" fo:font-size="14pt" style:font-size-asian="14pt" style:font-size-complex="14pt"/>
    </style:style>
    <style:style style:name="T1212" style:parent-style-name="Fuentedepárrafopredeter." style:family="text">
      <style:text-properties fo:font-size="14pt" style:font-size-asian="14pt" style:font-size-complex="14pt"/>
    </style:style>
    <style:style style:name="T1213" style:parent-style-name="Fuentedepárrafopredeter." style:family="text">
      <style:text-properties fo:font-size="14pt" style:font-size-asian="14pt" style:font-size-complex="14pt"/>
    </style:style>
    <style:style style:name="P1214" style:parent-style-name="HTMLconformatoprevio" style:family="paragraph">
      <style:paragraph-properties fo:background-color="#181818"/>
    </style:style>
    <style:style style:name="T1215" style:parent-style-name="Fuentedepárrafopredeter." style:family="text">
      <style:text-properties fo:font-style="italic" style:font-style-asian="italic" style:font-style-complex="italic" fo:color="#FF6188"/>
    </style:style>
    <style:style style:name="T1216" style:parent-style-name="Fuentedepárrafopredeter." style:family="text">
      <style:text-properties fo:color="#A9DC76"/>
    </style:style>
    <style:style style:name="T1217" style:parent-style-name="Fuentedepárrafopredeter." style:family="text">
      <style:text-properties fo:color="#939293"/>
    </style:style>
    <style:style style:name="T1218" style:parent-style-name="Fuentedepárrafopredeter." style:family="text">
      <style:text-properties fo:font-style="italic" style:font-style-asian="italic" style:font-style-complex="italic" fo:color="#FF6188"/>
    </style:style>
    <style:style style:name="T1219" style:parent-style-name="Fuentedepárrafopredeter." style:family="text">
      <style:text-properties fo:font-style="italic" style:font-style-asian="italic" style:font-style-complex="italic" fo:color="#FFCFA8"/>
    </style:style>
    <style:style style:name="T1220" style:parent-style-name="Fuentedepárrafopredeter." style:family="text">
      <style:text-properties fo:color="#939293"/>
    </style:style>
    <style:style style:name="T1221" style:parent-style-name="Fuentedepárrafopredeter." style:family="text">
      <style:text-properties fo:color="#939293"/>
    </style:style>
    <style:style style:name="T1222" style:parent-style-name="Fuentedepárrafopredeter." style:family="text">
      <style:text-properties fo:font-style="italic" style:font-style-asian="italic" style:font-style-complex="italic" fo:color="#FF6188"/>
    </style:style>
    <style:style style:name="T1223" style:parent-style-name="Fuentedepárrafopredeter." style:family="text">
      <style:text-properties fo:color="#FCFCFA"/>
    </style:style>
    <style:style style:name="T1224" style:parent-style-name="Fuentedepárrafopredeter." style:family="text">
      <style:text-properties fo:color="#C0AAFF"/>
    </style:style>
    <style:style style:name="T1225" style:parent-style-name="Fuentedepárrafopredeter." style:family="text">
      <style:text-properties fo:color="#C994FF"/>
    </style:style>
    <style:style style:name="T1226" style:parent-style-name="Fuentedepárrafopredeter." style:family="text">
      <style:text-properties fo:color="#939293"/>
    </style:style>
    <style:style style:name="T1227" style:parent-style-name="Fuentedepárrafopredeter." style:family="text">
      <style:text-properties fo:color="#939293"/>
    </style:style>
    <style:style style:name="T1228" style:parent-style-name="Fuentedepárrafopredeter." style:family="text">
      <style:text-properties fo:color="#939293"/>
    </style:style>
    <style:style style:name="T1229" style:parent-style-name="Fuentedepárrafopredeter." style:family="text">
      <style:text-properties fo:font-style="italic" style:font-style-asian="italic" style:font-style-complex="italic" fo:color="#FF6188"/>
    </style:style>
    <style:style style:name="T1230" style:parent-style-name="Fuentedepárrafopredeter." style:family="text">
      <style:text-properties fo:color="#939293"/>
    </style:style>
    <style:style style:name="T1231" style:parent-style-name="Fuentedepárrafopredeter." style:family="text">
      <style:text-properties fo:font-style="italic" style:font-style-asian="italic" style:font-style-complex="italic" fo:color="#FF6188"/>
    </style:style>
    <style:style style:name="T1232" style:parent-style-name="Fuentedepárrafopredeter." style:family="text">
      <style:text-properties fo:color="#FCFCFA"/>
    </style:style>
    <style:style style:name="T1233" style:parent-style-name="Fuentedepárrafopredeter." style:family="text">
      <style:text-properties fo:color="#C0AAFF"/>
    </style:style>
    <style:style style:name="T1234" style:parent-style-name="Fuentedepárrafopredeter." style:family="text">
      <style:text-properties fo:color="#C994FF"/>
    </style:style>
    <style:style style:name="T1235" style:parent-style-name="Fuentedepárrafopredeter." style:family="text">
      <style:text-properties fo:color="#939293"/>
    </style:style>
    <style:style style:name="T1236" style:parent-style-name="Fuentedepárrafopredeter." style:family="text">
      <style:text-properties fo:color="#FCFCFA"/>
    </style:style>
    <style:style style:name="T1237" style:parent-style-name="Fuentedepárrafopredeter." style:family="text">
      <style:text-properties fo:color="#C0AAFF"/>
    </style:style>
    <style:style style:name="T1238" style:parent-style-name="Fuentedepárrafopredeter." style:family="text">
      <style:text-properties fo:font-style="italic" style:font-style-asian="italic" style:font-style-complex="italic" fo:color="#FFCFA8"/>
    </style:style>
    <style:style style:name="T1239" style:parent-style-name="Fuentedepárrafopredeter." style:family="text">
      <style:text-properties fo:color="#939293"/>
    </style:style>
    <style:style style:name="T1240" style:parent-style-name="Fuentedepárrafopredeter." style:family="text">
      <style:text-properties fo:color="#FCFCFA"/>
    </style:style>
    <style:style style:name="T1241" style:parent-style-name="Fuentedepárrafopredeter." style:family="text">
      <style:text-properties fo:color="#939293"/>
    </style:style>
    <style:style style:name="T1242" style:parent-style-name="Fuentedepárrafopredeter." style:family="text">
      <style:text-properties fo:color="#FCFCFA"/>
    </style:style>
    <style:style style:name="T1243" style:parent-style-name="Fuentedepárrafopredeter." style:family="text">
      <style:text-properties fo:color="#C0AAFF"/>
    </style:style>
    <style:style style:name="T1244" style:parent-style-name="Fuentedepárrafopredeter." style:family="text">
      <style:text-properties fo:color="#939293"/>
    </style:style>
    <style:style style:name="T1245" style:parent-style-name="Fuentedepárrafopredeter." style:family="text">
      <style:text-properties fo:font-style="italic" style:font-style-asian="italic" style:font-style-complex="italic" fo:color="#727072"/>
    </style:style>
    <style:style style:name="T1246" style:parent-style-name="Fuentedepárrafopredeter." style:family="text">
      <style:text-properties fo:font-style="italic" style:font-style-asian="italic" style:font-style-complex="italic" fo:color="#727072"/>
    </style:style>
    <style:style style:name="T1247" style:parent-style-name="Fuentedepárrafopredeter." style:family="text">
      <style:text-properties fo:color="#FCFCFA"/>
    </style:style>
    <style:style style:name="T1248" style:parent-style-name="Fuentedepárrafopredeter." style:family="text">
      <style:text-properties fo:color="#C0AAFF"/>
    </style:style>
    <style:style style:name="T1249" style:parent-style-name="Fuentedepárrafopredeter." style:family="text">
      <style:text-properties fo:font-style="italic" style:font-style-asian="italic" style:font-style-complex="italic" fo:color="#FFCFA8"/>
    </style:style>
    <style:style style:name="T1250" style:parent-style-name="Fuentedepárrafopredeter." style:family="text">
      <style:text-properties fo:color="#939293"/>
    </style:style>
    <style:style style:name="T1251" style:parent-style-name="Fuentedepárrafopredeter." style:family="text">
      <style:text-properties fo:color="#FCFCFA"/>
    </style:style>
    <style:style style:name="T1252" style:parent-style-name="Fuentedepárrafopredeter." style:family="text">
      <style:text-properties fo:color="#939293"/>
    </style:style>
    <style:style style:name="T1253" style:parent-style-name="Fuentedepárrafopredeter." style:family="text">
      <style:text-properties fo:color="#939293"/>
    </style:style>
    <style:style style:name="T1254" style:parent-style-name="Fuentedepárrafopredeter." style:family="text">
      <style:text-properties fo:color="#939293"/>
    </style:style>
    <style:style style:name="T1255" style:parent-style-name="Fuentedepárrafopredeter." style:family="text">
      <style:text-properties fo:color="#939293"/>
    </style:style>
    <style:style style:name="T1256" style:parent-style-name="Fuentedepárrafopredeter." style:family="text">
      <style:text-properties fo:color="#FCFCFA"/>
    </style:style>
    <style:style style:name="T1257" style:parent-style-name="Fuentedepárrafopredeter." style:family="text">
      <style:text-properties fo:color="#C0AAFF"/>
    </style:style>
    <style:style style:name="T1258" style:parent-style-name="Fuentedepárrafopredeter." style:family="text">
      <style:text-properties fo:color="#FCFCFA"/>
    </style:style>
    <style:style style:name="T1259" style:parent-style-name="Fuentedepárrafopredeter." style:family="text">
      <style:text-properties fo:color="#C0AAFF"/>
    </style:style>
    <style:style style:name="T1260" style:parent-style-name="Fuentedepárrafopredeter." style:family="text">
      <style:text-properties fo:font-style="italic" style:font-style-asian="italic" style:font-style-complex="italic" fo:color="#FFCFA8"/>
    </style:style>
    <style:style style:name="T1261" style:parent-style-name="Fuentedepárrafopredeter." style:family="text">
      <style:text-properties fo:color="#939293"/>
    </style:style>
    <style:style style:name="T1262" style:parent-style-name="Fuentedepárrafopredeter." style:family="text">
      <style:text-properties fo:color="#FCFCFA"/>
    </style:style>
    <style:style style:name="T1263" style:parent-style-name="Fuentedepárrafopredeter." style:family="text">
      <style:text-properties fo:color="#C0AAFF"/>
    </style:style>
    <style:style style:name="T1264" style:parent-style-name="Fuentedepárrafopredeter." style:family="text">
      <style:text-properties fo:color="#C994FF"/>
    </style:style>
    <style:style style:name="T1265" style:parent-style-name="Fuentedepárrafopredeter." style:family="text">
      <style:text-properties fo:color="#939293"/>
    </style:style>
    <style:style style:name="T1266" style:parent-style-name="Fuentedepárrafopredeter." style:family="text">
      <style:text-properties fo:color="#939293"/>
    </style:style>
    <style:style style:name="T1267" style:parent-style-name="Fuentedepárrafopredeter." style:family="text">
      <style:text-properties fo:color="#939293"/>
    </style:style>
    <style:style style:name="T1268" style:parent-style-name="Fuentedepárrafopredeter." style:family="text">
      <style:text-properties fo:font-style="italic" style:font-style-asian="italic" style:font-style-complex="italic" fo:color="#FF6188"/>
    </style:style>
    <style:style style:name="T1269" style:parent-style-name="Fuentedepárrafopredeter." style:family="text">
      <style:text-properties fo:color="#FCFCFA"/>
    </style:style>
    <style:style style:name="T1270" style:parent-style-name="Fuentedepárrafopredeter." style:family="text">
      <style:text-properties fo:color="#939293"/>
    </style:style>
    <style:style style:name="T1271" style:parent-style-name="Fuentedepárrafopredeter." style:family="text">
      <style:text-properties fo:color="#939293"/>
    </style:style>
    <style:style style:name="P1272"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1273"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1274"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1275" style:parent-style-name="HTMLconformatoprevio" style:family="paragraph">
      <style:paragraph-properties fo:background-color="#181818"/>
    </style:style>
    <style:style style:name="T1276" style:parent-style-name="Fuentedepárrafopredeter." style:family="text">
      <style:text-properties fo:font-style="italic" style:font-style-asian="italic" style:font-style-complex="italic" fo:color="#FF6188"/>
    </style:style>
    <style:style style:name="T1277" style:parent-style-name="Fuentedepárrafopredeter." style:family="text">
      <style:text-properties fo:color="#939293"/>
    </style:style>
    <style:style style:name="T1278" style:parent-style-name="Fuentedepárrafopredeter." style:family="text">
      <style:text-properties fo:font-style="italic" style:font-style-asian="italic" style:font-style-complex="italic" fo:color="#FF6188"/>
    </style:style>
    <style:style style:name="T1279" style:parent-style-name="Fuentedepárrafopredeter." style:family="text">
      <style:text-properties fo:color="#FCFCFA"/>
    </style:style>
    <style:style style:name="T1280" style:parent-style-name="Fuentedepárrafopredeter." style:family="text">
      <style:text-properties fo:color="#C0AAFF"/>
    </style:style>
    <style:style style:name="T1281" style:parent-style-name="Fuentedepárrafopredeter." style:family="text">
      <style:text-properties fo:color="#C994FF"/>
    </style:style>
    <style:style style:name="T1282" style:parent-style-name="Fuentedepárrafopredeter." style:family="text">
      <style:text-properties fo:color="#939293"/>
    </style:style>
    <style:style style:name="T1283" style:parent-style-name="Fuentedepárrafopredeter." style:family="text">
      <style:text-properties fo:color="#FCFCFA"/>
    </style:style>
    <style:style style:name="T1284" style:parent-style-name="Fuentedepárrafopredeter." style:family="text">
      <style:text-properties fo:color="#C0AAFF"/>
    </style:style>
    <style:style style:name="T1285" style:parent-style-name="Fuentedepárrafopredeter." style:family="text">
      <style:text-properties fo:color="#F59762"/>
    </style:style>
    <style:style style:name="T1286" style:parent-style-name="Fuentedepárrafopredeter." style:family="text">
      <style:text-properties fo:color="#939293"/>
    </style:style>
    <style:style style:name="T1287" style:parent-style-name="Fuentedepárrafopredeter." style:family="text">
      <style:text-properties fo:color="#FCFCFA"/>
    </style:style>
    <style:style style:name="T1288" style:parent-style-name="Fuentedepárrafopredeter." style:family="text">
      <style:text-properties fo:color="#939293"/>
    </style:style>
    <style:style style:name="T1289" style:parent-style-name="Fuentedepárrafopredeter." style:family="text">
      <style:text-properties fo:color="#FCFCFA"/>
    </style:style>
    <style:style style:name="T1290" style:parent-style-name="Fuentedepárrafopredeter." style:family="text">
      <style:text-properties fo:color="#C0AAFF"/>
    </style:style>
    <style:style style:name="T1291" style:parent-style-name="Fuentedepárrafopredeter." style:family="text">
      <style:text-properties fo:color="#939293"/>
    </style:style>
    <style:style style:name="T1292" style:parent-style-name="Fuentedepárrafopredeter." style:family="text">
      <style:text-properties fo:color="#939293"/>
    </style:style>
    <style:style style:name="T1293" style:parent-style-name="Fuentedepárrafopredeter." style:family="text">
      <style:text-properties fo:color="#FCFCFA"/>
    </style:style>
    <style:style style:name="T1294" style:parent-style-name="Fuentedepárrafopredeter." style:family="text">
      <style:text-properties fo:color="#939293"/>
    </style:style>
    <style:style style:name="T1295" style:parent-style-name="Fuentedepárrafopredeter." style:family="text">
      <style:text-properties fo:color="#99FFAE"/>
    </style:style>
    <style:style style:name="T1296" style:parent-style-name="Fuentedepárrafopredeter." style:family="text">
      <style:text-properties fo:color="#939293"/>
    </style:style>
    <style:style style:name="T1297" style:parent-style-name="Fuentedepárrafopredeter." style:family="text">
      <style:text-properties fo:color="#939293"/>
    </style:style>
    <style:style style:name="T1298" style:parent-style-name="Fuentedepárrafopredeter." style:family="text">
      <style:text-properties fo:font-style="italic" style:font-style-asian="italic" style:font-style-complex="italic" fo:color="#78DCE8"/>
    </style:style>
    <style:style style:name="T1299" style:parent-style-name="Fuentedepárrafopredeter." style:family="text">
      <style:text-properties fo:color="#939293"/>
    </style:style>
    <style:style style:name="T1300" style:parent-style-name="Fuentedepárrafopredeter." style:family="text">
      <style:text-properties fo:color="#99FFAE"/>
    </style:style>
    <style:style style:name="T1301" style:parent-style-name="Fuentedepárrafopredeter." style:family="text">
      <style:text-properties fo:color="#939293"/>
    </style:style>
    <style:style style:name="T1302" style:parent-style-name="Fuentedepárrafopredeter." style:family="text">
      <style:text-properties fo:color="#F59762"/>
    </style:style>
    <style:style style:name="T1303" style:parent-style-name="Fuentedepárrafopredeter." style:family="text">
      <style:text-properties fo:color="#939293"/>
    </style:style>
    <style:style style:name="T1304" style:parent-style-name="Fuentedepárrafopredeter." style:family="text">
      <style:text-properties fo:color="#FCFCFA"/>
    </style:style>
    <style:style style:name="T1305" style:parent-style-name="Fuentedepárrafopredeter." style:family="text">
      <style:text-properties fo:color="#939293"/>
    </style:style>
    <style:style style:name="T1306" style:parent-style-name="Fuentedepárrafopredeter." style:family="text">
      <style:text-properties fo:color="#939293"/>
    </style:style>
    <style:style style:name="T1307" style:parent-style-name="Fuentedepárrafopredeter." style:family="text">
      <style:text-properties fo:color="#FCFCFA"/>
    </style:style>
    <style:style style:name="T1308" style:parent-style-name="Fuentedepárrafopredeter." style:family="text">
      <style:text-properties fo:color="#939293"/>
    </style:style>
    <style:style style:name="T1309" style:parent-style-name="Fuentedepárrafopredeter." style:family="text">
      <style:text-properties fo:color="#99FFAE"/>
    </style:style>
    <style:style style:name="T1310" style:parent-style-name="Fuentedepárrafopredeter." style:family="text">
      <style:text-properties fo:color="#939293"/>
    </style:style>
    <style:style style:name="T1311" style:parent-style-name="Fuentedepárrafopredeter." style:family="text">
      <style:text-properties fo:color="#939293"/>
    </style:style>
    <style:style style:name="T1312" style:parent-style-name="Fuentedepárrafopredeter." style:family="text">
      <style:text-properties fo:font-style="italic" style:font-style-asian="italic" style:font-style-complex="italic" fo:color="#FCFCFA"/>
    </style:style>
    <style:style style:name="T1313" style:parent-style-name="Fuentedepárrafopredeter." style:family="text">
      <style:text-properties fo:color="#939293"/>
    </style:style>
    <style:style style:name="T1314" style:parent-style-name="Fuentedepárrafopredeter." style:family="text">
      <style:text-properties fo:color="#FCFCFA"/>
    </style:style>
    <style:style style:name="T1315" style:parent-style-name="Fuentedepárrafopredeter." style:family="text">
      <style:text-properties fo:color="#939293"/>
    </style:style>
    <style:style style:name="T1316" style:parent-style-name="Fuentedepárrafopredeter." style:family="text">
      <style:text-properties fo:color="#C0AAFF"/>
    </style:style>
    <style:style style:name="T1317" style:parent-style-name="Fuentedepárrafopredeter." style:family="text">
      <style:text-properties fo:color="#FCFCFA"/>
    </style:style>
    <style:style style:name="T1318" style:parent-style-name="Fuentedepárrafopredeter." style:family="text">
      <style:text-properties fo:color="#939293"/>
    </style:style>
    <style:style style:name="T1319" style:parent-style-name="Fuentedepárrafopredeter." style:family="text">
      <style:text-properties fo:color="#99FFAE"/>
    </style:style>
    <style:style style:name="T1320" style:parent-style-name="Fuentedepárrafopredeter." style:family="text">
      <style:text-properties fo:color="#939293"/>
    </style:style>
    <style:style style:name="T1321" style:parent-style-name="Fuentedepárrafopredeter." style:family="text">
      <style:text-properties fo:color="#939293"/>
    </style:style>
    <style:style style:name="T1322" style:parent-style-name="Fuentedepárrafopredeter." style:family="text">
      <style:text-properties fo:color="#FCFCFA"/>
    </style:style>
    <style:style style:name="T1323" style:parent-style-name="Fuentedepárrafopredeter." style:family="text">
      <style:text-properties fo:color="#939293"/>
    </style:style>
    <style:style style:name="T1324" style:parent-style-name="Fuentedepárrafopredeter." style:family="text">
      <style:text-properties fo:color="#99FFAE"/>
    </style:style>
    <style:style style:name="T1325" style:parent-style-name="Fuentedepárrafopredeter." style:family="text">
      <style:text-properties fo:color="#939293"/>
    </style:style>
    <style:style style:name="T1326" style:parent-style-name="Fuentedepárrafopredeter." style:family="text">
      <style:text-properties fo:color="#939293"/>
    </style:style>
    <style:style style:name="P1327" style:parent-style-name="Normal" style:family="paragraph">
      <style:paragraph-properties>
        <style:tab-stops>
          <style:tab-stop style:type="left" style:position="1.6875in"/>
        </style:tab-stops>
      </style:paragraph-properties>
    </style:style>
    <style:style style:name="T1328" style:parent-style-name="Fuentedepárrafopredeter." style:family="text">
      <style:text-properties fo:font-size="14pt" style:font-size-asian="14pt" style:font-size-complex="14pt"/>
    </style:style>
    <style:style style:name="T1329" style:parent-style-name="Fuentedepárrafopredeter." style:family="text">
      <style:text-properties fo:font-style="italic" style:font-style-asian="italic" style:font-style-complex="italic" fo:font-size="14pt" style:font-size-asian="14pt" style:font-size-complex="14pt"/>
    </style:style>
    <style:style style:name="T1330" style:parent-style-name="Fuentedepárrafopredeter." style:family="text">
      <style:text-properties fo:font-size="14pt" style:font-size-asian="14pt" style:font-size-complex="14pt"/>
    </style:style>
    <style:style style:name="T1331" style:parent-style-name="Fuentedepárrafopredeter." style:family="text">
      <style:text-properties fo:font-size="14pt" style:font-size-asian="14pt" style:font-size-complex="14pt"/>
    </style:style>
    <style:style style:name="P1332" style:parent-style-name="HTMLconformatoprevio" style:family="paragraph">
      <style:paragraph-properties fo:background-color="#181818"/>
    </style:style>
    <style:style style:name="T1333" style:parent-style-name="Fuentedepárrafopredeter." style:family="text">
      <style:text-properties fo:color="#FCFCFA"/>
    </style:style>
    <style:style style:name="T1334" style:parent-style-name="Fuentedepárrafopredeter." style:family="text">
      <style:text-properties fo:color="#C0AAFF"/>
    </style:style>
    <style:style style:name="T1335" style:parent-style-name="Fuentedepárrafopredeter." style:family="text">
      <style:text-properties fo:color="#99FFAE"/>
    </style:style>
    <style:style style:name="T1336" style:parent-style-name="Fuentedepárrafopredeter." style:family="text">
      <style:text-properties fo:color="#939293"/>
    </style:style>
    <style:style style:name="T1337" style:parent-style-name="Fuentedepárrafopredeter." style:family="text">
      <style:text-properties fo:font-style="italic" style:font-style-asian="italic" style:font-style-complex="italic" fo:color="#FCFCFA"/>
    </style:style>
    <style:style style:name="T1338" style:parent-style-name="Fuentedepárrafopredeter." style:family="text">
      <style:text-properties fo:color="#939293"/>
    </style:style>
    <style:style style:name="T1339" style:parent-style-name="Fuentedepárrafopredeter." style:family="text">
      <style:text-properties fo:color="#939293"/>
    </style:style>
    <style:style style:name="T1340" style:parent-style-name="Fuentedepárrafopredeter." style:family="text">
      <style:text-properties fo:color="#939293"/>
    </style:style>
    <style:style style:name="T1341" style:parent-style-name="Fuentedepárrafopredeter." style:family="text">
      <style:text-properties fo:font-style="italic" style:font-style-asian="italic" style:font-style-complex="italic" fo:color="#FF6188"/>
    </style:style>
    <style:style style:name="T1342" style:parent-style-name="Fuentedepárrafopredeter." style:family="text">
      <style:text-properties fo:color="#939293"/>
    </style:style>
    <style:style style:name="T1343" style:parent-style-name="Fuentedepárrafopredeter." style:family="text">
      <style:text-properties fo:color="#FCFCFA"/>
    </style:style>
    <style:style style:name="T1344" style:parent-style-name="Fuentedepárrafopredeter." style:family="text">
      <style:text-properties fo:color="#C0AAFF"/>
    </style:style>
    <style:style style:name="T1345" style:parent-style-name="Fuentedepárrafopredeter." style:family="text">
      <style:text-properties fo:color="#C994FF"/>
    </style:style>
    <style:style style:name="T1346" style:parent-style-name="Fuentedepárrafopredeter." style:family="text">
      <style:text-properties fo:color="#939293"/>
    </style:style>
    <style:style style:name="T1347" style:parent-style-name="Fuentedepárrafopredeter." style:family="text">
      <style:text-properties fo:color="#939293"/>
    </style:style>
    <style:style style:name="T1348" style:parent-style-name="Fuentedepárrafopredeter." style:family="text">
      <style:text-properties fo:color="#939293"/>
    </style:style>
    <style:style style:name="T1349" style:parent-style-name="Fuentedepárrafopredeter." style:family="text">
      <style:text-properties fo:font-style="italic" style:font-style-asian="italic" style:font-style-complex="italic" fo:color="#78DCE8"/>
    </style:style>
    <style:style style:name="T1350" style:parent-style-name="Fuentedepárrafopredeter." style:family="text">
      <style:text-properties fo:color="#939293"/>
    </style:style>
    <style:style style:name="T1351" style:parent-style-name="Fuentedepárrafopredeter." style:family="text">
      <style:text-properties fo:color="#F59762"/>
    </style:style>
    <style:style style:name="T1352" style:parent-style-name="Fuentedepárrafopredeter." style:family="text">
      <style:text-properties fo:color="#939293"/>
    </style:style>
    <style:style style:name="T1353" style:parent-style-name="Fuentedepárrafopredeter." style:family="text">
      <style:text-properties fo:color="#99FFAE"/>
    </style:style>
    <style:style style:name="T1354" style:parent-style-name="Fuentedepárrafopredeter." style:family="text">
      <style:text-properties fo:color="#939293"/>
    </style:style>
    <style:style style:name="T1355" style:parent-style-name="Fuentedepárrafopredeter." style:family="text">
      <style:text-properties fo:color="#FFF48A"/>
    </style:style>
    <style:style style:name="T1356" style:parent-style-name="Fuentedepárrafopredeter." style:family="text">
      <style:text-properties fo:color="#939293"/>
    </style:style>
    <style:style style:name="T1357" style:parent-style-name="Fuentedepárrafopredeter." style:family="text">
      <style:text-properties fo:color="#939293"/>
    </style:style>
    <style:style style:name="T1358" style:parent-style-name="Fuentedepárrafopredeter." style:family="text">
      <style:text-properties fo:color="#939293"/>
    </style:style>
    <style:style style:name="T1359" style:parent-style-name="Fuentedepárrafopredeter." style:family="text">
      <style:text-properties fo:font-style="italic" style:font-style-asian="italic" style:font-style-complex="italic" fo:color="#FF6188"/>
    </style:style>
    <style:style style:name="T1360" style:parent-style-name="Fuentedepárrafopredeter." style:family="text">
      <style:text-properties fo:color="#939293"/>
    </style:style>
    <style:style style:name="T1361" style:parent-style-name="Fuentedepárrafopredeter." style:family="text">
      <style:text-properties fo:color="#FCFCFA"/>
    </style:style>
    <style:style style:name="T1362" style:parent-style-name="Fuentedepárrafopredeter." style:family="text">
      <style:text-properties fo:color="#C0AAFF"/>
    </style:style>
    <style:style style:name="T1363" style:parent-style-name="Fuentedepárrafopredeter." style:family="text">
      <style:text-properties fo:color="#C994FF"/>
    </style:style>
    <style:style style:name="T1364" style:parent-style-name="Fuentedepárrafopredeter." style:family="text">
      <style:text-properties fo:color="#939293"/>
    </style:style>
    <style:style style:name="T1365" style:parent-style-name="Fuentedepárrafopredeter." style:family="text">
      <style:text-properties fo:color="#939293"/>
    </style:style>
    <style:style style:name="T1366" style:parent-style-name="Fuentedepárrafopredeter." style:family="text">
      <style:text-properties fo:color="#939293"/>
    </style:style>
    <style:style style:name="T1367" style:parent-style-name="Fuentedepárrafopredeter." style:family="text">
      <style:text-properties fo:font-style="italic" style:font-style-asian="italic" style:font-style-complex="italic" fo:color="#78DCE8"/>
    </style:style>
    <style:style style:name="T1368" style:parent-style-name="Fuentedepárrafopredeter." style:family="text">
      <style:text-properties fo:color="#939293"/>
    </style:style>
    <style:style style:name="T1369" style:parent-style-name="Fuentedepárrafopredeter." style:family="text">
      <style:text-properties fo:color="#F59762"/>
    </style:style>
    <style:style style:name="T1370" style:parent-style-name="Fuentedepárrafopredeter." style:family="text">
      <style:text-properties fo:color="#939293"/>
    </style:style>
    <style:style style:name="T1371" style:parent-style-name="Fuentedepárrafopredeter." style:family="text">
      <style:text-properties fo:color="#99FFAE"/>
    </style:style>
    <style:style style:name="T1372" style:parent-style-name="Fuentedepárrafopredeter." style:family="text">
      <style:text-properties fo:color="#939293"/>
    </style:style>
    <style:style style:name="T1373" style:parent-style-name="Fuentedepárrafopredeter." style:family="text">
      <style:text-properties fo:color="#FFF48A"/>
    </style:style>
    <style:style style:name="T1374" style:parent-style-name="Fuentedepárrafopredeter." style:family="text">
      <style:text-properties fo:color="#939293"/>
    </style:style>
    <style:style style:name="T1375" style:parent-style-name="Fuentedepárrafopredeter." style:family="text">
      <style:text-properties fo:color="#939293"/>
    </style:style>
    <style:style style:name="T1376" style:parent-style-name="Fuentedepárrafopredeter." style:family="text">
      <style:text-properties fo:color="#939293"/>
    </style:style>
    <style:style style:name="T1377" style:parent-style-name="Fuentedepárrafopredeter." style:family="text">
      <style:text-properties fo:font-style="italic" style:font-style-asian="italic" style:font-style-complex="italic" fo:color="#FF6188"/>
    </style:style>
    <style:style style:name="T1378" style:parent-style-name="Fuentedepárrafopredeter." style:family="text">
      <style:text-properties fo:color="#939293"/>
    </style:style>
    <style:style style:name="T1379" style:parent-style-name="Fuentedepárrafopredeter." style:family="text">
      <style:text-properties fo:color="#939293"/>
    </style:style>
    <style:style style:name="T1380" style:parent-style-name="Fuentedepárrafopredeter." style:family="text">
      <style:text-properties fo:font-style="italic" style:font-style-asian="italic" style:font-style-complex="italic" fo:color="#78DCE8"/>
    </style:style>
    <style:style style:name="T1381" style:parent-style-name="Fuentedepárrafopredeter." style:family="text">
      <style:text-properties fo:color="#939293"/>
    </style:style>
    <style:style style:name="T1382" style:parent-style-name="Fuentedepárrafopredeter." style:family="text">
      <style:text-properties fo:color="#F59762"/>
    </style:style>
    <style:style style:name="T1383" style:parent-style-name="Fuentedepárrafopredeter." style:family="text">
      <style:text-properties fo:color="#939293"/>
    </style:style>
    <style:style style:name="T1384" style:parent-style-name="Fuentedepárrafopredeter." style:family="text">
      <style:text-properties fo:color="#99FFAE"/>
    </style:style>
    <style:style style:name="T1385" style:parent-style-name="Fuentedepárrafopredeter." style:family="text">
      <style:text-properties fo:color="#939293"/>
    </style:style>
    <style:style style:name="T1386" style:parent-style-name="Fuentedepárrafopredeter." style:family="text">
      <style:text-properties fo:color="#FFF48A"/>
    </style:style>
    <style:style style:name="T1387" style:parent-style-name="Fuentedepárrafopredeter." style:family="text">
      <style:text-properties fo:color="#939293"/>
    </style:style>
    <style:style style:name="T1388" style:parent-style-name="Fuentedepárrafopredeter." style:family="text">
      <style:text-properties fo:color="#939293"/>
    </style:style>
    <style:style style:name="P1389"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1390"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1391" style:parent-style-name="HTMLconformatoprevio" style:family="paragraph">
      <style:paragraph-properties fo:background-color="#181818"/>
    </style:style>
    <style:style style:name="T1392" style:parent-style-name="Fuentedepárrafopredeter." style:family="text">
      <style:text-properties fo:font-style="italic" style:font-style-asian="italic" style:font-style-complex="italic" fo:color="#FF6188"/>
    </style:style>
    <style:style style:name="T1393" style:parent-style-name="Fuentedepárrafopredeter." style:family="text">
      <style:text-properties fo:color="#A9DC76"/>
    </style:style>
    <style:style style:name="T1394" style:parent-style-name="Fuentedepárrafopredeter." style:family="text">
      <style:text-properties fo:color="#939293"/>
    </style:style>
    <style:style style:name="T1395" style:parent-style-name="Fuentedepárrafopredeter." style:family="text">
      <style:text-properties fo:color="#939293"/>
    </style:style>
    <style:style style:name="T1396" style:parent-style-name="Fuentedepárrafopredeter." style:family="text">
      <style:text-properties fo:font-style="italic" style:font-style-asian="italic" style:font-style-complex="italic" fo:color="#FF6188"/>
    </style:style>
    <style:style style:name="T1397" style:parent-style-name="Fuentedepárrafopredeter." style:family="text">
      <style:text-properties fo:color="#FCFCFA"/>
    </style:style>
    <style:style style:name="T1398" style:parent-style-name="Fuentedepárrafopredeter." style:family="text">
      <style:text-properties fo:color="#C0AAFF"/>
    </style:style>
    <style:style style:name="T1399" style:parent-style-name="Fuentedepárrafopredeter." style:family="text">
      <style:text-properties fo:font-style="italic" style:font-style-asian="italic" style:font-style-complex="italic" fo:color="#FF6188"/>
    </style:style>
    <style:style style:name="T1400" style:parent-style-name="Fuentedepárrafopredeter." style:family="text">
      <style:text-properties fo:color="#939293"/>
    </style:style>
    <style:style style:name="T1401" style:parent-style-name="Fuentedepárrafopredeter." style:family="text">
      <style:text-properties fo:color="#939293"/>
    </style:style>
    <style:style style:name="T1402" style:parent-style-name="Fuentedepárrafopredeter." style:family="text">
      <style:text-properties fo:font-style="italic" style:font-style-asian="italic" style:font-style-complex="italic" fo:color="#FF6188"/>
    </style:style>
    <style:style style:name="T1403" style:parent-style-name="Fuentedepárrafopredeter." style:family="text">
      <style:text-properties fo:color="#FCFCFA"/>
    </style:style>
    <style:style style:name="T1404" style:parent-style-name="Fuentedepárrafopredeter." style:family="text">
      <style:text-properties fo:color="#C0AAFF"/>
    </style:style>
    <style:style style:name="T1405" style:parent-style-name="Fuentedepárrafopredeter." style:family="text">
      <style:text-properties fo:color="#C994FF"/>
    </style:style>
    <style:style style:name="T1406" style:parent-style-name="Fuentedepárrafopredeter." style:family="text">
      <style:text-properties fo:color="#939293"/>
    </style:style>
    <style:style style:name="T1407" style:parent-style-name="Fuentedepárrafopredeter." style:family="text">
      <style:text-properties fo:color="#939293"/>
    </style:style>
    <style:style style:name="T1408" style:parent-style-name="Fuentedepárrafopredeter." style:family="text">
      <style:text-properties fo:font-style="italic" style:font-style-asian="italic" style:font-style-complex="italic" fo:color="#FF6188"/>
    </style:style>
    <style:style style:name="T1409" style:parent-style-name="Fuentedepárrafopredeter." style:family="text">
      <style:text-properties fo:color="#FCFCFA"/>
    </style:style>
    <style:style style:name="T1410" style:parent-style-name="Fuentedepárrafopredeter." style:family="text">
      <style:text-properties fo:color="#C0AAFF"/>
    </style:style>
    <style:style style:name="T1411" style:parent-style-name="Fuentedepárrafopredeter." style:family="text">
      <style:text-properties fo:color="#C994FF"/>
    </style:style>
    <style:style style:name="T1412" style:parent-style-name="Fuentedepárrafopredeter." style:family="text">
      <style:text-properties fo:color="#939293"/>
    </style:style>
    <style:style style:name="T1413" style:parent-style-name="Fuentedepárrafopredeter." style:family="text">
      <style:text-properties fo:color="#939293"/>
    </style:style>
    <style:style style:name="T1414" style:parent-style-name="Fuentedepárrafopredeter." style:family="text">
      <style:text-properties fo:font-style="italic" style:font-style-asian="italic" style:font-style-complex="italic" fo:color="#FF6188"/>
    </style:style>
    <style:style style:name="T1415" style:parent-style-name="Fuentedepárrafopredeter." style:family="text">
      <style:text-properties fo:color="#FCFCFA"/>
    </style:style>
    <style:style style:name="T1416" style:parent-style-name="Fuentedepárrafopredeter." style:family="text">
      <style:text-properties fo:color="#C0AAFF"/>
    </style:style>
    <style:style style:name="T1417" style:parent-style-name="Fuentedepárrafopredeter." style:family="text">
      <style:text-properties fo:color="#C994FF"/>
    </style:style>
    <style:style style:name="T1418" style:parent-style-name="Fuentedepárrafopredeter." style:family="text">
      <style:text-properties fo:color="#939293"/>
    </style:style>
    <style:style style:name="T1419" style:parent-style-name="Fuentedepárrafopredeter." style:family="text">
      <style:text-properties fo:color="#939293"/>
    </style:style>
    <style:style style:name="P1420"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1421"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1422" style:parent-style-name="HTMLconformatoprevio" style:family="paragraph">
      <style:paragraph-properties fo:background-color="#181818"/>
    </style:style>
    <style:style style:name="T1423" style:parent-style-name="Fuentedepárrafopredeter." style:family="text">
      <style:text-properties fo:color="#939293" fo:language="en" fo:country="US"/>
    </style:style>
    <style:style style:name="T1424" style:parent-style-name="Fuentedepárrafopredeter." style:family="text">
      <style:text-properties fo:font-style="italic" style:font-style-asian="italic" style:font-style-complex="italic" fo:color="#FF6188" fo:language="en" fo:country="US"/>
    </style:style>
    <style:style style:name="T1425" style:parent-style-name="Fuentedepárrafopredeter." style:family="text">
      <style:text-properties fo:color="#939293" fo:language="en" fo:country="US"/>
    </style:style>
    <style:style style:name="T1426" style:parent-style-name="Fuentedepárrafopredeter." style:family="text">
      <style:text-properties fo:color="#939293" fo:language="en" fo:country="US"/>
    </style:style>
    <style:style style:name="T1427" style:parent-style-name="Fuentedepárrafopredeter." style:family="text">
      <style:text-properties fo:color="#939293" fo:language="en" fo:country="US"/>
    </style:style>
    <style:style style:name="T1428" style:parent-style-name="Fuentedepárrafopredeter." style:family="text">
      <style:text-properties fo:font-style="italic" style:font-style-asian="italic" style:font-style-complex="italic" fo:color="#78DCE8" fo:language="en" fo:country="US"/>
    </style:style>
    <style:style style:name="T1429" style:parent-style-name="Fuentedepárrafopredeter." style:family="text">
      <style:text-properties fo:color="#939293" fo:language="en" fo:country="US"/>
    </style:style>
    <style:style style:name="T1430" style:parent-style-name="Fuentedepárrafopredeter." style:family="text">
      <style:text-properties fo:color="#F59762" fo:language="en" fo:country="US"/>
    </style:style>
    <style:style style:name="T1431" style:parent-style-name="Fuentedepárrafopredeter." style:family="text">
      <style:text-properties fo:color="#939293" fo:language="en" fo:country="US"/>
    </style:style>
    <style:style style:name="T1432" style:parent-style-name="Fuentedepárrafopredeter." style:family="text">
      <style:text-properties fo:color="#99FFAE" fo:language="en" fo:country="US"/>
    </style:style>
    <style:style style:name="T1433" style:parent-style-name="Fuentedepárrafopredeter." style:family="text">
      <style:text-properties fo:color="#939293" fo:language="en" fo:country="US"/>
    </style:style>
    <style:style style:name="T1434" style:parent-style-name="Fuentedepárrafopredeter." style:family="text">
      <style:text-properties fo:color="#FFF48A" fo:language="en" fo:country="US"/>
    </style:style>
    <style:style style:name="T1435" style:parent-style-name="Fuentedepárrafopredeter." style:family="text">
      <style:text-properties fo:color="#939293" fo:language="en" fo:country="US"/>
    </style:style>
    <style:style style:name="T1436" style:parent-style-name="Fuentedepárrafopredeter." style:family="text">
      <style:text-properties fo:color="#939293" fo:language="en" fo:country="US"/>
    </style:style>
    <style:style style:name="T1437" style:parent-style-name="Fuentedepárrafopredeter." style:family="text">
      <style:text-properties fo:color="#939293" fo:language="en" fo:country="US"/>
    </style:style>
    <style:style style:name="T1438" style:parent-style-name="Fuentedepárrafopredeter." style:family="text">
      <style:text-properties fo:color="#939293" fo:language="en" fo:country="US"/>
    </style:style>
    <style:style style:name="T1439" style:parent-style-name="Fuentedepárrafopredeter." style:family="text">
      <style:text-properties fo:font-style="italic" style:font-style-asian="italic" style:font-style-complex="italic" fo:color="#FF6188" fo:language="en" fo:country="US"/>
    </style:style>
    <style:style style:name="T1440" style:parent-style-name="Fuentedepárrafopredeter." style:family="text">
      <style:text-properties fo:color="#FCFCFA" fo:language="en" fo:country="US"/>
    </style:style>
    <style:style style:name="T1441" style:parent-style-name="Fuentedepárrafopredeter." style:family="text">
      <style:text-properties fo:color="#939293" fo:language="en" fo:country="US"/>
    </style:style>
    <style:style style:name="P1442"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1443"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1444" style:parent-style-name="HTMLconformatoprevio" style:family="paragraph">
      <style:paragraph-properties fo:background-color="#181818"/>
    </style:style>
    <style:style style:name="T1445" style:parent-style-name="Fuentedepárrafopredeter." style:family="text">
      <style:text-properties fo:font-style="italic" style:font-style-asian="italic" style:font-style-complex="italic" fo:color="#FF6188" fo:language="en" fo:country="US"/>
    </style:style>
    <style:style style:name="T1446" style:parent-style-name="Fuentedepárrafopredeter." style:family="text">
      <style:text-properties fo:color="#939293" fo:language="en" fo:country="US"/>
    </style:style>
    <style:style style:name="T1447" style:parent-style-name="Fuentedepárrafopredeter." style:family="text">
      <style:text-properties fo:color="#C0AAFF" fo:language="en" fo:country="US"/>
    </style:style>
    <style:style style:name="T1448" style:parent-style-name="Fuentedepárrafopredeter." style:family="text">
      <style:text-properties fo:color="#99FFAE" fo:language="en" fo:country="US"/>
    </style:style>
    <style:style style:name="T1449" style:parent-style-name="Fuentedepárrafopredeter." style:family="text">
      <style:text-properties fo:color="#939293" fo:language="en" fo:country="US"/>
    </style:style>
    <style:style style:name="T1450" style:parent-style-name="Fuentedepárrafopredeter." style:family="text">
      <style:text-properties fo:color="#939293" fo:language="en" fo:country="US"/>
    </style:style>
    <style:style style:name="T1451" style:parent-style-name="Fuentedepárrafopredeter." style:family="text">
      <style:text-properties fo:color="#939293" fo:language="en" fo:country="US"/>
    </style:style>
    <style:style style:name="T1452" style:parent-style-name="Fuentedepárrafopredeter." style:family="text">
      <style:text-properties fo:font-style="italic" style:font-style-asian="italic" style:font-style-complex="italic" fo:color="#FF6188" fo:language="en" fo:country="US"/>
    </style:style>
    <style:style style:name="T1453" style:parent-style-name="Fuentedepárrafopredeter." style:family="text">
      <style:text-properties fo:color="#939293" fo:language="en" fo:country="US"/>
    </style:style>
    <style:style style:name="T1454" style:parent-style-name="Fuentedepárrafopredeter." style:family="text">
      <style:text-properties fo:font-style="italic" style:font-style-asian="italic" style:font-style-complex="italic" fo:color="#FF6188" fo:language="en" fo:country="US"/>
    </style:style>
    <style:style style:name="T1455" style:parent-style-name="Fuentedepárrafopredeter." style:family="text">
      <style:text-properties fo:color="#FCFCFA" fo:language="en" fo:country="US"/>
    </style:style>
    <style:style style:name="T1456" style:parent-style-name="Fuentedepárrafopredeter." style:family="text">
      <style:text-properties fo:color="#C0AAFF" fo:language="en" fo:country="US"/>
    </style:style>
    <style:style style:name="T1457" style:parent-style-name="Fuentedepárrafopredeter." style:family="text">
      <style:text-properties fo:color="#C994FF" fo:language="en" fo:country="US"/>
    </style:style>
    <style:style style:name="T1458" style:parent-style-name="Fuentedepárrafopredeter." style:family="text">
      <style:text-properties fo:color="#939293" fo:language="en" fo:country="US"/>
    </style:style>
    <style:style style:name="T1459" style:parent-style-name="Fuentedepárrafopredeter." style:family="text">
      <style:text-properties fo:color="#FCFCFA" fo:language="en" fo:country="US"/>
    </style:style>
    <style:style style:name="T1460" style:parent-style-name="Fuentedepárrafopredeter." style:family="text">
      <style:text-properties fo:color="#C0AAFF" fo:language="en" fo:country="US"/>
    </style:style>
    <style:style style:name="T1461" style:parent-style-name="Fuentedepárrafopredeter." style:family="text">
      <style:text-properties fo:color="#C994FF" fo:language="en" fo:country="US"/>
    </style:style>
    <style:style style:name="T1462" style:parent-style-name="Fuentedepárrafopredeter." style:family="text">
      <style:text-properties fo:color="#939293" fo:language="en" fo:country="US"/>
    </style:style>
    <style:style style:name="T1463" style:parent-style-name="Fuentedepárrafopredeter." style:family="text">
      <style:text-properties fo:color="#FCFCFA" fo:language="en" fo:country="US"/>
    </style:style>
    <style:style style:name="T1464" style:parent-style-name="Fuentedepárrafopredeter." style:family="text">
      <style:text-properties fo:color="#C0AAFF" fo:language="en" fo:country="US"/>
    </style:style>
    <style:style style:name="T1465" style:parent-style-name="Fuentedepárrafopredeter." style:family="text">
      <style:text-properties fo:color="#939293" fo:language="en" fo:country="US"/>
    </style:style>
    <style:style style:name="T1466" style:parent-style-name="Fuentedepárrafopredeter." style:family="text">
      <style:text-properties fo:color="#939293" fo:language="en" fo:country="US"/>
    </style:style>
    <style:style style:name="T1467" style:parent-style-name="Fuentedepárrafopredeter." style:family="text">
      <style:text-properties fo:color="#FCFCFA" fo:language="en" fo:country="US"/>
    </style:style>
    <style:style style:name="T1468" style:parent-style-name="Fuentedepárrafopredeter." style:family="text">
      <style:text-properties fo:color="#C0AAFF" fo:language="en" fo:country="US"/>
    </style:style>
    <style:style style:name="T1469" style:parent-style-name="Fuentedepárrafopredeter." style:family="text">
      <style:text-properties fo:font-style="italic" style:font-style-asian="italic" style:font-style-complex="italic" fo:color="#FCFCFA" fo:language="en" fo:country="US"/>
    </style:style>
    <style:style style:name="T1470" style:parent-style-name="Fuentedepárrafopredeter." style:family="text">
      <style:text-properties fo:color="#939293" fo:language="en" fo:country="US"/>
    </style:style>
    <style:style style:name="T1471" style:parent-style-name="Fuentedepárrafopredeter." style:family="text">
      <style:text-properties fo:color="#FCFCFA" fo:language="en" fo:country="US"/>
    </style:style>
    <style:style style:name="T1472" style:parent-style-name="Fuentedepárrafopredeter." style:family="text">
      <style:text-properties fo:color="#939293" fo:language="en" fo:country="US"/>
    </style:style>
    <style:style style:name="T1473" style:parent-style-name="Fuentedepárrafopredeter." style:family="text">
      <style:text-properties fo:color="#939293" fo:language="en" fo:country="US"/>
    </style:style>
    <style:style style:name="T1474" style:parent-style-name="Fuentedepárrafopredeter." style:family="text">
      <style:text-properties fo:color="#939293" fo:language="en" fo:country="US"/>
    </style:style>
    <style:style style:name="T1475" style:parent-style-name="Fuentedepárrafopredeter." style:family="text">
      <style:text-properties fo:color="#939293" fo:language="en" fo:country="US"/>
    </style:style>
    <style:style style:name="T1476" style:parent-style-name="Fuentedepárrafopredeter." style:family="text">
      <style:text-properties fo:font-style="italic" style:font-style-asian="italic" style:font-style-complex="italic" fo:color="#FF6188" fo:language="en" fo:country="US"/>
    </style:style>
    <style:style style:name="T1477" style:parent-style-name="Fuentedepárrafopredeter." style:family="text">
      <style:text-properties fo:color="#939293" fo:language="en" fo:country="US"/>
    </style:style>
    <style:style style:name="T1478" style:parent-style-name="Fuentedepárrafopredeter." style:family="text">
      <style:text-properties fo:font-style="italic" style:font-style-asian="italic" style:font-style-complex="italic" fo:color="#FF6188" fo:language="en" fo:country="US"/>
    </style:style>
    <style:style style:name="T1479" style:parent-style-name="Fuentedepárrafopredeter." style:family="text">
      <style:text-properties fo:color="#FCFCFA" fo:language="en" fo:country="US"/>
    </style:style>
    <style:style style:name="T1480" style:parent-style-name="Fuentedepárrafopredeter." style:family="text">
      <style:text-properties fo:color="#C0AAFF" fo:language="en" fo:country="US"/>
    </style:style>
    <style:style style:name="T1481" style:parent-style-name="Fuentedepárrafopredeter." style:family="text">
      <style:text-properties fo:color="#C994FF" fo:language="en" fo:country="US"/>
    </style:style>
    <style:style style:name="T1482" style:parent-style-name="Fuentedepárrafopredeter." style:family="text">
      <style:text-properties fo:color="#939293" fo:language="en" fo:country="US"/>
    </style:style>
    <style:style style:name="T1483" style:parent-style-name="Fuentedepárrafopredeter." style:family="text">
      <style:text-properties fo:color="#FCFCFA" fo:language="en" fo:country="US"/>
    </style:style>
    <style:style style:name="T1484" style:parent-style-name="Fuentedepárrafopredeter." style:family="text">
      <style:text-properties fo:color="#C0AAFF" fo:language="en" fo:country="US"/>
    </style:style>
    <style:style style:name="T1485" style:parent-style-name="Fuentedepárrafopredeter." style:family="text">
      <style:text-properties fo:color="#C994FF" fo:language="en" fo:country="US"/>
    </style:style>
    <style:style style:name="T1486" style:parent-style-name="Fuentedepárrafopredeter." style:family="text">
      <style:text-properties fo:color="#939293" fo:language="en" fo:country="US"/>
    </style:style>
    <style:style style:name="T1487" style:parent-style-name="Fuentedepárrafopredeter." style:family="text">
      <style:text-properties fo:color="#FCFCFA" fo:language="en" fo:country="US"/>
    </style:style>
    <style:style style:name="T1488" style:parent-style-name="Fuentedepárrafopredeter." style:family="text">
      <style:text-properties fo:color="#C0AAFF" fo:language="en" fo:country="US"/>
    </style:style>
    <style:style style:name="T1489" style:parent-style-name="Fuentedepárrafopredeter." style:family="text">
      <style:text-properties fo:color="#939293" fo:language="en" fo:country="US"/>
    </style:style>
    <style:style style:name="T1490" style:parent-style-name="Fuentedepárrafopredeter." style:family="text">
      <style:text-properties fo:color="#939293" fo:language="en" fo:country="US"/>
    </style:style>
    <style:style style:name="T1491" style:parent-style-name="Fuentedepárrafopredeter." style:family="text">
      <style:text-properties fo:color="#FCFCFA" fo:language="en" fo:country="US"/>
    </style:style>
    <style:style style:name="T1492" style:parent-style-name="Fuentedepárrafopredeter." style:family="text">
      <style:text-properties fo:color="#C0AAFF" fo:language="en" fo:country="US"/>
    </style:style>
    <style:style style:name="T1493" style:parent-style-name="Fuentedepárrafopredeter." style:family="text">
      <style:text-properties fo:font-style="italic" style:font-style-asian="italic" style:font-style-complex="italic" fo:color="#FCFCFA" fo:language="en" fo:country="US"/>
    </style:style>
    <style:style style:name="T1494" style:parent-style-name="Fuentedepárrafopredeter." style:family="text">
      <style:text-properties fo:color="#939293" fo:language="en" fo:country="US"/>
    </style:style>
    <style:style style:name="T1495" style:parent-style-name="Fuentedepárrafopredeter." style:family="text">
      <style:text-properties fo:color="#FCFCFA" fo:language="en" fo:country="US"/>
    </style:style>
    <style:style style:name="T1496" style:parent-style-name="Fuentedepárrafopredeter." style:family="text">
      <style:text-properties fo:color="#939293" fo:language="en" fo:country="US"/>
    </style:style>
    <style:style style:name="T1497" style:parent-style-name="Fuentedepárrafopredeter." style:family="text">
      <style:text-properties fo:color="#939293" fo:language="en" fo:country="US"/>
    </style:style>
    <style:style style:name="T1498" style:parent-style-name="Fuentedepárrafopredeter." style:family="text">
      <style:text-properties fo:color="#939293" fo:language="en" fo:country="US"/>
    </style:style>
    <style:style style:name="T1499" style:parent-style-name="Fuentedepárrafopredeter." style:family="text">
      <style:text-properties fo:color="#939293" fo:language="en" fo:country="US"/>
    </style:style>
    <style:style style:name="T1500" style:parent-style-name="Fuentedepárrafopredeter." style:family="text">
      <style:text-properties fo:color="#FCFCFA" fo:language="en" fo:country="US"/>
    </style:style>
    <style:style style:name="T1501" style:parent-style-name="Fuentedepárrafopredeter." style:family="text">
      <style:text-properties fo:color="#C0AAFF" fo:language="en" fo:country="US"/>
    </style:style>
    <style:style style:name="T1502" style:parent-style-name="Fuentedepárrafopredeter." style:family="text">
      <style:text-properties fo:color="#FCFCFA" fo:language="en" fo:country="US"/>
    </style:style>
    <style:style style:name="T1503" style:parent-style-name="Fuentedepárrafopredeter." style:family="text">
      <style:text-properties fo:color="#C0AAFF" fo:language="en" fo:country="US"/>
    </style:style>
    <style:style style:name="T1504" style:parent-style-name="Fuentedepárrafopredeter." style:family="text">
      <style:text-properties fo:color="#FCFCFA" fo:language="en" fo:country="US"/>
    </style:style>
    <style:style style:name="T1505" style:parent-style-name="Fuentedepárrafopredeter." style:family="text">
      <style:text-properties fo:color="#939293" fo:language="en" fo:country="US"/>
    </style:style>
    <style:style style:name="P1506" style:parent-style-name="Normal" style:family="paragraph">
      <style:paragraph-properties>
        <style:tab-stops>
          <style:tab-stop style:type="left" style:position="1.6875in"/>
        </style:tab-stops>
      </style:paragraph-properties>
      <style:text-properties fo:font-size="14pt" style:font-size-asian="14pt" style:font-size-complex="14pt" fo:language="en" fo:country="US"/>
    </style:style>
    <style:style style:name="P1507"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1508"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1509" style:parent-style-name="Párrafodelista" style:list-style-name="LFO2" style:family="paragraph">
      <style:paragraph-properties>
        <style:tab-stops>
          <style:tab-stop style:type="left" style:position="1.1875in"/>
        </style:tab-stops>
      </style:paragraph-properties>
      <style:text-properties fo:font-size="14pt" style:font-size-asian="14pt" style:font-size-complex="14pt"/>
    </style:style>
    <style:style style:name="P1510" style:parent-style-name="HTMLconformatoprevio" style:list-style-name="LFO2" style:family="paragraph">
      <style:paragraph-properties fo:background-color="#181818"/>
    </style:style>
    <style:style style:name="T1511" style:parent-style-name="Fuentedepárrafopredeter." style:family="text">
      <style:text-properties fo:font-style="italic" style:font-style-asian="italic" style:font-style-complex="italic" fo:color="#FF6188"/>
    </style:style>
    <style:style style:name="T1512" style:parent-style-name="Fuentedepárrafopredeter." style:family="text">
      <style:text-properties fo:color="#939293"/>
    </style:style>
    <style:style style:name="T1513" style:parent-style-name="Fuentedepárrafopredeter." style:family="text">
      <style:text-properties fo:color="#FCFCFA"/>
    </style:style>
    <style:style style:name="T1514" style:parent-style-name="Fuentedepárrafopredeter." style:family="text">
      <style:text-properties fo:color="#C0AAFF"/>
    </style:style>
    <style:style style:name="T1515" style:parent-style-name="Fuentedepárrafopredeter." style:family="text">
      <style:text-properties fo:color="#C994FF"/>
    </style:style>
    <style:style style:name="T1516" style:parent-style-name="Fuentedepárrafopredeter." style:family="text">
      <style:text-properties fo:color="#939293"/>
    </style:style>
    <style:style style:name="T1517" style:parent-style-name="Fuentedepárrafopredeter." style:family="text">
      <style:text-properties fo:color="#939293"/>
    </style:style>
    <style:style style:name="T1518" style:parent-style-name="Fuentedepárrafopredeter." style:family="text">
      <style:text-properties fo:font-style="italic" style:font-style-asian="italic" style:font-style-complex="italic" fo:color="#78DCE8"/>
    </style:style>
    <style:style style:name="T1519" style:parent-style-name="Fuentedepárrafopredeter." style:family="text">
      <style:text-properties fo:color="#FCFCFA"/>
    </style:style>
    <style:style style:name="T1520" style:parent-style-name="Fuentedepárrafopredeter." style:family="text">
      <style:text-properties fo:color="#C0AAFF"/>
    </style:style>
    <style:style style:name="T1521" style:parent-style-name="Fuentedepárrafopredeter." style:family="text">
      <style:text-properties fo:font-style="italic" style:font-style-asian="italic" style:font-style-complex="italic" fo:color="#FF6188"/>
    </style:style>
    <style:style style:name="T1522" style:parent-style-name="Fuentedepárrafopredeter." style:family="text">
      <style:text-properties fo:color="#99FFAE"/>
    </style:style>
    <style:style style:name="T1523" style:parent-style-name="Fuentedepárrafopredeter." style:family="text">
      <style:text-properties fo:color="#939293"/>
    </style:style>
    <style:style style:name="T1524" style:parent-style-name="Fuentedepárrafopredeter." style:family="text">
      <style:text-properties fo:color="#939293"/>
    </style:style>
    <style:style style:name="T1525" style:parent-style-name="Fuentedepárrafopredeter." style:family="text">
      <style:text-properties fo:color="#939293"/>
    </style:style>
    <style:style style:name="T1526" style:parent-style-name="Fuentedepárrafopredeter." style:family="text">
      <style:text-properties fo:font-style="italic" style:font-style-asian="italic" style:font-style-complex="italic" fo:color="#FF6188"/>
    </style:style>
    <style:style style:name="T1527" style:parent-style-name="Fuentedepárrafopredeter." style:family="text">
      <style:text-properties fo:color="#939293"/>
    </style:style>
    <style:style style:name="T1528" style:parent-style-name="Fuentedepárrafopredeter." style:family="text">
      <style:text-properties fo:font-style="italic" style:font-style-asian="italic" style:font-style-complex="italic" fo:color="#FF6188"/>
    </style:style>
    <style:style style:name="T1529" style:parent-style-name="Fuentedepárrafopredeter." style:family="text">
      <style:text-properties fo:color="#FCFCFA"/>
    </style:style>
    <style:style style:name="T1530" style:parent-style-name="Fuentedepárrafopredeter." style:family="text">
      <style:text-properties fo:color="#C0AAFF"/>
    </style:style>
    <style:style style:name="T1531" style:parent-style-name="Fuentedepárrafopredeter." style:family="text">
      <style:text-properties fo:color="#C994FF"/>
    </style:style>
    <style:style style:name="T1532" style:parent-style-name="Fuentedepárrafopredeter." style:family="text">
      <style:text-properties fo:color="#939293"/>
    </style:style>
    <style:style style:name="T1533" style:parent-style-name="Fuentedepárrafopredeter." style:family="text">
      <style:text-properties fo:color="#FCFCFA"/>
    </style:style>
    <style:style style:name="T1534" style:parent-style-name="Fuentedepárrafopredeter." style:family="text">
      <style:text-properties fo:color="#C0AAFF"/>
    </style:style>
    <style:style style:name="T1535" style:parent-style-name="Fuentedepárrafopredeter." style:family="text">
      <style:text-properties fo:color="#F59762"/>
    </style:style>
    <style:style style:name="T1536" style:parent-style-name="Fuentedepárrafopredeter." style:family="text">
      <style:text-properties fo:color="#939293"/>
    </style:style>
    <style:style style:name="T1537" style:parent-style-name="Fuentedepárrafopredeter." style:family="text">
      <style:text-properties fo:color="#FCFCFA"/>
    </style:style>
    <style:style style:name="T1538" style:parent-style-name="Fuentedepárrafopredeter." style:family="text">
      <style:text-properties fo:color="#939293"/>
    </style:style>
    <style:style style:name="T1539" style:parent-style-name="Fuentedepárrafopredeter." style:family="text">
      <style:text-properties fo:color="#FCFCFA"/>
    </style:style>
    <style:style style:name="T1540" style:parent-style-name="Fuentedepárrafopredeter." style:family="text">
      <style:text-properties fo:color="#C0AAFF"/>
    </style:style>
    <style:style style:name="T1541" style:parent-style-name="Fuentedepárrafopredeter." style:family="text">
      <style:text-properties fo:color="#939293"/>
    </style:style>
    <style:style style:name="T1542" style:parent-style-name="Fuentedepárrafopredeter." style:family="text">
      <style:text-properties fo:color="#939293"/>
    </style:style>
    <style:style style:name="T1543" style:parent-style-name="Fuentedepárrafopredeter." style:family="text">
      <style:text-properties fo:color="#FCFCFA"/>
    </style:style>
    <style:style style:name="T1544" style:parent-style-name="Fuentedepárrafopredeter." style:family="text">
      <style:text-properties fo:color="#939293"/>
    </style:style>
    <style:style style:name="T1545" style:parent-style-name="Fuentedepárrafopredeter." style:family="text">
      <style:text-properties fo:color="#99FFAE"/>
    </style:style>
    <style:style style:name="T1546" style:parent-style-name="Fuentedepárrafopredeter." style:family="text">
      <style:text-properties fo:color="#939293"/>
    </style:style>
    <style:style style:name="T1547" style:parent-style-name="Fuentedepárrafopredeter." style:family="text">
      <style:text-properties fo:color="#939293"/>
    </style:style>
    <style:style style:name="T1548" style:parent-style-name="Fuentedepárrafopredeter." style:family="text">
      <style:text-properties fo:font-style="italic" style:font-style-asian="italic" style:font-style-complex="italic" fo:color="#78DCE8"/>
    </style:style>
    <style:style style:name="T1549" style:parent-style-name="Fuentedepárrafopredeter." style:family="text">
      <style:text-properties fo:color="#939293"/>
    </style:style>
    <style:style style:name="T1550" style:parent-style-name="Fuentedepárrafopredeter." style:family="text">
      <style:text-properties fo:color="#99FFAE"/>
    </style:style>
    <style:style style:name="T1551" style:parent-style-name="Fuentedepárrafopredeter." style:family="text">
      <style:text-properties fo:color="#939293"/>
    </style:style>
    <style:style style:name="T1552" style:parent-style-name="Fuentedepárrafopredeter." style:family="text">
      <style:text-properties fo:color="#F59762"/>
    </style:style>
    <style:style style:name="T1553" style:parent-style-name="Fuentedepárrafopredeter." style:family="text">
      <style:text-properties fo:color="#939293"/>
    </style:style>
    <style:style style:name="T1554" style:parent-style-name="Fuentedepárrafopredeter." style:family="text">
      <style:text-properties fo:color="#FCFCFA"/>
    </style:style>
    <style:style style:name="T1555" style:parent-style-name="Fuentedepárrafopredeter." style:family="text">
      <style:text-properties fo:color="#939293"/>
    </style:style>
    <style:style style:name="T1556" style:parent-style-name="Fuentedepárrafopredeter." style:family="text">
      <style:text-properties fo:color="#939293"/>
    </style:style>
    <style:style style:name="T1557" style:parent-style-name="Fuentedepárrafopredeter." style:family="text">
      <style:text-properties fo:color="#FCFCFA"/>
    </style:style>
    <style:style style:name="T1558" style:parent-style-name="Fuentedepárrafopredeter." style:family="text">
      <style:text-properties fo:color="#939293"/>
    </style:style>
    <style:style style:name="T1559" style:parent-style-name="Fuentedepárrafopredeter." style:family="text">
      <style:text-properties fo:color="#99FFAE"/>
    </style:style>
    <style:style style:name="T1560" style:parent-style-name="Fuentedepárrafopredeter." style:family="text">
      <style:text-properties fo:color="#939293"/>
    </style:style>
    <style:style style:name="T1561" style:parent-style-name="Fuentedepárrafopredeter." style:family="text">
      <style:text-properties fo:color="#939293"/>
    </style:style>
    <style:style style:name="T1562" style:parent-style-name="Fuentedepárrafopredeter." style:family="text">
      <style:text-properties fo:font-style="italic" style:font-style-asian="italic" style:font-style-complex="italic" fo:color="#FCFCFA"/>
    </style:style>
    <style:style style:name="T1563" style:parent-style-name="Fuentedepárrafopredeter." style:family="text">
      <style:text-properties fo:color="#939293"/>
    </style:style>
    <style:style style:name="T1564" style:parent-style-name="Fuentedepárrafopredeter." style:family="text">
      <style:text-properties fo:color="#FCFCFA"/>
    </style:style>
    <style:style style:name="T1565" style:parent-style-name="Fuentedepárrafopredeter." style:family="text">
      <style:text-properties fo:color="#939293"/>
    </style:style>
    <style:style style:name="T1566" style:parent-style-name="Fuentedepárrafopredeter." style:family="text">
      <style:text-properties fo:color="#C0AAFF"/>
    </style:style>
    <style:style style:name="T1567" style:parent-style-name="Fuentedepárrafopredeter." style:family="text">
      <style:text-properties fo:color="#FCFCFA"/>
    </style:style>
    <style:style style:name="T1568" style:parent-style-name="Fuentedepárrafopredeter." style:family="text">
      <style:text-properties fo:color="#939293"/>
    </style:style>
    <style:style style:name="T1569" style:parent-style-name="Fuentedepárrafopredeter." style:family="text">
      <style:text-properties fo:color="#99FFAE"/>
    </style:style>
    <style:style style:name="T1570" style:parent-style-name="Fuentedepárrafopredeter." style:family="text">
      <style:text-properties fo:color="#939293"/>
    </style:style>
    <style:style style:name="T1571" style:parent-style-name="Fuentedepárrafopredeter." style:family="text">
      <style:text-properties fo:color="#939293"/>
    </style:style>
    <style:style style:name="T1572" style:parent-style-name="Fuentedepárrafopredeter." style:family="text">
      <style:text-properties fo:color="#FCFCFA"/>
    </style:style>
    <style:style style:name="T1573" style:parent-style-name="Fuentedepárrafopredeter." style:family="text">
      <style:text-properties fo:color="#939293"/>
    </style:style>
    <style:style style:name="T1574" style:parent-style-name="Fuentedepárrafopredeter." style:family="text">
      <style:text-properties fo:color="#99FFAE"/>
    </style:style>
    <style:style style:name="T1575" style:parent-style-name="Fuentedepárrafopredeter." style:family="text">
      <style:text-properties fo:color="#939293"/>
    </style:style>
    <style:style style:name="T1576" style:parent-style-name="Fuentedepárrafopredeter." style:family="text">
      <style:text-properties fo:color="#939293"/>
    </style:style>
    <style:style style:name="T1577" style:parent-style-name="Fuentedepárrafopredeter." style:family="text">
      <style:text-properties fo:color="#939293"/>
    </style:style>
    <style:style style:name="T1578" style:parent-style-name="Fuentedepárrafopredeter." style:family="text">
      <style:text-properties fo:color="#939293"/>
    </style:style>
    <style:style style:name="T1579" style:parent-style-name="Fuentedepárrafopredeter." style:family="text">
      <style:text-properties fo:font-style="italic" style:font-style-asian="italic" style:font-style-complex="italic" fo:color="#FF6188"/>
    </style:style>
    <style:style style:name="T1580" style:parent-style-name="Fuentedepárrafopredeter." style:family="text">
      <style:text-properties fo:color="#FCFCFA"/>
    </style:style>
    <style:style style:name="T1581" style:parent-style-name="Fuentedepárrafopredeter." style:family="text">
      <style:text-properties fo:color="#C0AAFF"/>
    </style:style>
    <style:style style:name="T1582" style:parent-style-name="Fuentedepárrafopredeter." style:family="text">
      <style:text-properties fo:color="#99FFAE"/>
    </style:style>
    <style:style style:name="T1583" style:parent-style-name="Fuentedepárrafopredeter." style:family="text">
      <style:text-properties fo:color="#939293"/>
    </style:style>
    <style:style style:name="T1584" style:parent-style-name="Fuentedepárrafopredeter." style:family="text">
      <style:text-properties fo:font-style="italic" style:font-style-asian="italic" style:font-style-complex="italic" fo:color="#FCFCFA"/>
    </style:style>
    <style:style style:name="T1585" style:parent-style-name="Fuentedepárrafopredeter." style:family="text">
      <style:text-properties fo:color="#939293"/>
    </style:style>
    <style:style style:name="T1586" style:parent-style-name="Fuentedepárrafopredeter." style:family="text">
      <style:text-properties fo:color="#939293"/>
    </style:style>
    <style:style style:name="T1587" style:parent-style-name="Fuentedepárrafopredeter." style:family="text">
      <style:text-properties fo:color="#939293"/>
    </style:style>
    <style:style style:name="T1588" style:parent-style-name="Fuentedepárrafopredeter." style:family="text">
      <style:text-properties fo:font-style="italic" style:font-style-asian="italic" style:font-style-complex="italic" fo:color="#FF6188"/>
    </style:style>
    <style:style style:name="T1589" style:parent-style-name="Fuentedepárrafopredeter." style:family="text">
      <style:text-properties fo:color="#939293"/>
    </style:style>
    <style:style style:name="T1590" style:parent-style-name="Fuentedepárrafopredeter." style:family="text">
      <style:text-properties fo:color="#FCFCFA"/>
    </style:style>
    <style:style style:name="T1591" style:parent-style-name="Fuentedepárrafopredeter." style:family="text">
      <style:text-properties fo:color="#C0AAFF"/>
    </style:style>
    <style:style style:name="T1592" style:parent-style-name="Fuentedepárrafopredeter." style:family="text">
      <style:text-properties fo:color="#C994FF"/>
    </style:style>
    <style:style style:name="T1593" style:parent-style-name="Fuentedepárrafopredeter." style:family="text">
      <style:text-properties fo:color="#939293"/>
    </style:style>
    <style:style style:name="T1594" style:parent-style-name="Fuentedepárrafopredeter." style:family="text">
      <style:text-properties fo:color="#939293"/>
    </style:style>
    <style:style style:name="T1595" style:parent-style-name="Fuentedepárrafopredeter." style:family="text">
      <style:text-properties fo:color="#939293"/>
    </style:style>
    <style:style style:name="T1596" style:parent-style-name="Fuentedepárrafopredeter." style:family="text">
      <style:text-properties fo:font-style="italic" style:font-style-asian="italic" style:font-style-complex="italic" fo:color="#78DCE8"/>
    </style:style>
    <style:style style:name="T1597" style:parent-style-name="Fuentedepárrafopredeter." style:family="text">
      <style:text-properties fo:color="#939293"/>
    </style:style>
    <style:style style:name="T1598" style:parent-style-name="Fuentedepárrafopredeter." style:family="text">
      <style:text-properties fo:color="#F59762"/>
    </style:style>
    <style:style style:name="T1599" style:parent-style-name="Fuentedepárrafopredeter." style:family="text">
      <style:text-properties fo:color="#939293"/>
    </style:style>
    <style:style style:name="T1600" style:parent-style-name="Fuentedepárrafopredeter." style:family="text">
      <style:text-properties fo:color="#99FFAE"/>
    </style:style>
    <style:style style:name="T1601" style:parent-style-name="Fuentedepárrafopredeter." style:family="text">
      <style:text-properties fo:color="#939293"/>
    </style:style>
    <style:style style:name="T1602" style:parent-style-name="Fuentedepárrafopredeter." style:family="text">
      <style:text-properties fo:color="#FFF48A"/>
    </style:style>
    <style:style style:name="T1603" style:parent-style-name="Fuentedepárrafopredeter." style:family="text">
      <style:text-properties fo:color="#939293"/>
    </style:style>
    <style:style style:name="T1604" style:parent-style-name="Fuentedepárrafopredeter." style:family="text">
      <style:text-properties fo:color="#939293"/>
    </style:style>
    <style:style style:name="T1605" style:parent-style-name="Fuentedepárrafopredeter." style:family="text">
      <style:text-properties fo:color="#939293"/>
    </style:style>
    <style:style style:name="T1606" style:parent-style-name="Fuentedepárrafopredeter." style:family="text">
      <style:text-properties fo:font-style="italic" style:font-style-asian="italic" style:font-style-complex="italic" fo:color="#FF6188"/>
    </style:style>
    <style:style style:name="T1607" style:parent-style-name="Fuentedepárrafopredeter." style:family="text">
      <style:text-properties fo:color="#939293"/>
    </style:style>
    <style:style style:name="T1608" style:parent-style-name="Fuentedepárrafopredeter." style:family="text">
      <style:text-properties fo:color="#939293"/>
    </style:style>
    <style:style style:name="T1609" style:parent-style-name="Fuentedepárrafopredeter." style:family="text">
      <style:text-properties fo:font-style="italic" style:font-style-asian="italic" style:font-style-complex="italic" fo:color="#78DCE8"/>
    </style:style>
    <style:style style:name="T1610" style:parent-style-name="Fuentedepárrafopredeter." style:family="text">
      <style:text-properties fo:color="#939293"/>
    </style:style>
    <style:style style:name="T1611" style:parent-style-name="Fuentedepárrafopredeter." style:family="text">
      <style:text-properties fo:color="#F59762"/>
    </style:style>
    <style:style style:name="T1612" style:parent-style-name="Fuentedepárrafopredeter." style:family="text">
      <style:text-properties fo:color="#939293"/>
    </style:style>
    <style:style style:name="T1613" style:parent-style-name="Fuentedepárrafopredeter." style:family="text">
      <style:text-properties fo:color="#99FFAE"/>
    </style:style>
    <style:style style:name="T1614" style:parent-style-name="Fuentedepárrafopredeter." style:family="text">
      <style:text-properties fo:color="#939293"/>
    </style:style>
    <style:style style:name="T1615" style:parent-style-name="Fuentedepárrafopredeter." style:family="text">
      <style:text-properties fo:color="#FFF48A"/>
    </style:style>
    <style:style style:name="T1616" style:parent-style-name="Fuentedepárrafopredeter." style:family="text">
      <style:text-properties fo:color="#939293"/>
    </style:style>
    <style:style style:name="T1617" style:parent-style-name="Fuentedepárrafopredeter." style:family="text">
      <style:text-properties fo:color="#939293"/>
    </style:style>
    <style:style style:name="T1618" style:parent-style-name="Fuentedepárrafopredeter." style:family="text">
      <style:text-properties fo:color="#939293"/>
    </style:style>
    <style:style style:name="P1619" style:parent-style-name="Párrafodelista" style:list-style-name="LFO2" style:family="paragraph">
      <style:paragraph-properties>
        <style:tab-stops>
          <style:tab-stop style:type="left" style:position="1.1875in"/>
        </style:tab-stops>
      </style:paragraph-properties>
      <style:text-properties fo:font-size="14pt" style:font-size-asian="14pt" style:font-size-complex="14pt"/>
    </style:style>
    <style:style style:name="P1620" style:parent-style-name="HTMLconformatoprevio" style:list-style-name="LFO2" style:family="paragraph">
      <style:paragraph-properties fo:background-color="#181818"/>
    </style:style>
    <style:style style:name="T1621" style:parent-style-name="Fuentedepárrafopredeter." style:family="text">
      <style:text-properties fo:color="#939293" fo:language="en" fo:country="US"/>
    </style:style>
    <style:style style:name="T1622" style:parent-style-name="Fuentedepárrafopredeter." style:family="text">
      <style:text-properties fo:font-style="italic" style:font-style-asian="italic" style:font-style-complex="italic" fo:color="#FF6188" fo:language="en" fo:country="US"/>
    </style:style>
    <style:style style:name="T1623" style:parent-style-name="Fuentedepárrafopredeter." style:family="text">
      <style:text-properties fo:color="#939293" fo:language="en" fo:country="US"/>
    </style:style>
    <style:style style:name="T1624" style:parent-style-name="Fuentedepárrafopredeter." style:family="text">
      <style:text-properties fo:color="#FCFCFA" fo:language="en" fo:country="US"/>
    </style:style>
    <style:style style:name="T1625" style:parent-style-name="Fuentedepárrafopredeter." style:family="text">
      <style:text-properties fo:color="#C0AAFF" fo:language="en" fo:country="US"/>
    </style:style>
    <style:style style:name="T1626" style:parent-style-name="Fuentedepárrafopredeter." style:family="text">
      <style:text-properties fo:color="#C994FF" fo:language="en" fo:country="US"/>
    </style:style>
    <style:style style:name="T1627" style:parent-style-name="Fuentedepárrafopredeter." style:family="text">
      <style:text-properties fo:color="#939293" fo:language="en" fo:country="US"/>
    </style:style>
    <style:style style:name="T1628" style:parent-style-name="Fuentedepárrafopredeter." style:family="text">
      <style:text-properties fo:color="#939293" fo:language="en" fo:country="US"/>
    </style:style>
    <style:style style:name="T1629" style:parent-style-name="Fuentedepárrafopredeter." style:family="text">
      <style:text-properties fo:color="#939293" fo:language="en" fo:country="US"/>
    </style:style>
    <style:style style:name="T1630" style:parent-style-name="Fuentedepárrafopredeter." style:family="text">
      <style:text-properties fo:font-style="italic" style:font-style-asian="italic" style:font-style-complex="italic" fo:color="#78DCE8" fo:language="en" fo:country="US"/>
    </style:style>
    <style:style style:name="T1631" style:parent-style-name="Fuentedepárrafopredeter." style:family="text">
      <style:text-properties fo:color="#939293" fo:language="en" fo:country="US"/>
    </style:style>
    <style:style style:name="T1632" style:parent-style-name="Fuentedepárrafopredeter." style:family="text">
      <style:text-properties fo:color="#F59762" fo:language="en" fo:country="US"/>
    </style:style>
    <style:style style:name="T1633" style:parent-style-name="Fuentedepárrafopredeter." style:family="text">
      <style:text-properties fo:color="#939293" fo:language="en" fo:country="US"/>
    </style:style>
    <style:style style:name="T1634" style:parent-style-name="Fuentedepárrafopredeter." style:family="text">
      <style:text-properties fo:color="#99FFAE" fo:language="en" fo:country="US"/>
    </style:style>
    <style:style style:name="T1635" style:parent-style-name="Fuentedepárrafopredeter." style:family="text">
      <style:text-properties fo:color="#939293" fo:language="en" fo:country="US"/>
    </style:style>
    <style:style style:name="T1636" style:parent-style-name="Fuentedepárrafopredeter." style:family="text">
      <style:text-properties fo:color="#FFF48A" fo:language="en" fo:country="US"/>
    </style:style>
    <style:style style:name="T1637" style:parent-style-name="Fuentedepárrafopredeter." style:family="text">
      <style:text-properties fo:color="#939293" fo:language="en" fo:country="US"/>
    </style:style>
    <style:style style:name="T1638" style:parent-style-name="Fuentedepárrafopredeter." style:family="text">
      <style:text-properties fo:color="#939293" fo:language="en" fo:country="US"/>
    </style:style>
    <style:style style:name="T1639" style:parent-style-name="Fuentedepárrafopredeter." style:family="text">
      <style:text-properties fo:color="#939293" fo:language="en" fo:country="US"/>
    </style:style>
    <style:style style:name="P1640" style:parent-style-name="Párrafodelista" style:family="paragraph">
      <style:paragraph-properties>
        <style:tab-stops>
          <style:tab-stop style:type="left" style:position="1.1875in"/>
        </style:tab-stops>
      </style:paragraph-properties>
      <style:text-properties fo:font-size="14pt" style:font-size-asian="14pt" style:font-size-complex="14pt" fo:language="en" fo:country="US"/>
    </style:style>
    <style:style style:name="P1641" style:parent-style-name="Párrafodelista" style:list-style-name="LFO2" style:family="paragraph">
      <style:paragraph-properties>
        <style:tab-stops>
          <style:tab-stop style:type="left" style:position="1.1875in"/>
        </style:tab-stops>
      </style:paragraph-properties>
      <style:text-properties fo:font-size="14pt" style:font-size-asian="14pt" style:font-size-complex="14pt"/>
    </style:style>
    <style:style style:name="P1642" style:parent-style-name="HTMLconformatoprevio" style:list-style-name="LFO2" style:family="paragraph">
      <style:paragraph-properties fo:background-color="#181818"/>
    </style:style>
    <style:style style:name="T1643" style:parent-style-name="Fuentedepárrafopredeter." style:family="text">
      <style:text-properties fo:color="#939293" fo:language="en" fo:country="US"/>
    </style:style>
    <style:style style:name="T1644" style:parent-style-name="Fuentedepárrafopredeter." style:family="text">
      <style:text-properties fo:font-style="italic" style:font-style-asian="italic" style:font-style-complex="italic" fo:color="#FF6188" fo:language="en" fo:country="US"/>
    </style:style>
    <style:style style:name="T1645" style:parent-style-name="Fuentedepárrafopredeter." style:family="text">
      <style:text-properties fo:color="#939293" fo:language="en" fo:country="US"/>
    </style:style>
    <style:style style:name="T1646" style:parent-style-name="Fuentedepárrafopredeter." style:family="text">
      <style:text-properties fo:color="#939293" fo:language="en" fo:country="US"/>
    </style:style>
    <style:style style:name="T1647" style:parent-style-name="Fuentedepárrafopredeter." style:family="text">
      <style:text-properties fo:color="#939293" fo:language="en" fo:country="US"/>
    </style:style>
    <style:style style:name="T1648" style:parent-style-name="Fuentedepárrafopredeter." style:family="text">
      <style:text-properties fo:font-style="italic" style:font-style-asian="italic" style:font-style-complex="italic" fo:color="#78DCE8" fo:language="en" fo:country="US"/>
    </style:style>
    <style:style style:name="T1649" style:parent-style-name="Fuentedepárrafopredeter." style:family="text">
      <style:text-properties fo:color="#939293" fo:language="en" fo:country="US"/>
    </style:style>
    <style:style style:name="T1650" style:parent-style-name="Fuentedepárrafopredeter." style:family="text">
      <style:text-properties fo:color="#F59762" fo:language="en" fo:country="US"/>
    </style:style>
    <style:style style:name="T1651" style:parent-style-name="Fuentedepárrafopredeter." style:family="text">
      <style:text-properties fo:color="#939293" fo:language="en" fo:country="US"/>
    </style:style>
    <style:style style:name="T1652" style:parent-style-name="Fuentedepárrafopredeter." style:family="text">
      <style:text-properties fo:color="#99FFAE" fo:language="en" fo:country="US"/>
    </style:style>
    <style:style style:name="T1653" style:parent-style-name="Fuentedepárrafopredeter." style:family="text">
      <style:text-properties fo:color="#939293" fo:language="en" fo:country="US"/>
    </style:style>
    <style:style style:name="T1654" style:parent-style-name="Fuentedepárrafopredeter." style:family="text">
      <style:text-properties fo:color="#FFF48A" fo:language="en" fo:country="US"/>
    </style:style>
    <style:style style:name="T1655" style:parent-style-name="Fuentedepárrafopredeter." style:family="text">
      <style:text-properties fo:color="#939293" fo:language="en" fo:country="US"/>
    </style:style>
    <style:style style:name="T1656" style:parent-style-name="Fuentedepárrafopredeter." style:family="text">
      <style:text-properties fo:color="#939293" fo:language="en" fo:country="US"/>
    </style:style>
    <style:style style:name="P1657" style:parent-style-name="Normal" style:family="paragraph">
      <style:paragraph-properties>
        <style:tab-stops>
          <style:tab-stop style:type="left" style:position="1.6875in"/>
        </style:tab-stops>
      </style:paragraph-properties>
      <style:text-properties fo:font-size="14pt" style:font-size-asian="14pt" style:font-size-complex="14pt" fo:language="en" fo:country="US"/>
    </style:style>
    <style:style style:name="P1658" style:parent-style-name="Normal" style:family="paragraph">
      <style:paragraph-properties>
        <style:tab-stops>
          <style:tab-stop style:type="left" style:position="1.6875in"/>
        </style:tab-stops>
      </style:paragraph-properties>
    </style:style>
    <style:style style:name="T1659" style:parent-style-name="Fuentedepárrafopredeter." style:family="text">
      <style:text-properties fo:font-size="14pt" style:font-size-asian="14pt" style:font-size-complex="14pt"/>
    </style:style>
    <style:style style:name="T1660" style:parent-style-name="Fuentedepárrafopredeter." style:family="text">
      <style:text-properties fo:font-size="14pt" style:font-size-asian="14pt" style:font-size-complex="14pt"/>
    </style:style>
    <style:style style:name="T1661" style:parent-style-name="Fuentedepárrafopredeter." style:family="text">
      <style:text-properties style:font-name="Courier New" style:font-name-asian="Times New Roman" style:font-name-complex="Courier New" fo:color="#727072" fo:font-size="10pt" style:font-size-asian="10pt" style:font-size-complex="10pt" style:language-asian="es" style:country-asian="ES"/>
    </style:style>
    <style:style style:name="T1662" style:parent-style-name="Fuentedepárrafopredeter." style:family="text">
      <style:text-properties fo:font-size="14pt" style:font-size-asian="14pt" style:font-size-complex="14pt"/>
    </style:style>
    <style:style style:name="T1663" style:parent-style-name="Fuentedepárrafopredeter." style:family="text">
      <style:text-properties fo:font-size="14pt" style:font-size-asian="14pt" style:font-size-complex="14pt"/>
    </style:style>
    <style:style style:name="T1664" style:parent-style-name="Fuentedepárrafopredeter." style:family="text">
      <style:text-properties fo:font-size="14pt" style:font-size-asian="14pt" style:font-size-complex="14pt"/>
    </style:style>
    <style:style style:name="P1665"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1666" style:parent-style-name="HTMLconformatoprevio" style:family="paragraph">
      <style:paragraph-properties fo:background-color="#181818"/>
    </style:style>
    <style:style style:name="T1667" style:parent-style-name="Fuentedepárrafopredeter." style:family="text">
      <style:text-properties fo:font-style="italic" style:font-style-asian="italic" style:font-style-complex="italic" fo:color="#FF6188"/>
    </style:style>
    <style:style style:name="T1668" style:parent-style-name="Fuentedepárrafopredeter." style:family="text">
      <style:text-properties fo:color="#A9DC76"/>
    </style:style>
    <style:style style:name="T1669" style:parent-style-name="Fuentedepárrafopredeter." style:family="text">
      <style:text-properties fo:color="#939293"/>
    </style:style>
    <style:style style:name="T1670" style:parent-style-name="Fuentedepárrafopredeter." style:family="text">
      <style:text-properties fo:color="#939293"/>
    </style:style>
    <style:style style:name="T1671" style:parent-style-name="Fuentedepárrafopredeter." style:family="text">
      <style:text-properties fo:font-style="italic" style:font-style-asian="italic" style:font-style-complex="italic" fo:color="#FF6188"/>
    </style:style>
    <style:style style:name="T1672" style:parent-style-name="Fuentedepárrafopredeter." style:family="text">
      <style:text-properties fo:color="#FCFCFA"/>
    </style:style>
    <style:style style:name="T1673" style:parent-style-name="Fuentedepárrafopredeter." style:family="text">
      <style:text-properties fo:color="#C0AAFF"/>
    </style:style>
    <style:style style:name="T1674" style:parent-style-name="Fuentedepárrafopredeter." style:family="text">
      <style:text-properties fo:font-style="italic" style:font-style-asian="italic" style:font-style-complex="italic" fo:color="#FF6188"/>
    </style:style>
    <style:style style:name="T1675" style:parent-style-name="Fuentedepárrafopredeter." style:family="text">
      <style:text-properties fo:color="#939293"/>
    </style:style>
    <style:style style:name="T1676" style:parent-style-name="Fuentedepárrafopredeter." style:family="text">
      <style:text-properties fo:color="#939293"/>
    </style:style>
    <style:style style:name="T1677" style:parent-style-name="Fuentedepárrafopredeter." style:family="text">
      <style:text-properties fo:font-style="italic" style:font-style-asian="italic" style:font-style-complex="italic" fo:color="#78DCE8"/>
    </style:style>
    <style:style style:name="T1678" style:parent-style-name="Fuentedepárrafopredeter." style:family="text">
      <style:text-properties fo:color="#FCFCFA"/>
    </style:style>
    <style:style style:name="T1679" style:parent-style-name="Fuentedepárrafopredeter." style:family="text">
      <style:text-properties fo:color="#C0AAFF"/>
    </style:style>
    <style:style style:name="T1680" style:parent-style-name="Fuentedepárrafopredeter." style:family="text">
      <style:text-properties fo:font-style="italic" style:font-style-asian="italic" style:font-style-complex="italic" fo:color="#FF6188"/>
    </style:style>
    <style:style style:name="T1681" style:parent-style-name="Fuentedepárrafopredeter." style:family="text">
      <style:text-properties fo:color="#99FFAE"/>
    </style:style>
    <style:style style:name="T1682" style:parent-style-name="Fuentedepárrafopredeter." style:family="text">
      <style:text-properties fo:color="#939293"/>
    </style:style>
    <style:style style:name="T1683" style:parent-style-name="Fuentedepárrafopredeter." style:family="text">
      <style:text-properties fo:color="#939293"/>
    </style:style>
    <style:style style:name="T1684" style:parent-style-name="Fuentedepárrafopredeter." style:family="text">
      <style:text-properties fo:color="#939293"/>
    </style:style>
    <style:style style:name="T1685" style:parent-style-name="Fuentedepárrafopredeter." style:family="text">
      <style:text-properties fo:font-style="italic" style:font-style-asian="italic" style:font-style-complex="italic" fo:color="#FF6188"/>
    </style:style>
    <style:style style:name="T1686" style:parent-style-name="Fuentedepárrafopredeter." style:family="text">
      <style:text-properties fo:color="#939293"/>
    </style:style>
    <style:style style:name="T1687" style:parent-style-name="Fuentedepárrafopredeter." style:family="text">
      <style:text-properties fo:font-style="italic" style:font-style-asian="italic" style:font-style-complex="italic" fo:color="#FF6188"/>
    </style:style>
    <style:style style:name="T1688" style:parent-style-name="Fuentedepárrafopredeter." style:family="text">
      <style:text-properties fo:color="#FCFCFA"/>
    </style:style>
    <style:style style:name="T1689" style:parent-style-name="Fuentedepárrafopredeter." style:family="text">
      <style:text-properties fo:color="#C0AAFF"/>
    </style:style>
    <style:style style:name="T1690" style:parent-style-name="Fuentedepárrafopredeter." style:family="text">
      <style:text-properties fo:color="#C994FF"/>
    </style:style>
    <style:style style:name="T1691" style:parent-style-name="Fuentedepárrafopredeter." style:family="text">
      <style:text-properties fo:color="#939293"/>
    </style:style>
    <style:style style:name="T1692" style:parent-style-name="Fuentedepárrafopredeter." style:family="text">
      <style:text-properties fo:color="#FCFCFA"/>
    </style:style>
    <style:style style:name="T1693" style:parent-style-name="Fuentedepárrafopredeter." style:family="text">
      <style:text-properties fo:color="#C0AAFF"/>
    </style:style>
    <style:style style:name="T1694" style:parent-style-name="Fuentedepárrafopredeter." style:family="text">
      <style:text-properties fo:color="#C994FF"/>
    </style:style>
    <style:style style:name="T1695" style:parent-style-name="Fuentedepárrafopredeter." style:family="text">
      <style:text-properties fo:color="#939293"/>
    </style:style>
    <style:style style:name="T1696" style:parent-style-name="Fuentedepárrafopredeter." style:family="text">
      <style:text-properties fo:color="#FCFCFA"/>
    </style:style>
    <style:style style:name="T1697" style:parent-style-name="Fuentedepárrafopredeter." style:family="text">
      <style:text-properties fo:color="#C0AAFF"/>
    </style:style>
    <style:style style:name="T1698" style:parent-style-name="Fuentedepárrafopredeter." style:family="text">
      <style:text-properties fo:color="#939293"/>
    </style:style>
    <style:style style:name="T1699" style:parent-style-name="Fuentedepárrafopredeter." style:family="text">
      <style:text-properties fo:color="#939293"/>
    </style:style>
    <style:style style:name="T1700" style:parent-style-name="Fuentedepárrafopredeter." style:family="text">
      <style:text-properties fo:color="#FCFCFA"/>
    </style:style>
    <style:style style:name="T1701" style:parent-style-name="Fuentedepárrafopredeter." style:family="text">
      <style:text-properties fo:color="#939293"/>
    </style:style>
    <style:style style:name="T1702" style:parent-style-name="Fuentedepárrafopredeter." style:family="text">
      <style:text-properties fo:color="#99FFAE"/>
    </style:style>
    <style:style style:name="T1703" style:parent-style-name="Fuentedepárrafopredeter." style:family="text">
      <style:text-properties fo:color="#939293"/>
    </style:style>
    <style:style style:name="T1704" style:parent-style-name="Fuentedepárrafopredeter." style:family="text">
      <style:text-properties fo:color="#939293"/>
    </style:style>
    <style:style style:name="T1705" style:parent-style-name="Fuentedepárrafopredeter." style:family="text">
      <style:text-properties fo:font-style="italic" style:font-style-asian="italic" style:font-style-complex="italic" fo:color="#78DCE8"/>
    </style:style>
    <style:style style:name="T1706" style:parent-style-name="Fuentedepárrafopredeter." style:family="text">
      <style:text-properties fo:color="#939293"/>
    </style:style>
    <style:style style:name="T1707" style:parent-style-name="Fuentedepárrafopredeter." style:family="text">
      <style:text-properties fo:color="#99FFAE"/>
    </style:style>
    <style:style style:name="T1708" style:parent-style-name="Fuentedepárrafopredeter." style:family="text">
      <style:text-properties fo:color="#939293"/>
    </style:style>
    <style:style style:name="T1709" style:parent-style-name="Fuentedepárrafopredeter." style:family="text">
      <style:text-properties fo:color="#F59762"/>
    </style:style>
    <style:style style:name="T1710" style:parent-style-name="Fuentedepárrafopredeter." style:family="text">
      <style:text-properties fo:color="#939293"/>
    </style:style>
    <style:style style:name="T1711" style:parent-style-name="Fuentedepárrafopredeter." style:family="text">
      <style:text-properties fo:color="#FCFCFA"/>
    </style:style>
    <style:style style:name="T1712" style:parent-style-name="Fuentedepárrafopredeter." style:family="text">
      <style:text-properties fo:color="#939293"/>
    </style:style>
    <style:style style:name="T1713" style:parent-style-name="Fuentedepárrafopredeter." style:family="text">
      <style:text-properties fo:color="#939293"/>
    </style:style>
    <style:style style:name="T1714" style:parent-style-name="Fuentedepárrafopredeter." style:family="text">
      <style:text-properties fo:color="#FCFCFA"/>
    </style:style>
    <style:style style:name="T1715" style:parent-style-name="Fuentedepárrafopredeter." style:family="text">
      <style:text-properties fo:color="#939293"/>
    </style:style>
    <style:style style:name="T1716" style:parent-style-name="Fuentedepárrafopredeter." style:family="text">
      <style:text-properties fo:color="#99FFAE"/>
    </style:style>
    <style:style style:name="T1717" style:parent-style-name="Fuentedepárrafopredeter." style:family="text">
      <style:text-properties fo:color="#939293"/>
    </style:style>
    <style:style style:name="T1718" style:parent-style-name="Fuentedepárrafopredeter." style:family="text">
      <style:text-properties fo:color="#939293"/>
    </style:style>
    <style:style style:name="T1719" style:parent-style-name="Fuentedepárrafopredeter." style:family="text">
      <style:text-properties fo:font-style="italic" style:font-style-asian="italic" style:font-style-complex="italic" fo:color="#FCFCFA"/>
    </style:style>
    <style:style style:name="T1720" style:parent-style-name="Fuentedepárrafopredeter." style:family="text">
      <style:text-properties fo:color="#939293"/>
    </style:style>
    <style:style style:name="T1721" style:parent-style-name="Fuentedepárrafopredeter." style:family="text">
      <style:text-properties fo:color="#FCFCFA"/>
    </style:style>
    <style:style style:name="T1722" style:parent-style-name="Fuentedepárrafopredeter." style:family="text">
      <style:text-properties fo:color="#939293"/>
    </style:style>
    <style:style style:name="T1723" style:parent-style-name="Fuentedepárrafopredeter." style:family="text">
      <style:text-properties fo:color="#C0AAFF"/>
    </style:style>
    <style:style style:name="T1724" style:parent-style-name="Fuentedepárrafopredeter." style:family="text">
      <style:text-properties fo:color="#FCFCFA"/>
    </style:style>
    <style:style style:name="T1725" style:parent-style-name="Fuentedepárrafopredeter." style:family="text">
      <style:text-properties fo:color="#939293"/>
    </style:style>
    <style:style style:name="T1726" style:parent-style-name="Fuentedepárrafopredeter." style:family="text">
      <style:text-properties fo:color="#99FFAE"/>
    </style:style>
    <style:style style:name="T1727" style:parent-style-name="Fuentedepárrafopredeter." style:family="text">
      <style:text-properties fo:color="#939293"/>
    </style:style>
    <style:style style:name="T1728" style:parent-style-name="Fuentedepárrafopredeter." style:family="text">
      <style:text-properties fo:color="#939293"/>
    </style:style>
    <style:style style:name="T1729" style:parent-style-name="Fuentedepárrafopredeter." style:family="text">
      <style:text-properties fo:color="#939293"/>
    </style:style>
    <style:style style:name="T1730" style:parent-style-name="Fuentedepárrafopredeter." style:family="text">
      <style:text-properties fo:color="#939293"/>
    </style:style>
    <style:style style:name="T1731" style:parent-style-name="Fuentedepárrafopredeter." style:family="text">
      <style:text-properties fo:font-style="italic" style:font-style-asian="italic" style:font-style-complex="italic" fo:color="#FF6188"/>
    </style:style>
    <style:style style:name="T1732" style:parent-style-name="Fuentedepárrafopredeter." style:family="text">
      <style:text-properties fo:color="#939293"/>
    </style:style>
    <style:style style:name="T1733" style:parent-style-name="Fuentedepárrafopredeter." style:family="text">
      <style:text-properties fo:color="#FCFCFA"/>
    </style:style>
    <style:style style:name="T1734" style:parent-style-name="Fuentedepárrafopredeter." style:family="text">
      <style:text-properties fo:color="#C0AAFF"/>
    </style:style>
    <style:style style:name="T1735" style:parent-style-name="Fuentedepárrafopredeter." style:family="text">
      <style:text-properties fo:color="#C994FF"/>
    </style:style>
    <style:style style:name="T1736" style:parent-style-name="Fuentedepárrafopredeter." style:family="text">
      <style:text-properties fo:color="#939293"/>
    </style:style>
    <style:style style:name="T1737" style:parent-style-name="Fuentedepárrafopredeter." style:family="text">
      <style:text-properties fo:color="#939293"/>
    </style:style>
    <style:style style:name="T1738" style:parent-style-name="Fuentedepárrafopredeter." style:family="text">
      <style:text-properties fo:font-style="italic" style:font-style-asian="italic" style:font-style-complex="italic" fo:color="#727072"/>
    </style:style>
    <style:style style:name="T1739" style:parent-style-name="Fuentedepárrafopredeter." style:family="text">
      <style:text-properties fo:font-style="italic" style:font-style-asian="italic" style:font-style-complex="italic" fo:color="#727072"/>
    </style:style>
    <style:style style:name="T1740" style:parent-style-name="Fuentedepárrafopredeter." style:family="text">
      <style:text-properties fo:font-style="italic" style:font-style-asian="italic" style:font-style-complex="italic" fo:color="#FF6188"/>
    </style:style>
    <style:style style:name="T1741" style:parent-style-name="Fuentedepárrafopredeter." style:family="text">
      <style:text-properties fo:color="#939293"/>
    </style:style>
    <style:style style:name="T1742" style:parent-style-name="Fuentedepárrafopredeter." style:family="text">
      <style:text-properties fo:color="#FCFCFA"/>
    </style:style>
    <style:style style:name="T1743" style:parent-style-name="Fuentedepárrafopredeter." style:family="text">
      <style:text-properties fo:color="#939293"/>
    </style:style>
    <style:style style:name="T1744" style:parent-style-name="Fuentedepárrafopredeter." style:family="text">
      <style:text-properties fo:color="#99FFAE"/>
    </style:style>
    <style:style style:name="T1745" style:parent-style-name="Fuentedepárrafopredeter." style:family="text">
      <style:text-properties fo:color="#939293"/>
    </style:style>
    <style:style style:name="T1746" style:parent-style-name="Fuentedepárrafopredeter." style:family="text">
      <style:text-properties fo:color="#C0AAFF"/>
    </style:style>
    <style:style style:name="T1747" style:parent-style-name="Fuentedepárrafopredeter." style:family="text">
      <style:text-properties fo:font-style="italic" style:font-style-asian="italic" style:font-style-complex="italic" fo:color="#FCFCFA"/>
    </style:style>
    <style:style style:name="T1748" style:parent-style-name="Fuentedepárrafopredeter." style:family="text">
      <style:text-properties fo:color="#939293"/>
    </style:style>
    <style:style style:name="T1749" style:parent-style-name="Fuentedepárrafopredeter." style:family="text">
      <style:text-properties fo:color="#FCFCFA"/>
    </style:style>
    <style:style style:name="T1750" style:parent-style-name="Fuentedepárrafopredeter." style:family="text">
      <style:text-properties fo:color="#C0AAFF"/>
    </style:style>
    <style:style style:name="T1751" style:parent-style-name="Fuentedepárrafopredeter." style:family="text">
      <style:text-properties fo:color="#C994FF"/>
    </style:style>
    <style:style style:name="T1752" style:parent-style-name="Fuentedepárrafopredeter." style:family="text">
      <style:text-properties fo:color="#939293"/>
    </style:style>
    <style:style style:name="T1753" style:parent-style-name="Fuentedepárrafopredeter." style:family="text">
      <style:text-properties fo:color="#C0AAFF"/>
    </style:style>
    <style:style style:name="T1754" style:parent-style-name="Fuentedepárrafopredeter." style:family="text">
      <style:text-properties fo:color="#C994FF"/>
    </style:style>
    <style:style style:name="T1755" style:parent-style-name="Fuentedepárrafopredeter." style:family="text">
      <style:text-properties fo:color="#939293"/>
    </style:style>
    <style:style style:name="T1756" style:parent-style-name="Fuentedepárrafopredeter." style:family="text">
      <style:text-properties fo:color="#939293"/>
    </style:style>
    <style:style style:name="T1757" style:parent-style-name="Fuentedepárrafopredeter." style:family="text">
      <style:text-properties fo:color="#FCFCFA"/>
    </style:style>
    <style:style style:name="T1758" style:parent-style-name="Fuentedepárrafopredeter." style:family="text">
      <style:text-properties fo:color="#C0AAFF"/>
    </style:style>
    <style:style style:name="T1759" style:parent-style-name="Fuentedepárrafopredeter." style:family="text">
      <style:text-properties fo:color="#C994FF"/>
    </style:style>
    <style:style style:name="T1760" style:parent-style-name="Fuentedepárrafopredeter." style:family="text">
      <style:text-properties fo:color="#939293"/>
    </style:style>
    <style:style style:name="T1761" style:parent-style-name="Fuentedepárrafopredeter." style:family="text">
      <style:text-properties fo:color="#939293"/>
    </style:style>
    <style:style style:name="T1762" style:parent-style-name="Fuentedepárrafopredeter." style:family="text">
      <style:text-properties fo:color="#FCFCFA"/>
    </style:style>
    <style:style style:name="T1763" style:parent-style-name="Fuentedepárrafopredeter." style:family="text">
      <style:text-properties fo:color="#C0AAFF"/>
    </style:style>
    <style:style style:name="T1764" style:parent-style-name="Fuentedepárrafopredeter." style:family="text">
      <style:text-properties fo:font-style="italic" style:font-style-asian="italic" style:font-style-complex="italic" fo:color="#FF6188"/>
    </style:style>
    <style:style style:name="T1765" style:parent-style-name="Fuentedepárrafopredeter." style:family="text">
      <style:text-properties fo:color="#939293"/>
    </style:style>
    <style:style style:name="T1766" style:parent-style-name="Fuentedepárrafopredeter." style:family="text">
      <style:text-properties fo:color="#939293"/>
    </style:style>
    <style:style style:name="T1767" style:parent-style-name="Fuentedepárrafopredeter." style:family="text">
      <style:text-properties fo:color="#939293"/>
    </style:style>
    <style:style style:name="T1768" style:parent-style-name="Fuentedepárrafopredeter." style:family="text">
      <style:text-properties fo:color="#939293"/>
    </style:style>
    <style:style style:name="T1769" style:parent-style-name="Fuentedepárrafopredeter." style:family="text">
      <style:text-properties fo:color="#FCFCFA"/>
    </style:style>
    <style:style style:name="T1770" style:parent-style-name="Fuentedepárrafopredeter." style:family="text">
      <style:text-properties fo:color="#939293"/>
    </style:style>
    <style:style style:name="T1771" style:parent-style-name="Fuentedepárrafopredeter." style:family="text">
      <style:text-properties fo:color="#99FFAE"/>
    </style:style>
    <style:style style:name="T1772" style:parent-style-name="Fuentedepárrafopredeter." style:family="text">
      <style:text-properties fo:color="#939293"/>
    </style:style>
    <style:style style:name="T1773" style:parent-style-name="Fuentedepárrafopredeter." style:family="text">
      <style:text-properties fo:color="#939293"/>
    </style:style>
    <style:style style:name="T1774" style:parent-style-name="Fuentedepárrafopredeter." style:family="text">
      <style:text-properties fo:color="#939293"/>
    </style:style>
    <style:style style:name="T1775" style:parent-style-name="Fuentedepárrafopredeter." style:family="text">
      <style:text-properties fo:font-style="italic" style:font-style-asian="italic" style:font-style-complex="italic" fo:color="#FF6188"/>
    </style:style>
    <style:style style:name="T1776" style:parent-style-name="Fuentedepárrafopredeter." style:family="text">
      <style:text-properties fo:color="#FCFCFA"/>
    </style:style>
    <style:style style:name="T1777" style:parent-style-name="Fuentedepárrafopredeter." style:family="text">
      <style:text-properties fo:color="#939293"/>
    </style:style>
    <style:style style:name="T1778" style:parent-style-name="Fuentedepárrafopredeter." style:family="text">
      <style:text-properties fo:color="#939293"/>
    </style:style>
    <style:style style:name="P1779"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1780"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1781"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name="P1782" style:parent-style-name="Normal" style:family="paragraph">
      <style:paragraph-properties>
        <style:tab-stops>
          <style:tab-stop style:type="left" style:position="1.6875in"/>
        </style:tab-stops>
      </style:paragraph-properties>
      <style:text-properties fo:font-size="14pt" style:font-size-asian="14pt" style:font-size-complex="14pt"/>
    </style:style>
    <style:style style:family="graphic" style:name="a0" style:parent-style-name="Graphics">
      <style:graphic-properties fo:wrap-option="no-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true" style:writing-mode="lr-tb"/>
    </style:style>
  </office:automatic-styles>
  <office:body>
    <office:text text:use-soft-page-breaks="true">
      <text:p text:style-name="P1"><draw:frame draw:z-index="251659264" draw:id="id0" draw:style-name="a0" draw:name="Cuadro de texto 1" text:anchor-type="paragraph" svg:x="0in" svg:y="0in" svg:width="2in" svg:height="2in" style:rel-width="scale" style:rel-height="scale"><draw:text-box><text:p text:style-name="P2"><text:span text:style-name="T3">Practica 1</text:span></text:p><text:p text:style-name="P4"><text:span text:style-name="T5">Complejidad de algoritmos</text:span></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
      <text:p text:style-name="P7"><text:span text:style-name="T8">Nombre:</text:span><text:span text:style-name="T9"><text:s/>Jesús Javier Quirante Pérez</text:span></text:p>
      <text:p text:style-name="P10"><text:span text:style-name="T11">Curso</text:span><text:span text:style-name="T12">: 2ºD</text:span><text:span text:style-name="T13"><text:s/>Ingeniería Informática</text:span></text:p>
      <text:p text:style-name="P14"/>
      <text:p text:style-name="P15"/>
      <text:soft-page-break/>
      <text:p text:style-name="P16">Índice</text:p>
      <text:list text:style-name="LFO1" text:continue-numbering="true">
        <text:list-item>
          <text:p text:style-name="P17">Análisis de la complejidad Experimental</text:p>
        </text:list-item>
        <text:list-item>
          <text:p text:style-name="P18">Código de la clase Analizador</text:p>
        </text:list-item>
        <text:list-item>
          <text:p text:style-name="P19">Implementación del código</text:p>
        </text:list-item>
      </text:list>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soft-page-break/>
      <text:p text:style-name="P45">Análisis de la complejidad Experimental</text:p>
      <text:p text:style-name="P46">Desde el punto de vista teórico, el análisis de un algoritmo nos permite determinar cuál es su<text:s/>complejidad teórica. En la práctica, nos<text:s/>encontramos también con muchos casos en los que<text:s/>determinar esta complejidad de un programa complejo de forma teórica es difícil, o incluso<text:line-break/>imposible si no disponemos del código fuente. Aun así, la experimentación con distintos valores<text:s/>de entrada nos ofrece información sobre la posible complejidad de un programa. En esta<text:s/>práctica nos proponemos diseñar un programa en Java para medir experimentalmente la<text:s/>complejidad de otro programa ya compilado.</text:p>
      <text:p text:style-name="P47">Para ello, se implementa<text:s/>un programa Analizador.java capaz de determinar de forma automática la<text:s/>complejidad experimental de la función f(long n) de distintas clases denominadas<text:s/>Algoritmo.class que se proporcionan ya compiladas.<text:line-break/>A priori se sabe que la complejidad de las funciones es siempre una de las ocho que se muestran<text:s/>en la siguiente tabla. La ejecución del programa java Analizador dará como resultado una<text:s/>de las siguientes etiquetas:<text:line-break/></text:p>
      <table:table table:style-name="Table48">
        <table:table-columns>
          <table:table-column table:style-name="TableColumn49"/>
          <table:table-column table:style-name="TableColumn50"/>
        </table:table-columns>
        <table:table-row table:style-name="TableRow51">
          <table:table-cell table:style-name="TableCell52">
            <text:p text:style-name="P53">Complejidad</text:p>
          </table:table-cell>
          <table:table-cell table:style-name="TableCell54">
            <text:p text:style-name="P55">Salida de java Analizador</text:p>
          </table:table-cell>
        </table:table-row>
        <table:table-row table:style-name="TableRow56">
          <table:table-cell table:style-name="TableCell57">
            <text:p text:style-name="P58">Θ(1)</text:p>
          </table:table-cell>
          <table:table-cell table:style-name="TableCell59">
            <text:p text:style-name="P60">1</text:p>
          </table:table-cell>
        </table:table-row>
        <table:table-row table:style-name="TableRow61">
          <table:table-cell table:style-name="TableCell62">
            <text:p text:style-name="P63"><text:span text:style-name="T64">Θ(</text:span><text:span text:style-name="T65">𝑙𝑜𝑔</text:span><text:span text:style-name="T66">(</text:span><text:span text:style-name="T67">𝑛</text:span><text:span text:style-name="T68">))<text:s/></text:span></text:p>
          </table:table-cell>
          <table:table-cell table:style-name="TableCell69">
            <text:p text:style-name="P70">LOGN</text:p>
          </table:table-cell>
        </table:table-row>
        <table:table-row table:style-name="TableRow71">
          <table:table-cell table:style-name="TableCell72">
            <text:p text:style-name="P73"><text:span text:style-name="T74">Θ(</text:span><text:span text:style-name="T75">𝑛</text:span><text:span text:style-name="T76">)</text:span></text:p>
          </table:table-cell>
          <table:table-cell table:style-name="TableCell77">
            <text:p text:style-name="P78">N</text:p>
          </table:table-cell>
        </table:table-row>
        <table:table-row table:style-name="TableRow79">
          <table:table-cell table:style-name="TableCell80">
            <text:p text:style-name="P81"><text:span text:style-name="T82">Θ(</text:span><text:span text:style-name="T83">𝑛𝑙𝑜𝑔</text:span><text:span text:style-name="T84">(</text:span><text:span text:style-name="T85">𝑛</text:span><text:span text:style-name="T86">))</text:span></text:p>
          </table:table-cell>
          <table:table-cell table:style-name="TableCell87">
            <text:p text:style-name="P88">NLOGN</text:p>
          </table:table-cell>
        </table:table-row>
        <table:table-row table:style-name="TableRow89">
          <table:table-cell table:style-name="TableCell90">
            <text:p text:style-name="P91"><text:span text:style-name="T92">Θ(</text:span><text:span text:style-name="T93">𝑛</text:span><text:span text:style-name="T94">2)</text:span></text:p>
          </table:table-cell>
          <table:table-cell table:style-name="TableCell95">
            <text:p text:style-name="P96">N2</text:p>
          </table:table-cell>
        </table:table-row>
        <table:table-row table:style-name="TableRow97">
          <table:table-cell table:style-name="TableCell98">
            <text:p text:style-name="P99"><text:span text:style-name="T100">Θ(</text:span><text:span text:style-name="T101">𝑛</text:span><text:span text:style-name="T102">3)</text:span></text:p>
          </table:table-cell>
          <table:table-cell table:style-name="TableCell103">
            <text:p text:style-name="P104">N3</text:p>
          </table:table-cell>
        </table:table-row>
        <table:table-row table:style-name="TableRow105">
          <table:table-cell table:style-name="TableCell106">
            <text:p text:style-name="P107"><text:span text:style-name="T108">Θ(2</text:span><text:span text:style-name="T109">𝑛</text:span><text:span text:style-name="T110">)</text:span></text:p>
          </table:table-cell>
          <table:table-cell table:style-name="TableCell111">
            <text:p text:style-name="P112">2N</text:p>
          </table:table-cell>
        </table:table-row>
        <table:table-row table:style-name="TableRow113">
          <table:table-cell table:style-name="TableCell114">
            <text:p text:style-name="P115"><text:span text:style-name="T116">Θ(</text:span><text:span text:style-name="T117">𝑛</text:span><text:span text:style-name="T118">!)</text:span></text:p>
          </table:table-cell>
          <table:table-cell table:style-name="TableCell119">
            <text:p text:style-name="P120">NF</text:p>
          </table:table-cell>
        </table:table-row>
      </table:table>
      <text:p text:style-name="P121"><text:line-break/><text:line-break/><text:line-break/><text:line-break/><text:line-break/></text:p>
      <text:p text:style-name="P122"/>
      <text:p text:style-name="P123"><text:bookmark-start text:name="_Hlk116861803"/><text:soft-page-break/><text:span text:style-name="T124">Código de la clase Analizador</text:span><text:bookmark-end text:name="_Hlk116861803"/><text:span text:style-name="T125"><text:line-break/></text:span></text:p>
      <text:p text:style-name="P126"><text:span text:style-name="T127"><text:line-break/></text:span><text:span text:style-name="T128">public class<text:s/></text:span><text:span text:style-name="T129">Analizador<text:s/></text:span><text:span text:style-name="T130">{</text:span><text:span text:style-name="T131"><text:line-break/></text:span><text:span text:style-name="T132"><text:line-break/><text:s text:c="3"/></text:span><text:span text:style-name="T133">// Utilizaremos n1 para medir las complejidades pequeñas</text:span><text:span text:style-name="T134"><text:line-break/><text:s text:c="3"/></text:span><text:span text:style-name="T135">private static final long<text:s/></text:span><text:span text:style-name="T136">[]<text:s/></text:span><text:span text:style-name="T137">n1<text:s/></text:span><text:span text:style-name="T138">=<text:s/></text:span><text:span text:style-name="T139">{</text:span><text:span text:style-name="T140">1</text:span><text:span text:style-name="T141">,</text:span><text:span text:style-name="T142">2</text:span><text:span text:style-name="T143">,</text:span><text:span text:style-name="T144">3</text:span><text:span text:style-name="T145">,</text:span><text:span text:style-name="T146">4</text:span><text:span text:style-name="T147">,</text:span><text:span text:style-name="T148">5</text:span><text:span text:style-name="T149">,</text:span><text:span text:style-name="T150">6</text:span><text:span text:style-name="T151">,</text:span><text:span text:style-name="T152">7</text:span><text:span text:style-name="T153">,</text:span><text:span text:style-name="T154">8</text:span><text:span text:style-name="T155">,</text:span><text:span text:style-name="T156">9</text:span><text:span text:style-name="T157">,</text:span><text:span text:style-name="T158">10</text:span><text:span text:style-name="T159">,</text:span><text:span text:style-name="T160">12</text:span><text:span text:style-name="T161">,</text:span><text:span text:style-name="T162">14</text:span><text:span text:style-name="T163">,</text:span><text:span text:style-name="T164">16</text:span><text:span text:style-name="T165">,</text:span><text:span text:style-name="T166">18</text:span><text:span text:style-name="T167">,</text:span><text:span text:style-name="T168">20</text:span><text:span text:style-name="T169">,</text:span><text:span text:style-name="T170">22</text:span><text:span text:style-name="T171">,</text:span><text:span text:style-name="T172">24</text:span><text:span text:style-name="T173">,</text:span><text:span text:style-name="T174">26</text:span><text:span text:style-name="T175">,</text:span><text:span text:style-name="T176">28</text:span><text:span text:style-name="T177">,</text:span><text:span text:style-name="T178">30</text:span><text:span text:style-name="T179">,</text:span><text:span text:style-name="T180">40</text:span><text:span text:style-name="T181">,</text:span><text:span text:style-name="T182">50</text:span><text:span text:style-name="T183">,</text:span><text:span text:style-name="T184">60</text:span><text:span text:style-name="T185">,</text:span><text:span text:style-name="T186">70</text:span><text:span text:style-name="T187">,</text:span><text:span text:style-name="T188">80</text:span><text:span text:style-name="T189">,</text:span><text:span text:style-name="T190">90</text:span><text:span text:style-name="T191">,</text:span><text:span text:style-name="T192">100</text:span><text:span text:style-name="T193">,</text:span><text:span text:style-name="T194">300</text:span><text:span text:style-name="T195">,</text:span><text:span text:style-name="T196">500</text:span><text:span text:style-name="T197">,</text:span><text:span text:style-name="T198">700</text:span><text:span text:style-name="T199">,</text:span><text:span text:style-name="T200">1000</text:span><text:span text:style-name="T201">,</text:span><text:span text:style-name="T202">3000</text:span><text:span text:style-name="T203">,</text:span><text:span text:style-name="T204">5000</text:span><text:span text:style-name="T205">,</text:span><text:span text:style-name="T206">7000</text:span><text:span text:style-name="T207">,</text:span><text:span text:style-name="T208">10000</text:span><text:span text:style-name="T209">,</text:span><text:span text:style-name="T210">30000</text:span><text:span text:style-name="T211">,</text:span><text:span text:style-name="T212">50000</text:span><text:span text:style-name="T213">,</text:span><text:span text:style-name="T214">70000</text:span><text:span text:style-name="T215">, <text:s text:c="3"/></text:span><text:span text:style-name="T216">100000</text:span><text:span text:style-name="T217">,</text:span><text:span text:style-name="T218">200000</text:span><text:span text:style-name="T219">,</text:span><text:span text:style-name="T220">300000</text:span><text:span text:style-name="T221">,</text:span><text:span text:style-name="T222">500000</text:span><text:span text:style-name="T223">,</text:span><text:span text:style-name="T224">700000</text:span><text:span text:style-name="T225">,</text:span><text:span text:style-name="T226">800000</text:span><text:span text:style-name="T227">,</text:span><text:span text:style-name="T228">850000</text:span><text:span text:style-name="T229">,</text:span><text:span text:style-name="T230">900000</text:span><text:span text:style-name="T231">,</text:span><text:span text:style-name="T232">950000</text:span><text:span text:style-name="T233">, <text:s text:c="8"/></text:span><text:span text:style-name="T234">1000000</text:span><text:span text:style-name="T235">,</text:span><text:span text:style-name="T236">1500000</text:span><text:span text:style-name="T237">,</text:span><text:span text:style-name="T238">2000000</text:span><text:span text:style-name="T239">,</text:span><text:span text:style-name="T240">2500000</text:span><text:span text:style-name="T241">,</text:span><text:span text:style-name="T242">3000000</text:span><text:span text:style-name="T243">,</text:span><text:span text:style-name="T244">3500000</text:span><text:span text:style-name="T245">,</text:span><text:span text:style-name="T246">5000000</text:span><text:span text:style-name="T247">,</text:span><text:span text:style-name="T248">7000000</text:span><text:span text:style-name="T249">};</text:span><text:span text:style-name="T250"><text:line-break/></text:span><text:span text:style-name="T251"><text:line-break/><text:s text:c="3"/></text:span><text:span text:style-name="T252">// Con este vector diferenciaremos tiempos de complejidades como N2 y NLOGN</text:span><text:span text:style-name="T253"><text:line-break/><text:s text:c="3"/></text:span><text:span text:style-name="T254">private static final long<text:s/></text:span><text:span text:style-name="T255">[]<text:s/></text:span><text:span text:style-name="T256">n2<text:s/></text:span><text:span text:style-name="T257">=<text:s/></text:span><text:span text:style-name="T258">{</text:span><text:span text:style-name="T259">1</text:span><text:span text:style-name="T260">,</text:span><text:span text:style-name="T261">2</text:span><text:span text:style-name="T262">,</text:span><text:span text:style-name="T263">3</text:span><text:span text:style-name="T264">,</text:span><text:span text:style-name="T265">4</text:span><text:span text:style-name="T266">,</text:span><text:span text:style-name="T267">5</text:span><text:span text:style-name="T268">,</text:span><text:span text:style-name="T269">6</text:span><text:span text:style-name="T270">,</text:span><text:span text:style-name="T271">7</text:span><text:span text:style-name="T272">,</text:span><text:span text:style-name="T273">8</text:span><text:span text:style-name="T274">,</text:span><text:span text:style-name="T275">9</text:span><text:span text:style-name="T276">,</text:span><text:span text:style-name="T277">10</text:span><text:span text:style-name="T278">,</text:span><text:span text:style-name="T279">12</text:span><text:span text:style-name="T280">,</text:span><text:span text:style-name="T281">14</text:span><text:span text:style-name="T282">,</text:span><text:span text:style-name="T283">16</text:span><text:span text:style-name="T284">,</text:span><text:span text:style-name="T285">18</text:span><text:span text:style-name="T286">,</text:span><text:span text:style-name="T287">20</text:span><text:span text:style-name="T288">,</text:span><text:span text:style-name="T289">22</text:span><text:span text:style-name="T290">,</text:span><text:span text:style-name="T291">24</text:span><text:span text:style-name="T292">,</text:span><text:span text:style-name="T293">26</text:span><text:span text:style-name="T294">,</text:span><text:span text:style-name="T295">28</text:span><text:span text:style-name="T296">,</text:span><text:span text:style-name="T297">30</text:span><text:span text:style-name="T298">,</text:span><text:span text:style-name="T299">40</text:span><text:span text:style-name="T300">,</text:span><text:span text:style-name="T301">50</text:span><text:span text:style-name="T302">,</text:span><text:span text:style-name="T303">60</text:span><text:span text:style-name="T304">,</text:span><text:span text:style-name="T305">70</text:span><text:span text:style-name="T306">,</text:span><text:span text:style-name="T307">80</text:span><text:span text:style-name="T308">,</text:span><text:span text:style-name="T309">90</text:span><text:span text:style-name="T310">,</text:span><text:span text:style-name="T311">100</text:span><text:span text:style-name="T312">,</text:span><text:span text:style-name="T313">300</text:span><text:span text:style-name="T314">,</text:span><text:span text:style-name="T315">500</text:span><text:span text:style-name="T316">,</text:span><text:span text:style-name="T317">700</text:span><text:span text:style-name="T318">,</text:span><text:span text:style-name="T319">1000</text:span><text:span text:style-name="T320">,</text:span><text:span text:style-name="T321">3000</text:span><text:span text:style-name="T322">,</text:span><text:span text:style-name="T323">5000</text:span><text:span text:style-name="T324">,</text:span><text:span text:style-name="T325">7000</text:span><text:span text:style-name="T326">};</text:span><text:span text:style-name="T327"><text:line-break/></text:span><text:span text:style-name="T328"><text:line-break/><text:s text:c="3"/></text:span><text:span text:style-name="T329">private static double<text:s/></text:span><text:span text:style-name="T330">[]<text:s/></text:span><text:span text:style-name="T331">tiempo<text:s/></text:span><text:span text:style-name="T332">=<text:s/></text:span><text:span text:style-name="T333">{};</text:span><text:span text:style-name="T334"><text:line-break/></text:span><text:span text:style-name="T335"><text:line-break/></text:span><text:span text:style-name="T336"><text:line-break/><text:s text:c="3"/></text:span><text:span text:style-name="T337">//Procedimiento para calcular la media.</text:span><text:span text:style-name="T338"><text:line-break/><text:s text:c="3"/></text:span><text:span text:style-name="T339">public static double<text:s/></text:span><text:span text:style-name="T340">media</text:span><text:span text:style-name="T341">(</text:span><text:span text:style-name="T342">double<text:s/></text:span><text:span text:style-name="T343">a</text:span><text:span text:style-name="T344">[]){</text:span><text:span text:style-name="T345"><text:line-break/><text:s text:c="6"/></text:span><text:span text:style-name="T346">double<text:s/></text:span><text:span text:style-name="T347">media</text:span><text:span text:style-name="T348">=</text:span><text:span text:style-name="T349">0.0</text:span><text:span text:style-name="T350">;</text:span><text:span text:style-name="T351"><text:line-break/></text:span><text:span text:style-name="T352"><text:line-break/><text:s text:c="6"/></text:span><text:span text:style-name="T353">for</text:span><text:span text:style-name="T354">(</text:span><text:span text:style-name="T355">int<text:s/></text:span><text:span text:style-name="T356">i</text:span><text:span text:style-name="T357">=</text:span><text:span text:style-name="T358">1</text:span><text:span text:style-name="T359">;</text:span><text:span text:style-name="T360">i</text:span><text:span text:style-name="T361">&lt;</text:span><text:span text:style-name="T362">a</text:span><text:span text:style-name="T363">.</text:span><text:span text:style-name="T364">length</text:span><text:span text:style-name="T365">;</text:span><text:span text:style-name="T366">i</text:span><text:span text:style-name="T367">++</text:span><text:span text:style-name="T368">){<text:s/></text:span><text:span text:style-name="T369">//cogemos a partir del segundo valor para más exactitud</text:span><text:span text:style-name="T370"><text:line-break/><text:s text:c="9"/></text:span><text:span text:style-name="T371">media</text:span><text:span text:style-name="T372">+=</text:span><text:span text:style-name="T373">a</text:span><text:span text:style-name="T374">[</text:span><text:span text:style-name="T375">i</text:span><text:span text:style-name="T376">];</text:span><text:span text:style-name="T377"><text:line-break/><text:s text:c="6"/>}</text:span><text:span text:style-name="T378"><text:line-break/></text:span><text:span text:style-name="T379"><text:line-break/><text:s text:c="6"/></text:span><text:span text:style-name="T380">media</text:span><text:span text:style-name="T381">=</text:span><text:span text:style-name="T382">media</text:span><text:span text:style-name="T383">/</text:span><text:span text:style-name="T384">a</text:span><text:span text:style-name="T385">.</text:span><text:span text:style-name="T386">length</text:span><text:span text:style-name="T387">-</text:span><text:span text:style-name="T388">1</text:span><text:span text:style-name="T389">;</text:span><text:span text:style-name="T390"><text:line-break/></text:span><text:span text:style-name="T391"><text:line-break/><text:s text:c="6"/></text:span><text:span text:style-name="T392">return<text:s/></text:span><text:span text:style-name="T393">media</text:span><text:span text:style-name="T394">;</text:span><text:span text:style-name="T395"><text:line-break/><text:s text:c="3"/>}</text:span><text:span text:style-name="T396"><text:line-break/></text:span><text:span text:style-name="T397"><text:line-break/><text:s text:c="3"/></text:span><text:span text:style-name="T398">public static boolean<text:s/></text:span><text:span text:style-name="T399">costeAlto</text:span><text:span text:style-name="T400">(){</text:span><text:span text:style-name="T401"><text:line-break/><text:s text:c="6"/></text:span><text:span text:style-name="T402">boolean<text:s/></text:span><text:span text:style-name="T403">esGrande</text:span><text:span text:style-name="T404">=</text:span><text:span text:style-name="T405">true</text:span><text:span text:style-name="T406">;</text:span><text:span text:style-name="T407"><text:line-break/><text:s text:c="6"/></text:span><text:span text:style-name="T408">double<text:s/></text:span><text:span text:style-name="T409">suma1<text:s/></text:span><text:span text:style-name="T410">=<text:s/></text:span><text:span text:style-name="T411">0.0</text:span><text:span text:style-name="T412">;</text:span><text:span text:style-name="T413"><text:line-break/><text:s text:c="6"/></text:span><text:span text:style-name="T414">double<text:s/></text:span><text:span text:style-name="T415">suma2<text:s/></text:span><text:span text:style-name="T416">=<text:s/></text:span><text:span text:style-name="T417">0.0</text:span><text:span text:style-name="T418">;</text:span><text:span text:style-name="T419"><text:line-break/><text:s text:c="6"/></text:span><text:span text:style-name="T420">double<text:s/></text:span><text:span text:style-name="T421">ratio</text:span><text:span text:style-name="T422">=<text:s/></text:span><text:span text:style-name="T423">0.0</text:span><text:span text:style-name="T424">;</text:span><text:span text:style-name="T425"><text:line-break/></text:span><text:span text:style-name="T426"><text:line-break/><text:s text:c="6"/></text:span><text:span text:style-name="T427">/*</text:span><text:span text:style-name="T428"><text:line-break/><text:s text:c="6"/>Sumamos los 5 primeros tiempos y los dividimos entre los 5 últimos para establecer un ratio.</text:span><text:span text:style-name="T429"><text:line-break/><text:s text:c="7"/>*/</text:span><text:span text:style-name="T430"><text:line-break/><text:s text:c="6"/></text:span><text:span text:style-name="T431">if</text:span><text:span text:style-name="T432">(</text:span><text:span text:style-name="T433">!</text:span><text:span text:style-name="T434">esNF</text:span><text:span text:style-name="T435">()){</text:span><text:span text:style-name="T436"><text:line-break/></text:span><text:span text:style-name="T437"><text:line-break/><text:s text:c="9"/></text:span><text:span text:style-name="T438">for</text:span><text:span text:style-name="T439">(</text:span><text:span text:style-name="T440">int<text:s/></text:span><text:span text:style-name="T441">i</text:span><text:span text:style-name="T442">=</text:span><text:span text:style-name="T443">1</text:span><text:span text:style-name="T444">;</text:span><text:span text:style-name="T445">i</text:span><text:span text:style-name="T446">&lt;=</text:span><text:span text:style-name="T447">5</text:span><text:span text:style-name="T448">;</text:span><text:span text:style-name="T449">i</text:span><text:span text:style-name="T450">++</text:span><text:span text:style-name="T451">){</text:span><text:span text:style-name="T452"><text:line-break/><text:s text:c="12"/></text:span><text:span text:style-name="T453">suma1</text:span><text:span text:style-name="T454">+=</text:span><text:span text:style-name="T455">tiempo</text:span><text:span text:style-name="T456">[</text:span><text:span text:style-name="T457">i</text:span><text:span text:style-name="T458">];</text:span><text:span text:style-name="T459"><text:line-break/><text:s text:c="9"/>}</text:span><text:span text:style-name="T460"><text:line-break/></text:span><text:span text:style-name="T461"><text:line-break/><text:s text:c="9"/></text:span><text:span text:style-name="T462">for</text:span><text:span text:style-name="T463">(</text:span><text:span text:style-name="T464">int<text:s/></text:span><text:span text:style-name="T465">i</text:span><text:span text:style-name="T466">=</text:span><text:span text:style-name="T467">10</text:span><text:span text:style-name="T468">;</text:span><text:span text:style-name="T469">i</text:span><text:span text:style-name="T470">&gt;</text:span><text:span text:style-name="T471">5</text:span><text:span text:style-name="T472">;</text:span><text:span text:style-name="T473">i</text:span><text:span text:style-name="T474">--</text:span><text:span text:style-name="T475">){</text:span><text:span text:style-name="T476"><text:line-break/><text:s text:c="12"/></text:span><text:span text:style-name="T477">suma2</text:span><text:span text:style-name="T478">+=</text:span><text:span text:style-name="T479">tiempo</text:span><text:span text:style-name="T480">[</text:span><text:span text:style-name="T481">i</text:span><text:span text:style-name="T482">];</text:span><text:span text:style-name="T483"><text:line-break/><text:s text:c="9"/>}</text:span><text:span text:style-name="T484"><text:line-break/></text:span><text:span text:style-name="T485"><text:line-break/><text:s text:c="9"/></text:span><text:span text:style-name="T486">ratio<text:s/></text:span><text:span text:style-name="T487">=<text:s/></text:span><text:span text:style-name="T488">suma2</text:span><text:span text:style-name="T489">/</text:span><text:span text:style-name="T490">suma1</text:span><text:span text:style-name="T491">;</text:span><text:span text:style-name="T492"><text:line-break/></text:span><text:span text:style-name="T493"><text:line-break/><text:s text:c="9"/></text:span><text:span text:style-name="T494">// Si supera este ratio, quiere decir que la complejidad es<text:s/></text:span><text:soft-page-break/><text:span text:style-name="T495">superior a N</text:span><text:span text:style-name="T496"><text:line-break/><text:s text:c="9"/></text:span><text:span text:style-name="T497">if</text:span><text:span text:style-name="T498">(</text:span><text:span text:style-name="T499">ratio</text:span><text:span text:style-name="T500">&lt;</text:span><text:span text:style-name="T501">1.7</text:span><text:span text:style-name="T502">)<text:s/></text:span><text:span text:style-name="T503">return<text:s/></text:span><text:span text:style-name="T504">esGrande</text:span><text:span text:style-name="T505">=</text:span><text:span text:style-name="T506">false</text:span><text:span text:style-name="T507">;</text:span><text:span text:style-name="T508"><text:line-break/></text:span><text:span text:style-name="T509"><text:line-break/><text:s text:c="9"/></text:span><text:span text:style-name="T510">else</text:span><text:span text:style-name="T511">{</text:span><text:span text:style-name="T512"><text:line-break/><text:s text:c="12"/></text:span><text:span text:style-name="T513">if</text:span><text:span text:style-name="T514">(</text:span><text:span text:style-name="T515">ratio</text:span><text:span text:style-name="T516">&lt;</text:span><text:span text:style-name="T517">4</text:span><text:span text:style-name="T518">){</text:span><text:span text:style-name="T519"><text:line-break/><text:s text:c="15"/></text:span><text:span text:style-name="T520">Temporizador<text:s/></text:span><text:span text:style-name="T521">t<text:s/></text:span><text:span text:style-name="T522">=<text:s/></text:span><text:span text:style-name="T523">new<text:s/></text:span><text:span text:style-name="T524">Temporizador</text:span><text:span text:style-name="T525">();</text:span><text:span text:style-name="T526"><text:line-break/></text:span><text:span text:style-name="T527"><text:line-break/><text:s text:c="15"/></text:span><text:span text:style-name="T528">for</text:span><text:span text:style-name="T529">(</text:span><text:span text:style-name="T530">int<text:s/></text:span><text:span text:style-name="T531">i</text:span><text:span text:style-name="T532">=</text:span><text:span text:style-name="T533">0</text:span><text:span text:style-name="T534">;</text:span><text:span text:style-name="T535">i</text:span><text:span text:style-name="T536">&lt;</text:span><text:span text:style-name="T537">n2</text:span><text:span text:style-name="T538">.</text:span><text:span text:style-name="T539">length</text:span><text:span text:style-name="T540">;</text:span><text:span text:style-name="T541">i</text:span><text:span text:style-name="T542">++</text:span><text:span text:style-name="T543">){</text:span><text:span text:style-name="T544"><text:line-break/><text:s text:c="18"/></text:span><text:span text:style-name="T545">t</text:span><text:span text:style-name="T546">.</text:span><text:span text:style-name="T547">iniciar</text:span><text:span text:style-name="T548">();</text:span><text:span text:style-name="T549"><text:line-break/><text:s text:c="18"/></text:span><text:span text:style-name="T550">Algoritmo</text:span><text:span text:style-name="T551">.</text:span><text:span text:style-name="T552">f</text:span><text:span text:style-name="T553">(</text:span><text:span text:style-name="T554">n2</text:span><text:span text:style-name="T555">[</text:span><text:span text:style-name="T556">i</text:span><text:span text:style-name="T557">]);</text:span><text:span text:style-name="T558"><text:line-break/><text:s text:c="18"/></text:span><text:span text:style-name="T559">t</text:span><text:span text:style-name="T560">.</text:span><text:span text:style-name="T561">parar</text:span><text:span text:style-name="T562">();</text:span><text:span text:style-name="T563"><text:line-break/><text:s text:c="18"/></text:span><text:span text:style-name="T564">tiempo</text:span><text:span text:style-name="T565">[</text:span><text:span text:style-name="T566">i</text:span><text:span text:style-name="T567">]<text:s/></text:span><text:span text:style-name="T568">=<text:s/></text:span><text:span text:style-name="T569">t</text:span><text:span text:style-name="T570">.</text:span><text:span text:style-name="T571">tiempoPasado</text:span><text:span text:style-name="T572">();</text:span><text:span text:style-name="T573"><text:line-break/><text:s text:c="18"/></text:span><text:span text:style-name="T574">t</text:span><text:span text:style-name="T575">.</text:span><text:span text:style-name="T576">reiniciar</text:span><text:span text:style-name="T577">();</text:span><text:span text:style-name="T578"><text:line-break/><text:s text:c="15"/>}</text:span><text:span text:style-name="T579"><text:line-break/></text:span><text:span text:style-name="T580"><text:line-break/><text:s text:c="15"/></text:span><text:span text:style-name="T581">double<text:s/></text:span><text:span text:style-name="T582">media</text:span><text:span text:style-name="T583">=</text:span><text:span text:style-name="T584">media</text:span><text:span text:style-name="T585">(</text:span><text:span text:style-name="T586">tiempo</text:span><text:span text:style-name="T587">);</text:span><text:span text:style-name="T588"><text:line-break/></text:span><text:span text:style-name="T589"><text:line-break/><text:s text:c="15"/></text:span><text:span text:style-name="T590">if</text:span><text:span text:style-name="T591">(</text:span><text:span text:style-name="T592">media</text:span><text:span text:style-name="T593">&lt;</text:span><text:span text:style-name="T594">65000</text:span><text:span text:style-name="T595">){</text:span><text:span text:style-name="T596"><text:line-break/></text:span><text:span text:style-name="T597"><text:line-break/><text:s text:c="18"/></text:span><text:span text:style-name="T598">System</text:span><text:span text:style-name="T599">.</text:span><text:span text:style-name="T600">out</text:span><text:span text:style-name="T601">.</text:span><text:span text:style-name="T602">println</text:span><text:span text:style-name="T603">(</text:span><text:span text:style-name="T604">"NLOGN"</text:span><text:span text:style-name="T605">);</text:span><text:span text:style-name="T606"><text:line-break/><text:s text:c="15"/></text:span><text:span text:style-name="T607"><text:line-break/><text:s text:c="40"/>}</text:span><text:span text:style-name="T608">else</text:span><text:span text:style-name="T609">{</text:span><text:span text:style-name="T610"><text:line-break/><text:s text:c="18"/></text:span><text:span text:style-name="T611">System</text:span><text:span text:style-name="T612">.</text:span><text:span text:style-name="T613">out</text:span><text:span text:style-name="T614">.</text:span><text:span text:style-name="T615">println</text:span><text:span text:style-name="T616">(</text:span><text:span text:style-name="T617">"N2"</text:span><text:span text:style-name="T618">);</text:span><text:span text:style-name="T619"><text:line-break/></text:span><text:span text:style-name="T620"><text:line-break/><text:s text:c="15"/>}</text:span><text:span text:style-name="T621"><text:line-break/><text:s text:c="40"/></text:span><text:span text:style-name="T622"><text:line-break/><text:s text:c="12"/>}</text:span><text:span text:style-name="T623">else if</text:span><text:span text:style-name="T624">(</text:span><text:span text:style-name="T625">ratio</text:span><text:span text:style-name="T626">&lt;</text:span><text:span text:style-name="T627">8</text:span><text:span text:style-name="T628">){</text:span><text:span text:style-name="T629"><text:line-break/></text:span><text:span text:style-name="T630"><text:line-break/><text:s text:c="15"/></text:span><text:span text:style-name="T631">System</text:span><text:span text:style-name="T632">.</text:span><text:span text:style-name="T633">out</text:span><text:span text:style-name="T634">.</text:span><text:span text:style-name="T635">println</text:span><text:span text:style-name="T636">(</text:span><text:span text:style-name="T637">"N3"</text:span><text:span text:style-name="T638">);</text:span><text:span text:style-name="T639"><text:line-break/></text:span><text:span text:style-name="T640"><text:line-break/><text:s text:c="12"/>}</text:span><text:span text:style-name="T641">else</text:span><text:span text:style-name="T642">{</text:span><text:span text:style-name="T643"><text:line-break/></text:span><text:span text:style-name="T644"><text:line-break/><text:s text:c="15"/></text:span><text:span text:style-name="T645">System</text:span><text:span text:style-name="T646">.</text:span><text:span text:style-name="T647">out</text:span><text:span text:style-name="T648">.</text:span><text:span text:style-name="T649">println</text:span><text:span text:style-name="T650">(</text:span><text:span text:style-name="T651">"2N"</text:span><text:span text:style-name="T652">);</text:span><text:span text:style-name="T653"><text:line-break/><text:s text:c="12"/>}</text:span><text:span text:style-name="T654"><text:line-break/></text:span><text:span text:style-name="T655"><text:line-break/><text:s text:c="12"/></text:span><text:span text:style-name="T656">return<text:s/></text:span><text:span text:style-name="T657">esGrande</text:span><text:span text:style-name="T658">;</text:span><text:span text:style-name="T659"><text:line-break/><text:s text:c="9"/>}</text:span><text:span text:style-name="T660"><text:line-break/><text:s text:c="6"/>}</text:span><text:span text:style-name="T661">else</text:span><text:span text:style-name="T662">{</text:span><text:span text:style-name="T663"><text:line-break/></text:span><text:span text:style-name="T664"><text:line-break/><text:s text:c="9"/></text:span><text:span text:style-name="T665">System</text:span><text:span text:style-name="T666">.</text:span><text:span text:style-name="T667">out</text:span><text:span text:style-name="T668">.</text:span><text:span text:style-name="T669">println</text:span><text:span text:style-name="T670">(</text:span><text:span text:style-name="T671">"NF"</text:span><text:span text:style-name="T672">);</text:span><text:span text:style-name="T673"><text:line-break/><text:s text:c="6"/>}</text:span><text:span text:style-name="T674"><text:line-break/></text:span><text:span text:style-name="T675"><text:line-break/><text:s text:c="6"/></text:span><text:span text:style-name="T676">return<text:s/></text:span><text:span text:style-name="T677">esGrande</text:span><text:span text:style-name="T678">;</text:span><text:span text:style-name="T679"><text:line-break/><text:s text:c="3"/>}</text:span><text:span text:style-name="T680"><text:line-break/></text:span><text:span text:style-name="T681"><text:line-break/><text:s text:c="3"/></text:span><text:span text:style-name="T682">/*</text:span><text:span text:style-name="T683"><text:line-break/><text:s text:c="3"/>En este método vamos a coger algunos valores del array n1 para tener una</text:span><text:span text:style-name="T684"><text:line-break/><text:s text:c="3"/>idea a priori de la complejidad con valores pequeños, ya que, en otro caso,</text:span><text:span text:style-name="T685"><text:line-break/><text:s text:c="3"/>si fuese muy grande los tiempos serían muy grandes. A su vez, también</text:span><text:span text:style-name="T686"><text:line-break/><text:s text:c="3"/>comprobamos si es NF.</text:span><text:span text:style-name="T687"><text:line-break/><text:s text:c="4"/>*/</text:span><text:span text:style-name="T688"><text:line-break/><text:s text:c="3"/></text:span><text:span text:style-name="T689">public static boolean<text:s/></text:span><text:span text:style-name="T690">esNF</text:span><text:span text:style-name="T691">(){</text:span><text:span text:style-name="T692"><text:line-break/><text:s text:c="6"/></text:span><text:span text:style-name="T693">boolean<text:s/></text:span><text:span text:style-name="T694">NF</text:span><text:span text:style-name="T695">=</text:span><text:span text:style-name="T696">false</text:span><text:span text:style-name="T697">;</text:span><text:span text:style-name="T698"><text:line-break/><text:s text:c="6"/></text:span><text:span text:style-name="T699">Temporizador<text:s/></text:span><text:span text:style-name="T700">t<text:s/></text:span><text:span text:style-name="T701">=<text:s/></text:span><text:span text:style-name="T702">new<text:s/></text:span><text:span text:style-name="T703">Temporizador</text:span><text:span text:style-name="T704">();</text:span><text:span text:style-name="T705"><text:line-break/></text:span><text:span text:style-name="T706"><text:line-break/><text:s text:c="6"/></text:span><text:span text:style-name="T707">for</text:span><text:span text:style-name="T708">(</text:span><text:span text:style-name="T709">int<text:s/></text:span><text:span text:style-name="T710">i</text:span><text:span text:style-name="T711">=</text:span><text:span text:style-name="T712">0</text:span><text:span text:style-name="T713">;</text:span><text:span text:style-name="T714">i</text:span><text:span text:style-name="T715">&lt;</text:span><text:span text:style-name="T716">12</text:span><text:span text:style-name="T717">;</text:span><text:span text:style-name="T718">i</text:span><text:span text:style-name="T719">++</text:span><text:span text:style-name="T720">){</text:span><text:span text:style-name="T721"><text:line-break/><text:s text:c="9"/></text:span><text:span text:style-name="T722">t</text:span><text:span text:style-name="T723">.</text:span><text:span text:style-name="T724">iniciar</text:span><text:span text:style-name="T725">();</text:span><text:span text:style-name="T726"><text:line-break/><text:s text:c="9"/></text:span><text:span text:style-name="T727">Algoritmo</text:span><text:span text:style-name="T728">.</text:span><text:span text:style-name="T729">f</text:span><text:span text:style-name="T730">(</text:span><text:span text:style-name="T731">n1</text:span><text:span text:style-name="T732">[</text:span><text:span text:style-name="T733">i</text:span><text:span text:style-name="T734">]);</text:span><text:span text:style-name="T735"><text:line-break/></text:span><text:soft-page-break/><text:span text:style-name="T736"><text:s text:c="9"/></text:span><text:span text:style-name="T737">t</text:span><text:span text:style-name="T738">.</text:span><text:span text:style-name="T739">parar</text:span><text:span text:style-name="T740">();</text:span><text:span text:style-name="T741"><text:line-break/><text:s text:c="9"/></text:span><text:span text:style-name="T742">tiempo</text:span><text:span text:style-name="T743">[</text:span><text:span text:style-name="T744">i</text:span><text:span text:style-name="T745">]</text:span><text:span text:style-name="T746">=</text:span><text:span text:style-name="T747">t</text:span><text:span text:style-name="T748">.</text:span><text:span text:style-name="T749">tiempoPasado</text:span><text:span text:style-name="T750">();</text:span><text:span text:style-name="T751"><text:line-break/></text:span><text:span text:style-name="T752"><text:line-break/><text:s text:c="9"/></text:span><text:span text:style-name="T753">if</text:span><text:span text:style-name="T754">(</text:span><text:span text:style-name="T755">i</text:span><text:span text:style-name="T756">!=</text:span><text:span text:style-name="T757">0</text:span><text:span text:style-name="T758">){</text:span><text:span text:style-name="T759"><text:line-break/><text:s text:c="12"/></text:span><text:span text:style-name="T760">//Tras hacer pruebas, si la division de los tiempos es mayor que 10, la complejidad es NF</text:span><text:span text:style-name="T761"><text:line-break/><text:s text:c="12"/></text:span><text:span text:style-name="T762">if</text:span><text:span text:style-name="T763">((</text:span><text:span text:style-name="T764">t</text:span><text:span text:style-name="T765">.</text:span><text:span text:style-name="T766">tiempoPasado</text:span><text:span text:style-name="T767">()</text:span><text:span text:style-name="T768">/</text:span><text:span text:style-name="T769">tiempo</text:span><text:span text:style-name="T770">[</text:span><text:span text:style-name="T771">i</text:span><text:span text:style-name="T772">-</text:span><text:span text:style-name="T773">1</text:span><text:span text:style-name="T774">])</text:span><text:span text:style-name="T775">&gt;</text:span><text:span text:style-name="T776">10</text:span><text:span text:style-name="T777">){</text:span><text:span text:style-name="T778"><text:line-break/><text:s text:c="15"/></text:span><text:span text:style-name="T779">i<text:s/></text:span><text:span text:style-name="T780">=<text:s/></text:span><text:span text:style-name="T781">12</text:span><text:span text:style-name="T782">;</text:span><text:span text:style-name="T783"><text:line-break/><text:s text:c="15"/></text:span><text:span text:style-name="T784">NF</text:span><text:span text:style-name="T785">=</text:span><text:span text:style-name="T786">true</text:span><text:span text:style-name="T787">;</text:span><text:span text:style-name="T788"><text:line-break/><text:s text:c="12"/>}</text:span><text:span text:style-name="T789"><text:line-break/><text:s text:c="9"/>}</text:span><text:span text:style-name="T790"><text:line-break/><text:s text:c="9"/></text:span><text:span text:style-name="T791">t</text:span><text:span text:style-name="T792">.</text:span><text:span text:style-name="T793">reiniciar</text:span><text:span text:style-name="T794">();</text:span><text:span text:style-name="T795"><text:line-break/><text:s text:c="6"/>}</text:span><text:span text:style-name="T796"><text:line-break/><text:s text:c="6"/></text:span><text:span text:style-name="T797">return<text:s/></text:span><text:span text:style-name="T798">NF</text:span><text:span text:style-name="T799">;</text:span><text:span text:style-name="T800"><text:line-break/><text:s text:c="3"/>}</text:span><text:span text:style-name="T801"><text:line-break/></text:span><text:span text:style-name="T802"><text:line-break/><text:s text:c="3"/></text:span><text:span text:style-name="T803">/* Vamos a dividir las complejidades en dos partes, pequenas y grandes,</text:span><text:span text:style-name="T804"><text:line-break/><text:s text:c="6"/>de tal forma que usaremos unos valores mas altos para complejidades altas</text:span><text:span text:style-name="T805"><text:line-break/><text:s text:c="6"/>y unos valores mas pequenos para complejidades mas pequenas.</text:span><text:span text:style-name="T806"><text:line-break/><text:s text:c="3"/>*/</text:span><text:span text:style-name="T807"><text:line-break/></text:span><text:span text:style-name="T808"><text:line-break/><text:s text:c="3"/></text:span><text:span text:style-name="T809">public static void<text:s/></text:span><text:span text:style-name="T810">main</text:span><text:span text:style-name="T811">(</text:span><text:span text:style-name="T812">String<text:s/></text:span><text:span text:style-name="T813">arg</text:span><text:span text:style-name="T814">[]) {</text:span><text:span text:style-name="T815"><text:line-break/></text:span><text:span text:style-name="T816"><text:line-break/><text:s text:c="6"/></text:span><text:span text:style-name="T817">tiempo<text:s/></text:span><text:span text:style-name="T818">=<text:s/></text:span><text:span text:style-name="T819">new double</text:span><text:span text:style-name="T820">[</text:span><text:span text:style-name="T821">80</text:span><text:span text:style-name="T822">];</text:span><text:span text:style-name="T823"><text:line-break/><text:s text:c="6"/></text:span><text:span text:style-name="T824">double<text:s/></text:span><text:span text:style-name="T825">media<text:s/></text:span><text:span text:style-name="T826">=<text:s/></text:span><text:span text:style-name="T827">0.0</text:span><text:span text:style-name="T828">;</text:span><text:span text:style-name="T829"><text:line-break/><text:s text:c="6"/></text:span><text:span text:style-name="T830">Temporizador<text:s/></text:span><text:span text:style-name="T831">t<text:s/></text:span><text:span text:style-name="T832">=<text:s/></text:span><text:span text:style-name="T833">new<text:s/></text:span><text:span text:style-name="T834">Temporizador</text:span><text:span text:style-name="T835">();</text:span><text:span text:style-name="T836"><text:line-break/></text:span><text:span text:style-name="T837"><text:line-break/><text:s text:c="6"/></text:span><text:span text:style-name="T838">if</text:span><text:span text:style-name="T839">(</text:span><text:span text:style-name="T840">!</text:span><text:span text:style-name="T841">costeAlto</text:span><text:span text:style-name="T842">()){</text:span><text:span text:style-name="T843"><text:line-break/></text:span><text:span text:style-name="T844"><text:line-break/><text:s text:c="9"/></text:span><text:span text:style-name="T845">for</text:span><text:span text:style-name="T846">(</text:span><text:span text:style-name="T847">int<text:s/></text:span><text:span text:style-name="T848">i</text:span><text:span text:style-name="T849">=</text:span><text:span text:style-name="T850">0</text:span><text:span text:style-name="T851">;</text:span><text:span text:style-name="T852">i</text:span><text:span text:style-name="T853">&lt;</text:span><text:span text:style-name="T854">n1</text:span><text:span text:style-name="T855">.</text:span><text:span text:style-name="T856">length</text:span><text:span text:style-name="T857">;</text:span><text:span text:style-name="T858">i</text:span><text:span text:style-name="T859">++</text:span><text:span text:style-name="T860">){</text:span><text:span text:style-name="T861"><text:line-break/><text:s text:c="12"/></text:span><text:span text:style-name="T862">t</text:span><text:span text:style-name="T863">.</text:span><text:span text:style-name="T864">iniciar</text:span><text:span text:style-name="T865">();</text:span><text:span text:style-name="T866"><text:line-break/><text:s text:c="12"/></text:span><text:span text:style-name="T867">Algoritmo</text:span><text:span text:style-name="T868">.</text:span><text:span text:style-name="T869">f</text:span><text:span text:style-name="T870">(</text:span><text:span text:style-name="T871">n1</text:span><text:span text:style-name="T872">[</text:span><text:span text:style-name="T873">i</text:span><text:span text:style-name="T874">]);</text:span><text:span text:style-name="T875"><text:line-break/><text:s text:c="12"/></text:span><text:span text:style-name="T876">t</text:span><text:span text:style-name="T877">.</text:span><text:span text:style-name="T878">parar</text:span><text:span text:style-name="T879">();</text:span><text:span text:style-name="T880"><text:line-break/><text:s text:c="12"/></text:span><text:span text:style-name="T881">tiempo</text:span><text:span text:style-name="T882">[</text:span><text:span text:style-name="T883">i</text:span><text:span text:style-name="T884">]<text:s/></text:span><text:span text:style-name="T885">=<text:s/></text:span><text:span text:style-name="T886">t</text:span><text:span text:style-name="T887">.</text:span><text:span text:style-name="T888">tiempoPasado</text:span><text:span text:style-name="T889">();</text:span><text:span text:style-name="T890"><text:line-break/><text:s text:c="12"/></text:span><text:span text:style-name="T891">t</text:span><text:span text:style-name="T892">.</text:span><text:span text:style-name="T893">reiniciar</text:span><text:span text:style-name="T894">();</text:span><text:span text:style-name="T895"><text:line-break/><text:s text:c="9"/>}</text:span><text:span text:style-name="T896"><text:line-break/></text:span><text:span text:style-name="T897"><text:line-break/><text:s text:c="9"/></text:span><text:span text:style-name="T898">//</text:span><text:span text:style-name="T899">A</text:span><text:span text:style-name="T900">quí manejamos las complejidades menores o iguales que N</text:span><text:span text:style-name="T901"><text:line-break/><text:s text:c="9"/></text:span><text:span text:style-name="T902">media<text:s/></text:span><text:span text:style-name="T903">=<text:s/></text:span><text:span text:style-name="T904">media</text:span><text:span text:style-name="T905">(</text:span><text:span text:style-name="T906">tiempo</text:span><text:span text:style-name="T907">);</text:span><text:span text:style-name="T908"><text:line-break/></text:span><text:span text:style-name="T909"><text:line-break/><text:s text:c="9"/></text:span><text:span text:style-name="T910">if</text:span><text:span text:style-name="T911">(</text:span><text:span text:style-name="T912">media</text:span><text:span text:style-name="T913">&lt;</text:span><text:span text:style-name="T914">140</text:span><text:span text:style-name="T915">){</text:span><text:span text:style-name="T916"><text:line-break/></text:span><text:span text:style-name="T917"><text:line-break/><text:s text:c="12"/></text:span><text:span text:style-name="T918">System</text:span><text:span text:style-name="T919">.</text:span><text:span text:style-name="T920">out</text:span><text:span text:style-name="T921">.</text:span><text:span text:style-name="T922">println</text:span><text:span text:style-name="T923">(</text:span><text:span text:style-name="T924">"1"</text:span><text:span text:style-name="T925">);</text:span><text:span text:style-name="T926"><text:line-break/></text:span><text:span text:style-name="T927"><text:line-break/><text:s text:c="9"/>}</text:span><text:span text:style-name="T928">else if</text:span><text:span text:style-name="T929">(</text:span><text:span text:style-name="T930">media</text:span><text:span text:style-name="T931">&lt;</text:span><text:span text:style-name="T932">10000</text:span><text:span text:style-name="T933">){</text:span><text:span text:style-name="T934"><text:line-break/></text:span><text:span text:style-name="T935"><text:line-break/><text:s text:c="12"/></text:span><text:span text:style-name="T936">System</text:span><text:span text:style-name="T937">.</text:span><text:span text:style-name="T938">out</text:span><text:span text:style-name="T939">.</text:span><text:span text:style-name="T940">println</text:span><text:span text:style-name="T941">(</text:span><text:span text:style-name="T942">"LOGN"</text:span><text:span text:style-name="T943">);</text:span><text:span text:style-name="T944"><text:line-break/></text:span><text:span text:style-name="T945"><text:line-break/><text:s text:c="9"/>}</text:span><text:span text:style-name="T946">else</text:span><text:span text:style-name="T947">{</text:span><text:span text:style-name="T948"><text:line-break/><text:s text:c="12"/></text:span><text:span text:style-name="T949">System</text:span><text:span text:style-name="T950">.</text:span><text:span text:style-name="T951">out</text:span><text:span text:style-name="T952">.</text:span><text:span text:style-name="T953">println</text:span><text:span text:style-name="T954">(</text:span><text:span text:style-name="T955">"N"</text:span><text:span text:style-name="T956">);</text:span><text:span text:style-name="T957"><text:line-break/><text:s text:c="9"/>}</text:span><text:span text:style-name="T958"><text:line-break/><text:s text:c="6"/>}</text:span><text:span text:style-name="T959"><text:line-break/></text:span><text:span text:style-name="T960"><text:line-break/><text:s text:c="3"/>}</text:span><text:span text:style-name="T961"><text:line-break/>}</text:span></text:p>
      <text:p text:style-name="P962"/>
      <text:p text:style-name="P963"/>
      <text:soft-page-break/>
      <text:p text:style-name="P964">Implementación del<text:s/>código<text:s/></text:p>
      <text:p text:style-name="P965">En primer lugar, para abordar el problema del analizador,<text:s/>divido el problema en dos.<text:s/>Por un<text:s/>lado,<text:s/>las complejidades pequeñas<text:s/>y,<text:s/>por otro lado, las complejidades grandes.<text:s/>Para poder medir las complejidades pequeñas almaceno distintos valores en la variable n1, la cual me permite trabajar con números más grandes sin problemas. Para las complejidades grandes, tengo valores más pequeños almacenados en n2, como podemos ver en este fragmento de código:</text:p>
      <text:p text:style-name="P966"><text:span text:style-name="T967">// Utilizaremos n1 para medir las complejidades pequenas</text:span><text:span text:style-name="T968"><text:line-break/></text:span><text:span text:style-name="T969">private static final long<text:s/></text:span><text:span text:style-name="T970">[]<text:s/></text:span><text:span text:style-name="T971">n1<text:s/></text:span><text:span text:style-name="T972">=<text:s/></text:span><text:span text:style-name="T973">{</text:span><text:span text:style-name="T974">1</text:span><text:span text:style-name="T975">,</text:span><text:span text:style-name="T976">2</text:span><text:span text:style-name="T977">,</text:span><text:span text:style-name="T978">3</text:span><text:span text:style-name="T979">,</text:span><text:span text:style-name="T980">4</text:span><text:span text:style-name="T981">,</text:span><text:span text:style-name="T982">5</text:span><text:span text:style-name="T983">,</text:span><text:span text:style-name="T984">6</text:span><text:span text:style-name="T985">,</text:span><text:span text:style-name="T986">7</text:span><text:span text:style-name="T987">,</text:span><text:span text:style-name="T988">8</text:span><text:span text:style-name="T989">,</text:span><text:span text:style-name="T990">9</text:span><text:span text:style-name="T991">,</text:span><text:span text:style-name="T992">10</text:span><text:span text:style-name="T993">,</text:span><text:span text:style-name="T994">12</text:span><text:span text:style-name="T995">,</text:span><text:span text:style-name="T996">14</text:span><text:span text:style-name="T997">,</text:span><text:span text:style-name="T998">16</text:span><text:span text:style-name="T999">,</text:span><text:span text:style-name="T1000">18</text:span><text:span text:style-name="T1001">,</text:span><text:span text:style-name="T1002">20</text:span><text:span text:style-name="T1003">,</text:span><text:span text:style-name="T1004">22</text:span><text:span text:style-name="T1005">,</text:span><text:span text:style-name="T1006">24</text:span><text:span text:style-name="T1007">,</text:span><text:span text:style-name="T1008">26</text:span><text:span text:style-name="T1009">,</text:span><text:span text:style-name="T1010">28</text:span><text:span text:style-name="T1011">,</text:span><text:span text:style-name="T1012">30</text:span><text:span text:style-name="T1013">,</text:span><text:span text:style-name="T1014">40</text:span><text:span text:style-name="T1015">,</text:span><text:span text:style-name="T1016">50</text:span><text:span text:style-name="T1017">,</text:span><text:span text:style-name="T1018">60</text:span><text:span text:style-name="T1019">,</text:span><text:span text:style-name="T1020">70</text:span><text:span text:style-name="T1021">,</text:span><text:span text:style-name="T1022">80</text:span><text:span text:style-name="T1023">,</text:span><text:span text:style-name="T1024">90</text:span><text:span text:style-name="T1025">,</text:span><text:span text:style-name="T1026">100</text:span><text:span text:style-name="T1027">,</text:span><text:span text:style-name="T1028">300</text:span><text:span text:style-name="T1029">,</text:span><text:span text:style-name="T1030">500</text:span><text:span text:style-name="T1031">,</text:span><text:span text:style-name="T1032">700</text:span><text:span text:style-name="T1033">,</text:span><text:span text:style-name="T1034">1000</text:span><text:span text:style-name="T1035">,</text:span><text:span text:style-name="T1036">3000</text:span><text:span text:style-name="T1037">,</text:span><text:span text:style-name="T1038">5000</text:span><text:span text:style-name="T1039">,</text:span><text:span text:style-name="T1040">7000</text:span><text:span text:style-name="T1041">,</text:span><text:span text:style-name="T1042">10000</text:span><text:span text:style-name="T1043">,</text:span><text:span text:style-name="T1044">30000</text:span><text:span text:style-name="T1045">,</text:span><text:span text:style-name="T1046">50000</text:span><text:span text:style-name="T1047">,</text:span><text:span text:style-name="T1048">70000</text:span><text:span text:style-name="T1049">, <text:s text:c="5"/></text:span><text:span text:style-name="T1050">100000</text:span><text:span text:style-name="T1051">,</text:span><text:span text:style-name="T1052">200000</text:span><text:span text:style-name="T1053">,</text:span><text:span text:style-name="T1054">300000</text:span><text:span text:style-name="T1055">,</text:span><text:span text:style-name="T1056">500000</text:span><text:span text:style-name="T1057">,</text:span><text:span text:style-name="T1058">700000</text:span><text:span text:style-name="T1059">,</text:span><text:span text:style-name="T1060">800000</text:span><text:span text:style-name="T1061">,</text:span><text:span text:style-name="T1062">850000</text:span><text:span text:style-name="T1063">,</text:span><text:span text:style-name="T1064">900000</text:span><text:span text:style-name="T1065">,</text:span><text:span text:style-name="T1066">950000</text:span><text:span text:style-name="T1067">, <text:s text:c="5"/></text:span><text:span text:style-name="T1068">1000000</text:span><text:span text:style-name="T1069">,</text:span><text:span text:style-name="T1070">1500000</text:span><text:span text:style-name="T1071">,</text:span><text:span text:style-name="T1072">2000000</text:span><text:span text:style-name="T1073">,</text:span><text:span text:style-name="T1074">2500000</text:span><text:span text:style-name="T1075">,</text:span><text:span text:style-name="T1076">3000000</text:span><text:span text:style-name="T1077">,</text:span><text:span text:style-name="T1078">3500000</text:span><text:span text:style-name="T1079">,</text:span><text:span text:style-name="T1080">5000000</text:span><text:span text:style-name="T1081">,</text:span><text:span text:style-name="T1082">7000000</text:span><text:span text:style-name="T1083">};</text:span><text:span text:style-name="T1084"><text:line-break/></text:span><text:span text:style-name="T1085"><text:line-break/></text:span><text:span text:style-name="T1086">// Con este vector diferenciaremos tiempos de complejidades como N2 y NLOGN</text:span><text:span text:style-name="T1087"><text:line-break/></text:span><text:span text:style-name="T1088">private static final long<text:s/></text:span><text:span text:style-name="T1089">[]<text:s/></text:span><text:span text:style-name="T1090">n2<text:s/></text:span><text:span text:style-name="T1091">=<text:s/></text:span><text:span text:style-name="T1092">{</text:span><text:span text:style-name="T1093">1</text:span><text:span text:style-name="T1094">,</text:span><text:span text:style-name="T1095">2</text:span><text:span text:style-name="T1096">,</text:span><text:span text:style-name="T1097">3</text:span><text:span text:style-name="T1098">,</text:span><text:span text:style-name="T1099">4</text:span><text:span text:style-name="T1100">,</text:span><text:span text:style-name="T1101">5</text:span><text:span text:style-name="T1102">,</text:span><text:span text:style-name="T1103">6</text:span><text:span text:style-name="T1104">,</text:span><text:span text:style-name="T1105">7</text:span><text:span text:style-name="T1106">,</text:span><text:span text:style-name="T1107">8</text:span><text:span text:style-name="T1108">,</text:span><text:span text:style-name="T1109">9</text:span><text:span text:style-name="T1110">,</text:span><text:span text:style-name="T1111">10</text:span><text:span text:style-name="T1112">,</text:span><text:span text:style-name="T1113">12</text:span><text:span text:style-name="T1114">,</text:span><text:span text:style-name="T1115">14</text:span><text:span text:style-name="T1116">,</text:span><text:span text:style-name="T1117">16</text:span><text:span text:style-name="T1118">,</text:span><text:span text:style-name="T1119">18</text:span><text:span text:style-name="T1120">,</text:span><text:span text:style-name="T1121">20</text:span><text:span text:style-name="T1122">,</text:span><text:span text:style-name="T1123">22</text:span><text:span text:style-name="T1124">,</text:span><text:span text:style-name="T1125">24</text:span><text:span text:style-name="T1126">,</text:span><text:span text:style-name="T1127">26</text:span><text:span text:style-name="T1128">,</text:span><text:span text:style-name="T1129">28</text:span><text:span text:style-name="T1130">,</text:span><text:span text:style-name="T1131">30</text:span><text:span text:style-name="T1132">,</text:span><text:span text:style-name="T1133">40</text:span><text:span text:style-name="T1134">,</text:span><text:span text:style-name="T1135">50</text:span><text:span text:style-name="T1136">,</text:span><text:span text:style-name="T1137">60</text:span><text:span text:style-name="T1138">,</text:span><text:span text:style-name="T1139">70</text:span><text:span text:style-name="T1140">,</text:span><text:span text:style-name="T1141">80</text:span><text:span text:style-name="T1142">,</text:span><text:span text:style-name="T1143">90</text:span><text:span text:style-name="T1144">,</text:span><text:span text:style-name="T1145">100</text:span><text:span text:style-name="T1146">,</text:span><text:span text:style-name="T1147">300</text:span><text:span text:style-name="T1148">,</text:span><text:span text:style-name="T1149">500</text:span><text:span text:style-name="T1150">,</text:span><text:span text:style-name="T1151">700</text:span><text:span text:style-name="T1152">,</text:span><text:span text:style-name="T1153">1000</text:span><text:span text:style-name="T1154">,</text:span><text:span text:style-name="T1155">3000</text:span><text:span text:style-name="T1156">,</text:span><text:span text:style-name="T1157">5000</text:span><text:span text:style-name="T1158">,</text:span><text:span text:style-name="T1159">7000</text:span><text:span text:style-name="T1160">};</text:span><text:span text:style-name="T1161"><text:line-break/></text:span><text:span text:style-name="T1162"><text:line-break/></text:span><text:span text:style-name="T1163">private static double<text:s/></text:span><text:span text:style-name="T1164">[]<text:s/></text:span><text:span text:style-name="T1165">tiempo<text:s/></text:span><text:span text:style-name="T1166">=<text:s/></text:span><text:span text:style-name="T1167">{};</text:span></text:p>
      <text:p text:style-name="P1168"/>
      <text:p text:style-name="P1169"><text:span text:style-name="T1170">Además, será necesario almacenar los tiempos de las pruebas para los distintos valores que tomará el algoritmo, lo cual se almacenará en la variable<text:s/></text:span><text:span text:style-name="T1171">tiempo</text:span><text:span text:style-name="T1172">.</text:span></text:p>
      <text:p text:style-name="P1173"><text:span text:style-name="T1174">Pasamos a la función main del programa, donde primero se inicializarán algunas variables como<text:s/></text:span><text:span text:style-name="T1175">media</text:span><text:span text:style-name="T1176">, o el<text:s/></text:span><text:span text:style-name="T1177">temporizador</text:span><text:span text:style-name="T1178"><text:s/>t<text:s/></text:span><text:span text:style-name="T1179">.</text:span></text:p>
      <text:p text:style-name="P1180"><text:span text:style-name="T1181">public static void<text:s/></text:span><text:span text:style-name="T1182">main</text:span><text:span text:style-name="T1183">(</text:span><text:span text:style-name="T1184">String<text:s/></text:span><text:span text:style-name="T1185">arg</text:span><text:span text:style-name="T1186">[]) {</text:span><text:span text:style-name="T1187"><text:line-break/></text:span><text:span text:style-name="T1188"><text:line-break/><text:s text:c="3"/></text:span><text:span text:style-name="T1189">tiempo<text:s/></text:span><text:span text:style-name="T1190">=<text:s/></text:span><text:span text:style-name="T1191">new double</text:span><text:span text:style-name="T1192">[</text:span><text:span text:style-name="T1193">80</text:span><text:span text:style-name="T1194">];</text:span><text:span text:style-name="T1195"><text:line-break/><text:s text:c="3"/></text:span><text:span text:style-name="T1196">double<text:s/></text:span><text:span text:style-name="T1197">media<text:s/></text:span><text:span text:style-name="T1198">=<text:s/></text:span><text:span text:style-name="T1199">0.0</text:span><text:span text:style-name="T1200">;</text:span><text:span text:style-name="T1201"><text:line-break/><text:s text:c="3"/></text:span><text:span text:style-name="T1202">Temporizador<text:s/></text:span><text:span text:style-name="T1203">t<text:s/></text:span><text:span text:style-name="T1204">=<text:s/></text:span><text:span text:style-name="T1205">new<text:s/></text:span><text:span text:style-name="T1206">Temporizador</text:span><text:span text:style-name="T1207">();</text:span></text:p>
      <text:p text:style-name="P1208"/>
      <text:p text:style-name="P1209"><text:span text:style-name="T1210">La variable<text:s/></text:span><text:span text:style-name="T1211">media</text:span><text:span text:style-name="T1212"><text:s/>servirá para almacenar la media de los tiempos del algoritmo que queremos analizar. Existe una función para calcular la media, la cual consiste en recorrer los valores de tiempo y sumarlos para dividirlo entre el total de elementos y así obtener la media. No obstante, observé que el primer valor modificaba bastante la media y eso producía valores irreales a la hora de analizar la complejidad</text:span><text:span text:style-name="T1213">, por lo que siempre se descarta el primer valor, para ser más preciso.</text:span></text:p>
      <text:soft-page-break/>
      <text:p text:style-name="P1214"><text:span text:style-name="T1215">public static double<text:s/></text:span><text:span text:style-name="T1216">media</text:span><text:span text:style-name="T1217">(</text:span><text:span text:style-name="T1218">double<text:s/></text:span><text:span text:style-name="T1219">a</text:span><text:span text:style-name="T1220">[]){</text:span><text:span text:style-name="T1221"><text:line-break/><text:s text:c="3"/></text:span><text:span text:style-name="T1222">double<text:s/></text:span><text:span text:style-name="T1223">media</text:span><text:span text:style-name="T1224">=</text:span><text:span text:style-name="T1225">0.0</text:span><text:span text:style-name="T1226">;</text:span><text:span text:style-name="T1227"><text:line-break/></text:span><text:span text:style-name="T1228"><text:line-break/><text:s text:c="3"/></text:span><text:span text:style-name="T1229">for</text:span><text:span text:style-name="T1230">(</text:span><text:span text:style-name="T1231">int<text:s/></text:span><text:span text:style-name="T1232">i</text:span><text:span text:style-name="T1233">=</text:span><text:span text:style-name="T1234">1</text:span><text:span text:style-name="T1235">;</text:span><text:span text:style-name="T1236">i</text:span><text:span text:style-name="T1237">&lt;</text:span><text:span text:style-name="T1238">a</text:span><text:span text:style-name="T1239">.</text:span><text:span text:style-name="T1240">length</text:span><text:span text:style-name="T1241">;</text:span><text:span text:style-name="T1242">i</text:span><text:span text:style-name="T1243">++</text:span><text:span text:style-name="T1244">){<text:s/></text:span><text:span text:style-name="T1245">//cogemos a partir del segundo valor para mas exactitud</text:span><text:span text:style-name="T1246"><text:line-break/><text:s text:c="6"/></text:span><text:span text:style-name="T1247">media</text:span><text:span text:style-name="T1248">+=</text:span><text:span text:style-name="T1249">a</text:span><text:span text:style-name="T1250">[</text:span><text:span text:style-name="T1251">i</text:span><text:span text:style-name="T1252">];</text:span><text:span text:style-name="T1253"><text:line-break/><text:s text:c="3"/>}</text:span><text:span text:style-name="T1254"><text:line-break/></text:span><text:span text:style-name="T1255"><text:line-break/><text:s text:c="3"/></text:span><text:span text:style-name="T1256">media</text:span><text:span text:style-name="T1257">=</text:span><text:span text:style-name="T1258">media</text:span><text:span text:style-name="T1259">/</text:span><text:span text:style-name="T1260">a</text:span><text:span text:style-name="T1261">.</text:span><text:span text:style-name="T1262">length</text:span><text:span text:style-name="T1263">-</text:span><text:span text:style-name="T1264">1</text:span><text:span text:style-name="T1265">;</text:span><text:span text:style-name="T1266"><text:line-break/></text:span><text:span text:style-name="T1267"><text:line-break/><text:s text:c="3"/></text:span><text:span text:style-name="T1268">return<text:s/></text:span><text:span text:style-name="T1269">media</text:span><text:span text:style-name="T1270">;</text:span><text:span text:style-name="T1271"><text:line-break/>}</text:span></text:p>
      <text:p text:style-name="P1272"/>
      <text:p text:style-name="P1273">Volviendo a la función main, después de inicializar las variables, compruebo si el algoritmo con el que voy a tratar es de coste alto (N2, NLOGN, N3, 2N o NF) con la función costeAlto(). De esta forma es más sencillo, ya que puedo usar los valores de n1 o n2<text:s/>una vez estime si será de coste alto o no.</text:p>
      <text:p text:style-name="P1274">Si no es de coste alto, utilizo n1 para darle valores a la función f de la clase algoritmo a través de un bucle for, de la siguiente forma:</text:p>
      <text:p text:style-name="P1275"><text:span text:style-name="T1276">for</text:span><text:span text:style-name="T1277">(</text:span><text:span text:style-name="T1278">int<text:s/></text:span><text:span text:style-name="T1279">i</text:span><text:span text:style-name="T1280">=</text:span><text:span text:style-name="T1281">0</text:span><text:span text:style-name="T1282">;</text:span><text:span text:style-name="T1283">i</text:span><text:span text:style-name="T1284">&lt;</text:span><text:span text:style-name="T1285">n1</text:span><text:span text:style-name="T1286">.</text:span><text:span text:style-name="T1287">length</text:span><text:span text:style-name="T1288">;</text:span><text:span text:style-name="T1289">i</text:span><text:span text:style-name="T1290">++</text:span><text:span text:style-name="T1291">){</text:span><text:span text:style-name="T1292"><text:line-break/><text:s text:c="3"/></text:span><text:span text:style-name="T1293">t</text:span><text:span text:style-name="T1294">.</text:span><text:span text:style-name="T1295">iniciar</text:span><text:span text:style-name="T1296">();</text:span><text:span text:style-name="T1297"><text:line-break/><text:s text:c="3"/></text:span><text:span text:style-name="T1298">Algoritmo</text:span><text:span text:style-name="T1299">.</text:span><text:span text:style-name="T1300">f</text:span><text:span text:style-name="T1301">(</text:span><text:span text:style-name="T1302">n1</text:span><text:span text:style-name="T1303">[</text:span><text:span text:style-name="T1304">i</text:span><text:span text:style-name="T1305">]);</text:span><text:span text:style-name="T1306"><text:line-break/><text:s text:c="3"/></text:span><text:span text:style-name="T1307">t</text:span><text:span text:style-name="T1308">.</text:span><text:span text:style-name="T1309">parar</text:span><text:span text:style-name="T1310">();</text:span><text:span text:style-name="T1311"><text:line-break/><text:s text:c="3"/></text:span><text:span text:style-name="T1312">tiempo</text:span><text:span text:style-name="T1313">[</text:span><text:span text:style-name="T1314">i</text:span><text:span text:style-name="T1315">]<text:s/></text:span><text:span text:style-name="T1316">=<text:s/></text:span><text:span text:style-name="T1317">t</text:span><text:span text:style-name="T1318">.</text:span><text:span text:style-name="T1319">tiempoPasado</text:span><text:span text:style-name="T1320">();</text:span><text:span text:style-name="T1321"><text:line-break/><text:s text:c="3"/></text:span><text:span text:style-name="T1322">t</text:span><text:span text:style-name="T1323">.</text:span><text:span text:style-name="T1324">reiniciar</text:span><text:span text:style-name="T1325">();</text:span><text:span text:style-name="T1326"><text:line-break/>}</text:span></text:p>
      <text:p text:style-name="P1327"><text:span text:style-name="T1328">En este bucle utilizamos el temporizador para medir los tiempos de la función de la clase algoritmo y almacenarlos en la variable<text:s/></text:span><text:span text:style-name="T1329">tiempo</text:span>.<text:s/><text:span text:style-name="T1330">Una ve</text:span><text:span text:style-name="T1331">z terminado, hacemos la media de los resultados de tiempo y, dependiendo del resultado, estimaremos la complejidad del algoritmo. Estos “ratios” han sido deducidos a través de prueba y error, son unos valores estimados después de probar distintos algoritmos de cada complejidad:</text:span></text:p>
      <text:p text:style-name="P1332"><text:span text:style-name="T1333">media<text:s/></text:span><text:span text:style-name="T1334">=<text:s/></text:span><text:span text:style-name="T1335">media</text:span><text:span text:style-name="T1336">(</text:span><text:span text:style-name="T1337">tiempo</text:span><text:span text:style-name="T1338">);</text:span><text:span text:style-name="T1339"><text:line-break/></text:span><text:span text:style-name="T1340"><text:line-break/></text:span><text:span text:style-name="T1341">if</text:span><text:span text:style-name="T1342">(</text:span><text:span text:style-name="T1343">media</text:span><text:span text:style-name="T1344">&lt;</text:span><text:span text:style-name="T1345">140</text:span><text:span text:style-name="T1346">){</text:span><text:span text:style-name="T1347"><text:line-break/></text:span><text:span text:style-name="T1348"><text:line-break/><text:s text:c="3"/></text:span><text:span text:style-name="T1349">System</text:span><text:span text:style-name="T1350">.</text:span><text:span text:style-name="T1351">out</text:span><text:span text:style-name="T1352">.</text:span><text:span text:style-name="T1353">println</text:span><text:span text:style-name="T1354">(</text:span><text:span text:style-name="T1355">"1"</text:span><text:span text:style-name="T1356">);</text:span><text:span text:style-name="T1357"><text:line-break/></text:span><text:span text:style-name="T1358"><text:line-break/>}</text:span><text:span text:style-name="T1359">else if</text:span><text:span text:style-name="T1360">(</text:span><text:span text:style-name="T1361">media</text:span><text:span text:style-name="T1362">&lt;</text:span><text:span text:style-name="T1363">10000</text:span><text:span text:style-name="T1364">){</text:span><text:span text:style-name="T1365"><text:line-break/></text:span><text:span text:style-name="T1366"><text:line-break/><text:s text:c="3"/></text:span><text:span text:style-name="T1367">System</text:span><text:span text:style-name="T1368">.</text:span><text:span text:style-name="T1369">out</text:span><text:span text:style-name="T1370">.</text:span><text:span text:style-name="T1371">println</text:span><text:span text:style-name="T1372">(</text:span><text:span text:style-name="T1373">"LOGN"</text:span><text:span text:style-name="T1374">);</text:span><text:span text:style-name="T1375"><text:line-break/></text:span><text:span text:style-name="T1376"><text:line-break/>}</text:span><text:span text:style-name="T1377">else</text:span><text:span text:style-name="T1378">{</text:span><text:span text:style-name="T1379"><text:line-break/><text:s text:c="3"/></text:span><text:span text:style-name="T1380">System</text:span><text:span text:style-name="T1381">.</text:span><text:span text:style-name="T1382">out</text:span><text:span text:style-name="T1383">.</text:span><text:span text:style-name="T1384">println</text:span><text:span text:style-name="T1385">(</text:span><text:span text:style-name="T1386">"N"</text:span><text:span text:style-name="T1387">);</text:span><text:span text:style-name="T1388"><text:line-break/>}</text:span></text:p>
      <text:p text:style-name="P1389">De esta manera<text:s/>hemos conseguido tratar con las complejidades pequeñas.</text:p>
      <text:soft-page-break/>
      <text:p text:style-name="P1390">La función costeAlto() inicializa las variables double suma1, suma2 y ratio, además de una variable booleana esGrande, que se usará más adelante.</text:p>
      <text:p text:style-name="P1391"><text:span text:style-name="T1392">public static boolean<text:s/></text:span><text:span text:style-name="T1393">costeAlto</text:span><text:span text:style-name="T1394">(){</text:span><text:span text:style-name="T1395"><text:line-break/><text:s text:c="3"/></text:span><text:span text:style-name="T1396">boolean<text:s/></text:span><text:span text:style-name="T1397">esGrande</text:span><text:span text:style-name="T1398">=</text:span><text:span text:style-name="T1399">true</text:span><text:span text:style-name="T1400">;</text:span><text:span text:style-name="T1401"><text:line-break/><text:s text:c="3"/></text:span><text:span text:style-name="T1402">double<text:s/></text:span><text:span text:style-name="T1403">suma1<text:s/></text:span><text:span text:style-name="T1404">=<text:s/></text:span><text:span text:style-name="T1405">0.0</text:span><text:span text:style-name="T1406">;</text:span><text:span text:style-name="T1407"><text:line-break/><text:s text:c="3"/></text:span><text:span text:style-name="T1408">double<text:s/></text:span><text:span text:style-name="T1409">suma2<text:s/></text:span><text:span text:style-name="T1410">=<text:s/></text:span><text:span text:style-name="T1411">0.0</text:span><text:span text:style-name="T1412">;</text:span><text:span text:style-name="T1413"><text:line-break/><text:s text:c="3"/></text:span><text:span text:style-name="T1414">double<text:s/></text:span><text:span text:style-name="T1415">ratio</text:span><text:span text:style-name="T1416">=<text:s/></text:span><text:span text:style-name="T1417">0.0</text:span><text:span text:style-name="T1418">;</text:span><text:span text:style-name="T1419"><text:line-break/></text:span></text:p>
      <text:p text:style-name="P1420"/>
      <text:p text:style-name="P1421">Lo primero que se comprueba es si es NF o no y, para ello, existe el método esNF(), que se explica más adelante.<text:s/>En el caso de que lo sea, se devolverá lo siguiente:</text:p>
      <text:p text:style-name="P1422"><text:span text:style-name="T1423">}</text:span><text:span text:style-name="T1424">else</text:span><text:span text:style-name="T1425">{</text:span><text:span text:style-name="T1426"><text:line-break/></text:span><text:span text:style-name="T1427"><text:line-break/><text:s text:c="3"/></text:span><text:span text:style-name="T1428">System</text:span><text:span text:style-name="T1429">.</text:span><text:span text:style-name="T1430">out</text:span><text:span text:style-name="T1431">.</text:span><text:span text:style-name="T1432">println</text:span><text:span text:style-name="T1433">(</text:span><text:span text:style-name="T1434">"NF"</text:span><text:span text:style-name="T1435">);</text:span><text:span text:style-name="T1436"><text:line-break/>}</text:span><text:span text:style-name="T1437"><text:line-break/></text:span><text:span text:style-name="T1438"><text:line-break/></text:span><text:span text:style-name="T1439">return<text:s/></text:span><text:span text:style-name="T1440">esGrande</text:span><text:span text:style-name="T1441">;</text:span></text:p>
      <text:p text:style-name="P1442">Donde esGrande devuelve true si al complejidad es alta.</text:p>
      <text:p text:style-name="P1443">Si deducimos que no es NF, sumamos los 5 primeros tiempos y los dividimos entre los 5 últimos para establecer un ratio, de la siguiente forma:</text:p>
      <text:p text:style-name="P1444"><text:span text:style-name="T1445">if</text:span><text:span text:style-name="T1446">(</text:span><text:span text:style-name="T1447">!</text:span><text:span text:style-name="T1448">esNF</text:span><text:span text:style-name="T1449">()){</text:span><text:span text:style-name="T1450"><text:line-break/></text:span><text:span text:style-name="T1451"><text:line-break/><text:s text:c="3"/></text:span><text:span text:style-name="T1452">for</text:span><text:span text:style-name="T1453">(</text:span><text:span text:style-name="T1454">int<text:s/></text:span><text:span text:style-name="T1455">i</text:span><text:span text:style-name="T1456">=</text:span><text:span text:style-name="T1457">1</text:span><text:span text:style-name="T1458">;</text:span><text:span text:style-name="T1459">i</text:span><text:span text:style-name="T1460">&lt;=</text:span><text:span text:style-name="T1461">5</text:span><text:span text:style-name="T1462">;</text:span><text:span text:style-name="T1463">i</text:span><text:span text:style-name="T1464">++</text:span><text:span text:style-name="T1465">){</text:span><text:span text:style-name="T1466"><text:line-break/><text:s text:c="6"/></text:span><text:span text:style-name="T1467">suma1</text:span><text:span text:style-name="T1468">+=</text:span><text:span text:style-name="T1469">tiempo</text:span><text:span text:style-name="T1470">[</text:span><text:span text:style-name="T1471">i</text:span><text:span text:style-name="T1472">];</text:span><text:span text:style-name="T1473"><text:line-break/><text:s text:c="3"/>}</text:span><text:span text:style-name="T1474"><text:line-break/></text:span><text:span text:style-name="T1475"><text:line-break/><text:s text:c="3"/></text:span><text:span text:style-name="T1476">for</text:span><text:span text:style-name="T1477">(</text:span><text:span text:style-name="T1478">int<text:s/></text:span><text:span text:style-name="T1479">i</text:span><text:span text:style-name="T1480">=</text:span><text:span text:style-name="T1481">10</text:span><text:span text:style-name="T1482">;</text:span><text:span text:style-name="T1483">i</text:span><text:span text:style-name="T1484">&gt;</text:span><text:span text:style-name="T1485">5</text:span><text:span text:style-name="T1486">;</text:span><text:span text:style-name="T1487">i</text:span><text:span text:style-name="T1488">--</text:span><text:span text:style-name="T1489">){</text:span><text:span text:style-name="T1490"><text:line-break/><text:s text:c="6"/></text:span><text:span text:style-name="T1491">suma2</text:span><text:span text:style-name="T1492">+=</text:span><text:span text:style-name="T1493">tiempo</text:span><text:span text:style-name="T1494">[</text:span><text:span text:style-name="T1495">i</text:span><text:span text:style-name="T1496">];</text:span><text:span text:style-name="T1497"><text:line-break/><text:s text:c="3"/>}</text:span><text:span text:style-name="T1498"><text:line-break/></text:span><text:span text:style-name="T1499"><text:line-break/><text:s text:c="3"/></text:span><text:span text:style-name="T1500">ratio<text:s/></text:span><text:span text:style-name="T1501">=<text:s/></text:span><text:span text:style-name="T1502">suma2</text:span><text:span text:style-name="T1503">/</text:span><text:span text:style-name="T1504">suma1</text:span><text:span text:style-name="T1505">;</text:span></text:p>
      <text:p text:style-name="P1506"/>
      <text:p text:style-name="P1507">Al igual que antes,<text:s/>después de probar distintos algoritmos, si el ratio es menor que aproximadamente 1.7, el algoritmo no es de coste alto, por lo cual devuelve false y la complejidad se tratará en el<text:s/>Main.</text:p>
      <text:p text:style-name="P1508">Ahora, pasamos a tratar las distintas complejidades<text:s/>con if:</text:p>
      <text:list text:style-name="LFO2" text:continue-numbering="true">
        <text:list-item>
          <text:p text:style-name="P1509">Si el ratio es menor que 4, hacemos el mismo bucle for que con las complejidades pequeñas pero esta vez usamos n2 en lugar de n1. Hacemos la media de los valores de tiempo y, si la media es menor de 65000, la complejidad es NLOGN<text:s/>y, en otro caso, es N2.</text:p>
        </text:list-item>
        <text:list-item>
          <text:p text:style-name="P1510"><text:span text:style-name="T1511">if</text:span><text:span text:style-name="T1512">(</text:span><text:span text:style-name="T1513">ratio</text:span><text:span text:style-name="T1514">&lt;</text:span><text:span text:style-name="T1515">4</text:span><text:span text:style-name="T1516">){</text:span><text:span text:style-name="T1517"><text:line-break/><text:s text:c="3"/></text:span><text:span text:style-name="T1518">Temporizador<text:s/></text:span><text:span text:style-name="T1519">t<text:s/></text:span><text:span text:style-name="T1520">=<text:s/></text:span><text:span text:style-name="T1521">new<text:s/></text:span><text:span text:style-name="T1522">Temporizador</text:span><text:span text:style-name="T1523">();</text:span><text:span text:style-name="T1524"><text:line-break/></text:span><text:span text:style-name="T1525"><text:line-break/><text:s text:c="3"/></text:span><text:span text:style-name="T1526">for</text:span><text:span text:style-name="T1527">(</text:span><text:span text:style-name="T1528">int<text:s/></text:span><text:span text:style-name="T1529">i</text:span><text:span text:style-name="T1530">=</text:span><text:span text:style-name="T1531">0</text:span><text:span text:style-name="T1532">;</text:span><text:span text:style-name="T1533">i</text:span><text:span text:style-name="T1534">&lt;</text:span><text:span text:style-name="T1535">n2</text:span><text:span text:style-name="T1536">.</text:span><text:span text:style-name="T1537">length</text:span><text:span text:style-name="T1538">;</text:span><text:span text:style-name="T1539">i</text:span><text:span text:style-name="T1540">++</text:span><text:span text:style-name="T1541">){</text:span><text:span text:style-name="T1542"><text:line-break/><text:s text:c="6"/></text:span><text:span text:style-name="T1543">t</text:span><text:span text:style-name="T1544">.</text:span><text:span text:style-name="T1545">iniciar</text:span><text:span text:style-name="T1546">();</text:span><text:span text:style-name="T1547"><text:line-break/><text:s text:c="6"/></text:span><text:span text:style-name="T1548">Algoritmo</text:span><text:span text:style-name="T1549">.</text:span><text:span text:style-name="T1550">f</text:span><text:span text:style-name="T1551">(</text:span><text:span text:style-name="T1552">n2</text:span><text:span text:style-name="T1553">[</text:span><text:span text:style-name="T1554">i</text:span><text:span text:style-name="T1555">]);</text:span><text:span text:style-name="T1556"><text:line-break/><text:s text:c="6"/></text:span><text:span text:style-name="T1557">t</text:span><text:span text:style-name="T1558">.</text:span><text:span text:style-name="T1559">parar</text:span><text:span text:style-name="T1560">();</text:span><text:span text:style-name="T1561"><text:line-break/><text:s text:c="6"/></text:span><text:span text:style-name="T1562">tiempo</text:span><text:span text:style-name="T1563">[</text:span><text:span text:style-name="T1564">i</text:span><text:span text:style-name="T1565">]<text:s/></text:span><text:span text:style-name="T1566">=<text:s/></text:span><text:span text:style-name="T1567">t</text:span><text:span text:style-name="T1568">.</text:span><text:span text:style-name="T1569">tiempoPasado</text:span><text:span text:style-name="T1570">();</text:span><text:span text:style-name="T1571"><text:line-break/><text:s text:c="6"/></text:span><text:span text:style-name="T1572">t</text:span><text:span text:style-name="T1573">.</text:span><text:span text:style-name="T1574">reiniciar</text:span><text:span text:style-name="T1575">();</text:span><text:span text:style-name="T1576"><text:line-break/><text:s text:c="3"/>}</text:span><text:span text:style-name="T1577"><text:line-break/></text:span><text:span text:style-name="T1578"><text:line-break/><text:s text:c="3"/></text:span><text:span text:style-name="T1579">double<text:s/></text:span><text:span text:style-name="T1580">media</text:span><text:span text:style-name="T1581">=</text:span><text:span text:style-name="T1582">media</text:span><text:span text:style-name="T1583">(</text:span><text:span text:style-name="T1584">tiempo</text:span><text:span text:style-name="T1585">);</text:span><text:span text:style-name="T1586"><text:line-break/></text:span><text:span text:style-name="T1587"><text:line-break/><text:s text:c="3"/></text:span><text:span text:style-name="T1588">if</text:span><text:span text:style-name="T1589">(</text:span><text:span text:style-name="T1590">media</text:span><text:span text:style-name="T1591">&lt;</text:span><text:span text:style-name="T1592">65000</text:span><text:span text:style-name="T1593">){</text:span><text:span text:style-name="T1594"><text:line-break/></text:span><text:span text:style-name="T1595"><text:line-break/><text:s text:c="6"/></text:span><text:span text:style-name="T1596">System</text:span><text:span text:style-name="T1597">.</text:span><text:span text:style-name="T1598">out</text:span><text:span text:style-name="T1599">.</text:span><text:span text:style-name="T1600">println</text:span><text:span text:style-name="T1601">(</text:span><text:span text:style-name="T1602">"NLOGN"</text:span><text:span text:style-name="T1603">);</text:span><text:span text:style-name="T1604"><text:line-break/><text:s text:c="3"/></text:span><text:span text:style-name="T1605"><text:line-break/><text:s text:c="36"/>}</text:span><text:span text:style-name="T1606">else</text:span><text:span text:style-name="T1607">{</text:span><text:span text:style-name="T1608"><text:line-break/><text:s text:c="6"/></text:span><text:span text:style-name="T1609">System</text:span><text:span text:style-name="T1610">.</text:span><text:span text:style-name="T1611">out</text:span><text:span text:style-name="T1612">.</text:span><text:span text:style-name="T1613">println</text:span><text:span text:style-name="T1614">(</text:span><text:span text:style-name="T1615">"N2"</text:span><text:span text:style-name="T1616">);</text:span><text:span text:style-name="T1617"><text:line-break/></text:span><text:span text:style-name="T1618"><text:line-break/><text:s text:c="3"/>}</text:span></text:p>
        </text:list-item>
        <text:list-item>
          <text:p text:style-name="P1619">Si el ratio es menor que 8, la complejidad es N3</text:p>
        </text:list-item>
        <text:list-item>
          <text:p text:style-name="P1620"><text:span text:style-name="T1621">}</text:span><text:span text:style-name="T1622">else if</text:span><text:span text:style-name="T1623">(</text:span><text:span text:style-name="T1624">ratio</text:span><text:span text:style-name="T1625">&lt;</text:span><text:span text:style-name="T1626">8</text:span><text:span text:style-name="T1627">){</text:span><text:span text:style-name="T1628"><text:line-break/></text:span><text:span text:style-name="T1629"><text:line-break/><text:s text:c="3"/></text:span><text:span text:style-name="T1630">System</text:span><text:span text:style-name="T1631">.</text:span><text:span text:style-name="T1632">out</text:span><text:span text:style-name="T1633">.</text:span><text:span text:style-name="T1634">println</text:span><text:span text:style-name="T1635">(</text:span><text:span text:style-name="T1636">"N3"</text:span><text:span text:style-name="T1637">);</text:span><text:span text:style-name="T1638"><text:line-break/></text:span><text:span text:style-name="T1639"><text:line-break/>}</text:span></text:p>
        </text:list-item>
      </text:list>
      <text:p text:style-name="P1640"/>
      <text:list text:style-name="LFO2" text:continue-numbering="true">
        <text:list-item>
          <text:p text:style-name="P1641">En cualquier otro caso, la complejidad es 2N</text:p>
        </text:list-item>
        <text:list-item>
          <text:p text:style-name="P1642"><text:span text:style-name="T1643">}</text:span><text:span text:style-name="T1644">else</text:span><text:span text:style-name="T1645">{</text:span><text:span text:style-name="T1646"><text:line-break/></text:span><text:span text:style-name="T1647"><text:line-break/><text:s text:c="3"/></text:span><text:span text:style-name="T1648">System</text:span><text:span text:style-name="T1649">.</text:span><text:span text:style-name="T1650">out</text:span><text:span text:style-name="T1651">.</text:span><text:span text:style-name="T1652">println</text:span><text:span text:style-name="T1653">(</text:span><text:span text:style-name="T1654">"2N"</text:span><text:span text:style-name="T1655">);</text:span><text:span text:style-name="T1656"><text:line-break/>}</text:span></text:p>
        </text:list-item>
      </text:list>
      <text:p text:style-name="P1657"/>
      <text:p text:style-name="P1658"><text:span text:style-name="T1659">Por otro lad</text:span><text:span text:style-name="T1660">o, la función esNF() devuelve True si es NF o False en caso contrario</text:span><text:span text:style-name="T1661">.</text:span><text:span text:style-name="T1662"><text:s/></text:span><text:span text:style-name="T1663">En este método vamos a coger algunos valores del array n1 para tener una idea a priori de la complejidad con valores pequeños, ya que, en otro caso, si fuese muy grande los tiempos serían muy grandes.<text:s/></text:span><text:span text:style-name="T1664">Al hacer la división de tiempos, si el resultado es mayor que 10, podemos determinar que la función es NF.</text:span></text:p>
      <text:p text:style-name="P1665"/>
      <text:p text:style-name="P1666"><text:span text:style-name="T1667">public static boolean<text:s/></text:span><text:span text:style-name="T1668">esNF</text:span><text:span text:style-name="T1669">(){</text:span><text:span text:style-name="T1670"><text:line-break/><text:s text:c="3"/></text:span><text:span text:style-name="T1671">boolean<text:s/></text:span><text:span text:style-name="T1672">NF</text:span><text:span text:style-name="T1673">=</text:span><text:span text:style-name="T1674">false</text:span><text:span text:style-name="T1675">;</text:span><text:span text:style-name="T1676"><text:line-break/><text:s text:c="3"/></text:span><text:span text:style-name="T1677">Temporizador<text:s/></text:span><text:span text:style-name="T1678">t<text:s/></text:span><text:span text:style-name="T1679">=<text:s/></text:span><text:span text:style-name="T1680">new<text:s/></text:span><text:span text:style-name="T1681">Temporizador</text:span><text:span text:style-name="T1682">();</text:span><text:span text:style-name="T1683"><text:line-break/></text:span><text:span text:style-name="T1684"><text:line-break/><text:s text:c="3"/></text:span><text:span text:style-name="T1685">for</text:span><text:span text:style-name="T1686">(</text:span><text:span text:style-name="T1687">int<text:s/></text:span><text:span text:style-name="T1688">i</text:span><text:span text:style-name="T1689">=</text:span><text:span text:style-name="T1690">0</text:span><text:span text:style-name="T1691">;</text:span><text:span text:style-name="T1692">i</text:span><text:span text:style-name="T1693">&lt;</text:span><text:span text:style-name="T1694">12</text:span><text:span text:style-name="T1695">;</text:span><text:span text:style-name="T1696">i</text:span><text:span text:style-name="T1697">++</text:span><text:span text:style-name="T1698">){</text:span><text:span text:style-name="T1699"><text:line-break/><text:s text:c="6"/></text:span><text:span text:style-name="T1700">t</text:span><text:span text:style-name="T1701">.</text:span><text:span text:style-name="T1702">iniciar</text:span><text:span text:style-name="T1703">();</text:span><text:span text:style-name="T1704"><text:line-break/><text:s text:c="6"/></text:span><text:span text:style-name="T1705">Algoritmo</text:span><text:span text:style-name="T1706">.</text:span><text:span text:style-name="T1707">f</text:span><text:span text:style-name="T1708">(</text:span><text:span text:style-name="T1709">n1</text:span><text:span text:style-name="T1710">[</text:span><text:span text:style-name="T1711">i</text:span><text:span text:style-name="T1712">]);</text:span><text:span text:style-name="T1713"><text:line-break/><text:s text:c="6"/></text:span><text:span text:style-name="T1714">t</text:span><text:span text:style-name="T1715">.</text:span><text:span text:style-name="T1716">parar</text:span><text:span text:style-name="T1717">();</text:span><text:span text:style-name="T1718"><text:line-break/><text:s text:c="6"/></text:span><text:span text:style-name="T1719">tiempo</text:span><text:span text:style-name="T1720">[</text:span><text:span text:style-name="T1721">i</text:span><text:span text:style-name="T1722">]</text:span><text:span text:style-name="T1723">=</text:span><text:span text:style-name="T1724">t</text:span><text:span text:style-name="T1725">.</text:span><text:span text:style-name="T1726">tiempoPasado</text:span><text:span text:style-name="T1727">();</text:span><text:span text:style-name="T1728"><text:line-break/></text:span><text:span text:style-name="T1729"><text:line-break/></text:span><text:soft-page-break/><text:span text:style-name="T1730"><text:s text:c="6"/></text:span><text:span text:style-name="T1731">if</text:span><text:span text:style-name="T1732">(</text:span><text:span text:style-name="T1733">i</text:span><text:span text:style-name="T1734">!=</text:span><text:span text:style-name="T1735">0</text:span><text:span text:style-name="T1736">){</text:span><text:span text:style-name="T1737"><text:line-break/><text:s text:c="9"/></text:span><text:span text:style-name="T1738">//Tras hacer pruebas, si la division de los tiempos es mayor que 10, la complejidad es NF</text:span><text:span text:style-name="T1739"><text:line-break/><text:s text:c="9"/></text:span><text:span text:style-name="T1740">if</text:span><text:span text:style-name="T1741">((</text:span><text:span text:style-name="T1742">t</text:span><text:span text:style-name="T1743">.</text:span><text:span text:style-name="T1744">tiempoPasado</text:span><text:span text:style-name="T1745">()</text:span><text:span text:style-name="T1746">/</text:span><text:span text:style-name="T1747">tiempo</text:span><text:span text:style-name="T1748">[</text:span><text:span text:style-name="T1749">i</text:span><text:span text:style-name="T1750">-</text:span><text:span text:style-name="T1751">1</text:span><text:span text:style-name="T1752">])</text:span><text:span text:style-name="T1753">&gt;</text:span><text:span text:style-name="T1754">10</text:span><text:span text:style-name="T1755">){</text:span><text:span text:style-name="T1756"><text:line-break/><text:s text:c="12"/></text:span><text:span text:style-name="T1757">i<text:s/></text:span><text:span text:style-name="T1758">=<text:s/></text:span><text:span text:style-name="T1759">12</text:span><text:span text:style-name="T1760">;</text:span><text:span text:style-name="T1761"><text:line-break/><text:s text:c="12"/></text:span><text:span text:style-name="T1762">NF</text:span><text:span text:style-name="T1763">=</text:span><text:span text:style-name="T1764">true</text:span><text:span text:style-name="T1765">;</text:span><text:span text:style-name="T1766"><text:line-break/><text:s text:c="9"/>}</text:span><text:span text:style-name="T1767"><text:line-break/><text:s text:c="6"/>}</text:span><text:span text:style-name="T1768"><text:line-break/><text:s text:c="6"/></text:span><text:span text:style-name="T1769">t</text:span><text:span text:style-name="T1770">.</text:span><text:span text:style-name="T1771">reiniciar</text:span><text:span text:style-name="T1772">();</text:span><text:span text:style-name="T1773"><text:line-break/><text:s text:c="3"/>}</text:span><text:span text:style-name="T1774"><text:line-break/><text:s text:c="3"/></text:span><text:span text:style-name="T1775">return<text:s/></text:span><text:span text:style-name="T1776">NF</text:span><text:span text:style-name="T1777">;</text:span><text:span text:style-name="T1778"><text:line-break/>}</text:span></text:p>
      <text:p text:style-name="P1779"/>
      <text:p text:style-name="P1780">A modo de resumen, en la clase analizador divido las complejidades en dos grupos, grandes y pequeñas, hago una comprobación a priori para saber con qué tipo estoy tratando y, después, analizo los tiempos y a través de los ratios determino que tipo de complejidad es.</text:p>
      <text:p text:style-name="P1781">Es importante recalcar que los ratios son valores estimados y deducidos de realizar las pruebas con distintos algoritmos y hacer un debug del programa para comprobar los valores, por lo tanto, es probable que para ciertos algoritmos de una complejidad errónea.</text:p>
      <text:p text:style-name="P17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Referenciaintensa" style:display-name="Referencia intensa" style:family="text" style:parent-style-name="Fuentedepárrafopredeter.">
      <style:text-properties fo:font-weight="bold" style:font-weight-asian="bold" style:font-weight-complex="bold" fo:font-variant="small-caps" fo:color="#4472C4" fo:letter-spacing="0.0034in"/>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HTMLconformatoprevio" style:display-name="HTML con formato previ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vier Quirante Perez</meta:initial-creator>
    <dc:creator>Jesus Javier Quirante Pérez</dc:creator>
    <meta:creation-date>2022-10-13T16:02:00Z</meta:creation-date>
    <dc:date>2022-10-16T23:23:00Z</dc:date>
    <meta:template xlink:href="Normal" xlink:type="simple"/>
    <meta:editing-cycles>4</meta:editing-cycles>
    <meta:editing-duration>PT41640S</meta:editing-duration>
    <meta:document-statistic meta:page-count="11" meta:paragraph-count="24" meta:word-count="1913" meta:character-count="12415" meta:row-count="87" meta:non-whitespace-character-count="10526"/>
  </office:meta>
</office:document-meta>
</file>